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034" draw:textarea-horizontal-align="justify" draw:textarea-vertical-align="middle" draw:auto-grow-height="false" fo:min-height="3.052cm" fo:min-width="6.358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3.052cm" fo:min-width="6.358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="Circl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3.687cm" fo:min-width="6.358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314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036cm" fo:min-width="0.212cm"/>
    </style:style>
    <style:style style:name="gr13" style:family="graphic" style:parent-style-name="objectwithoutfill">
      <style:graphic-properties svg:stroke-width="0.035cm" svg:stroke-color="#000000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4.449cm" fo:min-width="6.358cm"/>
    </style:style>
    <style:style style:name="gr15" style:family="graphic" style:parent-style-name="standard">
      <style:graphic-properties svg:stroke-color="#000000" draw:fill-color="#729fcf" draw:textarea-horizontal-align="justify" draw:textarea-vertical-align="middle" draw:auto-grow-height="false" fo:min-height="2.036cm" fo:min-width="6.358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528cm" fo:min-width="6.358cm"/>
    </style:style>
    <style:style style:name="gr17" style:family="graphic" style:parent-style-name="standard">
      <style:graphic-properties draw:stroke="none" svg:stroke-color="#000000" draw:fill="none" draw:fill-color="#ffffff" fo:min-height="0.627cm"/>
    </style:style>
    <style:style style:name="gr18" style:family="graphic" style:parent-style-name="standard">
      <style:graphic-properties draw:stroke="none" svg:stroke-color="#000000" draw:fill="none" draw:fill-color="#ffffff" fo:min-height="0.187cm"/>
    </style:style>
    <style:style style:name="gr19" style:family="graphic" style:parent-style-name="standard">
      <style:graphic-properties draw:stroke="none" svg:stroke-color="#000000" draw:fill="none" draw:fill-color="#ffffff" fo:min-height="0.357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074cm" fo:min-width="0.308cm" draw:shadow="hidden"/>
    </style:style>
    <style:style style:name="gr21" style:family="graphic" style:parent-style-name="objectwithoutfill">
      <style:graphic-properties svg:stroke-width="0.035cm" svg:stroke-color="#000000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6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976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.176cm" fo:min-width="0.566cm" draw:shadow="hidden"/>
    </style:style>
    <style:style style:name="gr26" style:family="graphic" style:parent-style-name="objectwithoutfill">
      <style:graphic-properties svg:stroke-width="0.035cm" svg:stroke-color="#000000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-color="#2bd22b" draw:textarea-horizontal-align="justify" draw:textarea-vertical-align="middle" draw:auto-grow-height="false" fo:min-height="4.449cm" fo:min-width="6.358cm"/>
    </style:style>
    <style:style style:name="gr29" style:family="graphic" style:parent-style-name="objectwithoutfill">
      <style:graphic-properties svg:stroke-width="0.035cm" svg:stroke-color="#2bd22b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2bd22b" draw:marker-start="Circl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2bd22b" draw:fill="none" draw:fill-color="#ffffff" fo:min-height="0.314cm"/>
    </style:style>
    <style:style style:name="gr32" style:family="graphic" style:parent-style-name="objectwithoutfill">
      <style:graphic-properties svg:stroke-width="0.035cm" svg:stroke-color="#2bd22b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2bd22b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2bd22b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2bd22b" draw:fill="none" draw:fill-color="#ffffff" draw:textarea-horizontal-align="left" draw:auto-grow-height="true" draw:auto-grow-width="true" fo:min-height="0.349cm" fo:min-width="0.675cm"/>
    </style:style>
    <style:style style:name="gr36" style:family="graphic" style:parent-style-name="objectwithoutfill">
      <style:graphic-properties svg:stroke-width="0.035cm" svg:stroke-color="#2bd22b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2bd22b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2bd22b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fill-color="#ff9034" draw:textarea-horizontal-align="justify" draw:textarea-vertical-align="middle" draw:auto-grow-height="false" fo:min-height="3.052cm" fo:min-width="6.358cm"/>
    </style:style>
    <style:style style:name="gr40" style:family="graphic" style:parent-style-name="standard">
      <style:graphic-properties draw:fill-color="#2bd22b" draw:textarea-horizontal-align="justify" draw:textarea-vertical-align="middle" draw:auto-grow-height="false" fo:min-height="3.052cm" fo:min-width="6.358cm"/>
    </style:style>
    <style:style style:name="gr4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textarea-horizontal-align="justify" draw:textarea-vertical-align="middle" draw:auto-grow-height="false" fo:min-height="3.687cm" fo:min-width="6.358cm"/>
    </style:style>
    <style:style style:name="gr45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textarea-horizontal-align="justify" draw:textarea-vertical-align="middle" draw:auto-grow-height="false" fo:min-height="0.036cm" fo:min-width="0.212cm"/>
    </style:style>
    <style:style style:name="gr47" style:family="graphic" style:parent-style-name="objectwithoutfill">
      <style:graphic-properties svg:stroke-width="0.035cm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textarea-horizontal-align="justify" draw:textarea-vertical-align="middle" draw:auto-grow-height="false" fo:min-height="4.449cm" fo:min-width="6.358cm"/>
    </style:style>
    <style:style style:name="gr49" style:family="graphic" style:parent-style-name="standard">
      <style:graphic-properties draw:fill-color="#2bd22b" draw:textarea-horizontal-align="justify" draw:textarea-vertical-align="middle" draw:auto-grow-height="false" fo:min-height="2.036cm" fo:min-width="6.358cm"/>
    </style:style>
    <style:style style:name="gr50" style:family="graphic" style:parent-style-name="standard">
      <style:graphic-properties draw:textarea-horizontal-align="justify" draw:textarea-vertical-align="middle" draw:auto-grow-height="false" fo:min-height="1.528cm" fo:min-width="6.358cm"/>
    </style:style>
    <style:style style:name="gr51" style:family="graphic" style:parent-style-name="objectwithoutfill">
      <style:graphic-properties svg:stroke-width="0.035cm" draw:marker-start="Circl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.074cm" fo:min-width="0.308cm" draw:shadow="hidden"/>
    </style:style>
    <style:style style:name="gr53" style:family="graphic" style:parent-style-name="objectwithoutfill">
      <style:graphic-properties svg:stroke-width="0.035cm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textarea-horizontal-align="justify" draw:textarea-vertical-align="middle" draw:auto-grow-height="false" fo:min-height="0.176cm" fo:min-width="0.308cm" draw:shadow="hidden"/>
    </style:style>
    <style:style style:name="gr55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textarea-horizontal-align="justify" draw:textarea-vertical-align="middle" draw:auto-grow-height="false" fo:min-height="0.176cm" fo:min-width="0.566cm" draw:shadow="hidden"/>
    </style:style>
    <style:style style:name="gr57" style:family="graphic" style:parent-style-name="standard">
      <style:graphic-properties svg:stroke-color="#000000" draw:fill-color="#2bd22b" draw:textarea-horizontal-align="justify" draw:textarea-vertical-align="middle" draw:auto-grow-height="false" fo:min-height="3.687cm" fo:min-width="6.358cm"/>
    </style:style>
    <style:style style:name="gr58" style:family="graphic" style:parent-style-name="standard">
      <style:graphic-properties draw:stroke="none" svg:stroke-color="#2bd22b" draw:fill="none" draw:fill-color="#ffffff" fo:min-height="0.433cm"/>
    </style:style>
    <style:style style:name="gr59" style:family="graphic" style:parent-style-name="standard">
      <style:graphic-properties svg:stroke-color="#000000" draw:fill-color="#729fcf" draw:textarea-horizontal-align="justify" draw:textarea-vertical-align="middle" draw:auto-grow-height="false" fo:min-height="3.687cm" fo:min-width="6.358cm"/>
    </style:style>
    <style:style style:name="P1" style:family="paragraph">
      <style:paragraph-properties fo:margin-top="0.051cm" fo:margin-bottom="0cm" fo:text-align="center"/>
      <style:text-properties fo:font-size="18pt"/>
    </style:style>
    <style:style style:name="P2" style:family="paragraph">
      <loext:graphic-properties draw:fill-color="#ff9034"/>
      <style:paragraph-properties fo:margin-top="0.051cm" fo:margin-bottom="0cm" fo:text-align="center"/>
      <style:text-properties fo:font-size="18pt"/>
    </style:style>
    <style:style style:name="P3" style:family="paragraph">
      <loext:graphic-properties draw:fill-color="#729fcf"/>
      <style:paragraph-properties fo:margin-top="0.051cm" fo:margin-bottom="0cm" fo:text-align="center"/>
      <style:text-properties fo:font-size="18pt"/>
    </style:style>
    <style:style style:name="P4" style:family="paragraph">
      <loext:graphic-properties draw:fill="none"/>
      <style:paragraph-properties fo:margin-top="0.051cm" fo:margin-bottom="0cm"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margin-top="0.051cm" fo:margin-bottom="0cm" fo:text-align="center"/>
    </style:style>
    <style:style style:name="P6" style:family="paragraph">
      <style:paragraph-properties fo:margin-top="0.051cm" fo:margin-bottom="0cm"/>
      <style:text-properties fo:font-size="9pt"/>
    </style:style>
    <style:style style:name="P7" style:family="paragraph">
      <loext:graphic-properties draw:fill="none" draw:fill-color="#ffffff"/>
      <style:paragraph-properties fo:margin-top="0.051cm" fo:margin-bottom="0cm"/>
      <style:text-properties fo:font-size="9pt" style:font-size-asian="9pt" style:font-size-complex="9pt"/>
    </style:style>
    <style:style style:name="P8" style:family="paragraph">
      <style:paragraph-properties fo:margin-top="0.051cm" fo:margin-bottom="0cm"/>
      <style:text-properties fo:font-size="8pt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margin-top="0.051cm" fo:margin-bottom="0cm"/>
      <style:text-properties fo:font-size="8pt"/>
    </style:style>
    <style:style style:name="P11" style:family="paragraph">
      <style:paragraph-properties fo:margin-top="0.051cm" fo:margin-bottom="0cm" fo:text-align="center"/>
    </style:style>
    <style:style style:name="P12" style:family="paragraph">
      <style:paragraph-properties fo:margin-top="0.051cm" fo:margin-bottom="0cm"/>
      <style:text-properties fo:font-size="11pt"/>
    </style:style>
    <style:style style:name="P13" style:family="paragraph">
      <loext:graphic-properties draw:fill="none" draw:fill-color="#ffffff"/>
      <style:paragraph-properties fo:margin-top="0.051cm" fo:margin-bottom="0cm"/>
      <style:text-properties fo:font-size="11pt" style:font-size-asian="11pt" style:font-size-complex="11pt"/>
    </style:style>
    <style:style style:name="P14" style:family="paragraph">
      <loext:graphic-properties draw:fill-color="#729fcf"/>
      <style:paragraph-properties fo:margin-top="0.051cm" fo:margin-bottom="0cm" fo:text-align="center"/>
      <style:text-properties fo:color="#2bd22b" fo:font-size="18pt"/>
    </style:style>
    <style:style style:name="P15" style:family="paragraph">
      <loext:graphic-properties draw:fill="none" draw:fill-color="#ffffff"/>
      <style:paragraph-properties fo:margin-top="0.051cm" fo:margin-bottom="0cm"/>
      <style:text-properties fo:font-size="9pt" style:font-size-asian="11pt" style:font-size-complex="11pt"/>
    </style:style>
    <style:style style:name="P16" style:family="paragraph">
      <style:paragraph-properties fo:margin-top="0.051cm" fo:margin-bottom="0cm" fo:text-align="center"/>
      <style:text-properties fo:font-size="9pt" style:font-size-asian="9pt" style:font-size-complex="9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2bd22b"/>
      <style:paragraph-properties fo:margin-top="0.051cm" fo:margin-bottom="0cm" fo:text-align="center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-color="#ff9034"/>
      <style:paragraph-properties fo:text-align="center"/>
    </style:style>
    <style:style style:name="P22" style:family="paragraph">
      <loext:graphic-properties draw:fill-color="#2bd22b"/>
      <style:paragraph-properties fo:text-align="center"/>
    </style:style>
    <style:style style:name="P23" style:family="paragraph">
      <loext:graphic-properties draw:fill="none"/>
      <style:paragraph-properties fo:margin-top="0cm" fo:margin-bottom="0cm" fo:text-align="center"/>
      <style:text-properties fo:font-size="11pt" style:font-size-asian="11pt" style:font-size-complex="11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text-properties fo:font-size="8pt"/>
    </style:style>
    <style:style style:name="P28" style:family="paragraph">
      <loext:graphic-properties draw:fill="none" draw:fill-color="#ffffff"/>
      <style:text-properties fo:font-size="11pt" style:font-size-asian="11pt" style:font-size-complex="11pt"/>
    </style:style>
    <style:style style:name="P29" style:family="paragraph">
      <loext:graphic-properties draw:fill-color="#2bd22b"/>
      <style:paragraph-properties fo:text-align="center"/>
      <style:text-properties fo:color="#2bd22b"/>
    </style:style>
    <style:style style:name="P30" style:family="paragraph">
      <loext:graphic-properties draw:fill="none" draw:fill-color="#ffffff"/>
      <style:text-properties fo:font-size="9pt" style:font-size-asian="11pt" style:font-size-complex="11pt"/>
    </style:style>
    <style:style style:name="P31" style:family="paragraph">
      <style:paragraph-properties fo:text-align="center"/>
      <style:text-properties fo:font-size="9pt" style:font-size-asian="9pt" style:font-size-complex="9pt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/>
    </style:style>
    <style:style style:name="T3" style:family="text">
      <style:text-properties fo:font-size="9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/>
    </style:style>
    <style:style style:name="T6" style:family="text">
      <style:text-properties fo:color="#2bd22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57cm" svg:y1="4.572cm" svg:x2="25.527cm" svg:y2="4.572cm">
          <text:p/>
        </draw:line>
        <draw:line draw:style-name="gr4" draw:text-style-name="P5" draw:layer="layout" svg:x1="25.527cm" svg:y1="4.572cm" svg:x2="25.527cm" svg:y2="2.159cm">
          <text:p/>
        </draw:line>
        <draw:line draw:style-name="gr3" draw:text-style-name="P5" draw:layer="layout" svg:x1="1.143cm" svg:y1="2.286cm" svg:x2="25.527cm" svg:y2="2.159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9" draw:text-style-name="P1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57cm" svg:y1="5.715cm" svg:x2="25.908cm" svg:y2="5.715cm">
          <text:p/>
        </draw:line>
        <draw:line draw:style-name="gr4" draw:text-style-name="P5" draw:layer="layout" svg:x1="25.908cm" svg:y1="8.255cm" svg:x2="25.908cm" svg:y2="5.715cm">
          <text:p/>
        </draw:line>
        <draw:line draw:style-name="gr3" draw:text-style-name="P5" draw:layer="layout" svg:x1="16.383cm" svg:y1="8.255cm" svg:x2="25.908cm" svg:y2="8.255cm">
          <text:p/>
        </draw:line>
        <draw:line draw:style-name="gr4" draw:text-style-name="P5" draw:layer="layout" svg:x1="16.383cm" svg:y1="10.287cm" svg:x2="16.383cm" svg:y2="8.255cm">
          <text:p/>
        </draw:line>
        <draw:line draw:style-name="gr6" draw:text-style-name="P4" draw:layer="layout" svg:x1="16.383cm" svg:y1="10.287cm" svg:x2="17.399cm" svg:y2="10.287cm">
          <text:p/>
        </draw:line>
        <draw:line draw:style-name="gr10" draw:text-style-name="P5" draw:layer="layout" svg:x1="20.066cm" svg:y1="7.239cm" svg:x2="20.066cm" svg:y2="9.398cm">
          <text:p/>
        </draw:line>
        <draw:line draw:style-name="gr10" draw:text-style-name="P5" draw:layer="layout" svg:x1="20.574cm" svg:y1="7.239cm" svg:x2="20.574cm" svg:y2="9.398cm">
          <text:p/>
        </draw:line>
        <draw:line draw:style-name="gr10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6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13" draw:text-style-name="P5" draw:layer="layout" svg:x1="14.859cm" svg:y1="15.24cm" svg:x2="14.859cm" svg:y2="9.652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10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10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" draw:text-style-name="P4" draw:layer="layout" svg:x1="24.257cm" svg:y1="18.161cm" svg:x2="25.527cm" svg:y2="18.161cm">
          <text:p/>
        </draw:line>
        <draw:line draw:style-name="gr4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25.527cm" svg:y2="19.685cm">
          <text:p/>
        </draw:line>
        <draw:line draw:style-name="gr13" draw:text-style-name="P5" draw:layer="layout" svg:x1="15.24cm" svg:y1="12.573cm" svg:x2="15.24cm" svg:y2="19.812cm">
          <text:p/>
        </draw:line>
        <draw:line draw:style-name="gr6" draw:text-style-name="P4" draw:layer="layout" svg:x1="14.859cm" svg:y1="15.24cm" svg:x2="17.391cm" svg:y2="15.24cm">
          <text:p/>
        </draw:line>
        <draw:line draw:style-name="gr6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14" draw:text-style-name="P1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7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4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5" draw:text-style-name="P4" draw:layer="layout" svg:x1="2.159cm" svg:y1="14.605cm" svg:x2="4.572cm" svg:y2="14.605cm">
          <text:p/>
        </draw:line>
        <draw:frame draw:style-name="gr1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uO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ad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ata</text:span></text:p>
          </draw:text-box>
        </draw:frame>
        <draw:line draw:style-name="gr4" draw:text-style-name="P5" draw:layer="layout" svg:x1="14.478cm" svg:y1="16.764cm" svg:x2="14.478cm" svg:y2="6.858cm">
          <text:p/>
        </draw:line>
        <draw:line draw:style-name="gr6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10" draw:text-style-name="P5" draw:layer="layout" svg:x1="0.508cm" svg:y1="17.907cm" svg:x2="1.651cm" svg:y2="17.907cm">
          <text:p/>
        </draw:line>
        <draw:line draw:style-name="gr3" draw:text-style-name="P4" draw:layer="layout" svg:x1="11.43cm" svg:y1="12.192cm" svg:x2="12.319cm" svg:y2="12.192cm">
          <text:p/>
        </draw:line>
        <draw:line draw:style-name="gr4" draw:text-style-name="P5" draw:layer="layout" svg:x1="12.319cm" svg:y1="13.716cm" svg:x2="12.319cm" svg:y2="12.192cm">
          <text:p/>
        </draw:line>
        <draw:line draw:style-name="gr3" draw:text-style-name="P5" draw:layer="layout" svg:x1="0.508cm" svg:y1="13.716cm" svg:x2="12.319cm" svg:y2="13.716cm">
          <text:p/>
        </draw:line>
        <draw:line draw:style-name="gr4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13" draw:text-style-name="P5" draw:layer="layout" svg:x1="13.97cm" svg:y1="18.034cm" svg:x2="13.97cm" svg:y2="2.159cm">
          <text:p/>
        </draw:line>
        <draw:line draw:style-name="gr6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p</text:span></text:p>
          </draw:text-box>
        </draw:frame>
        <draw:frame draw:style-name="gr22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Fetch <text:s text:c="3"/><text:span text:style-name="T5">Decode</text:span> <text:s text:c="3"/>Read <text:s text:c="3"/>Execute <text:s text:c="3"/>MemoryWrite <text:s text:c="3"/>StackReadWrite <text:s text:c="3"/>RegWrite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4" draw:text-style-name="P5" draw:layer="layout" svg:x1="14.859cm" svg:y1="9.779cm" svg:x2="14.859cm" svg:y2="7.874cm">
          <text:p/>
        </draw:line>
        <draw:line draw:style-name="gr13" draw:text-style-name="P5" draw:layer="layout" svg:x1="14.859cm" svg:y1="8.001cm" svg:x2="14.859cm" svg:y2="4.191cm">
          <text:p/>
        </draw:line>
        <draw:line draw:style-name="gr26" draw:text-style-name="P5" draw:layer="layout" svg:x1="2.286cm" svg:y1="7.874cm" svg:x2="14.986cm" svg:y2="7.874cm">
          <text:p/>
        </draw:line>
        <draw:line draw:style-name="gr27" draw:text-style-name="P5" draw:layer="layout" svg:x1="11.43cm" svg:y1="4.318cm" svg:x2="14.859cm" svg:y2="4.318cm">
          <text:p/>
        </draw:line>
      </draw:page>
      <draw:page draw:name="page2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57cm" svg:y1="4.572cm" svg:x2="25.527cm" svg:y2="4.572cm">
          <text:p/>
        </draw:line>
        <draw:line draw:style-name="gr4" draw:text-style-name="P5" draw:layer="layout" svg:x1="25.527cm" svg:y1="4.572cm" svg:x2="25.527cm" svg:y2="2.159cm">
          <text:p/>
        </draw:line>
        <draw:line draw:style-name="gr3" draw:text-style-name="P5" draw:layer="layout" svg:x1="1.143cm" svg:y1="2.286cm" svg:x2="25.527cm" svg:y2="2.159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9" draw:text-style-name="P1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57cm" svg:y1="5.715cm" svg:x2="25.908cm" svg:y2="5.715cm">
          <text:p/>
        </draw:line>
        <draw:line draw:style-name="gr4" draw:text-style-name="P5" draw:layer="layout" svg:x1="25.908cm" svg:y1="8.255cm" svg:x2="25.908cm" svg:y2="5.715cm">
          <text:p/>
        </draw:line>
        <draw:line draw:style-name="gr3" draw:text-style-name="P5" draw:layer="layout" svg:x1="16.383cm" svg:y1="8.255cm" svg:x2="25.908cm" svg:y2="8.255cm">
          <text:p/>
        </draw:line>
        <draw:line draw:style-name="gr4" draw:text-style-name="P5" draw:layer="layout" svg:x1="16.383cm" svg:y1="10.287cm" svg:x2="16.383cm" svg:y2="8.255cm">
          <text:p/>
        </draw:line>
        <draw:line draw:style-name="gr6" draw:text-style-name="P4" draw:layer="layout" svg:x1="16.383cm" svg:y1="10.287cm" svg:x2="17.399cm" svg:y2="10.287cm">
          <text:p/>
        </draw:line>
        <draw:line draw:style-name="gr10" draw:text-style-name="P5" draw:layer="layout" svg:x1="20.066cm" svg:y1="7.239cm" svg:x2="20.066cm" svg:y2="9.398cm">
          <text:p/>
        </draw:line>
        <draw:line draw:style-name="gr10" draw:text-style-name="P5" draw:layer="layout" svg:x1="20.574cm" svg:y1="7.239cm" svg:x2="20.574cm" svg:y2="9.398cm">
          <text:p/>
        </draw:line>
        <draw:line draw:style-name="gr10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6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13" draw:text-style-name="P5" draw:layer="layout" svg:x1="14.859cm" svg:y1="15.24cm" svg:x2="14.859cm" svg:y2="9.652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10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10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" draw:text-style-name="P4" draw:layer="layout" svg:x1="24.257cm" svg:y1="18.161cm" svg:x2="25.527cm" svg:y2="18.161cm">
          <text:p/>
        </draw:line>
        <draw:line draw:style-name="gr4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25.527cm" svg:y2="19.685cm">
          <text:p/>
        </draw:line>
        <draw:line draw:style-name="gr13" draw:text-style-name="P5" draw:layer="layout" svg:x1="15.24cm" svg:y1="12.573cm" svg:x2="15.24cm" svg:y2="19.812cm">
          <text:p/>
        </draw:line>
        <draw:line draw:style-name="gr6" draw:text-style-name="P4" draw:layer="layout" svg:x1="14.859cm" svg:y1="15.24cm" svg:x2="17.391cm" svg:y2="15.24cm">
          <text:p/>
        </draw:line>
        <draw:line draw:style-name="gr6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28" draw:text-style-name="P19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7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29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30" draw:text-style-name="P4" draw:layer="layout" svg:x1="2.159cm" svg:y1="14.605cm" svg:x2="4.572cm" svg:y2="14.605cm">
          <text:p/>
        </draw:line>
        <draw:frame draw:style-name="gr3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uO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ad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2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ata</text:span></text:p>
          </draw:text-box>
        </draw:frame>
        <draw:line draw:style-name="gr29" draw:text-style-name="P5" draw:layer="layout" svg:x1="14.478cm" svg:y1="16.764cm" svg:x2="14.478cm" svg:y2="6.858cm">
          <text:p/>
        </draw:line>
        <draw:line draw:style-name="gr33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4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34" draw:text-style-name="P5" draw:layer="layout" svg:x1="0.508cm" svg:y1="17.907cm" svg:x2="1.651cm" svg:y2="17.907cm">
          <text:p/>
        </draw:line>
        <draw:line draw:style-name="gr32" draw:text-style-name="P4" draw:layer="layout" svg:x1="11.43cm" svg:y1="12.192cm" svg:x2="12.319cm" svg:y2="12.192cm">
          <text:p/>
        </draw:line>
        <draw:line draw:style-name="gr29" draw:text-style-name="P5" draw:layer="layout" svg:x1="12.319cm" svg:y1="13.716cm" svg:x2="12.319cm" svg:y2="12.192cm">
          <text:p/>
        </draw:line>
        <draw:line draw:style-name="gr32" draw:text-style-name="P5" draw:layer="layout" svg:x1="0.508cm" svg:y1="13.716cm" svg:x2="12.319cm" svg:y2="13.716cm">
          <text:p/>
        </draw:line>
        <draw:line draw:style-name="gr29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13" draw:text-style-name="P5" draw:layer="layout" svg:x1="13.97cm" svg:y1="18.034cm" svg:x2="13.97cm" svg:y2="2.159cm">
          <text:p/>
        </draw:line>
        <draw:line draw:style-name="gr6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p</text:span></text:p>
          </draw:text-box>
        </draw:frame>
        <draw:frame draw:style-name="gr35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<text:span text:style-name="T6">Fetch</text:span> <text:s text:c="3"/><text:span text:style-name="T5">Decode</text:span> <text:s text:c="3"/>Read <text:s text:c="3"/>Execute <text:s text:c="3"/>MemoryWrite <text:s text:c="3"/>StackReadWrite <text:s text:c="3"/>RegWrite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4" draw:text-style-name="P5" draw:layer="layout" svg:x1="14.859cm" svg:y1="9.779cm" svg:x2="14.859cm" svg:y2="7.874cm">
          <text:p/>
        </draw:line>
        <draw:line draw:style-name="gr36" draw:text-style-name="P5" draw:layer="layout" svg:x1="14.859cm" svg:y1="8.001cm" svg:x2="14.859cm" svg:y2="4.191cm">
          <text:p/>
        </draw:line>
        <draw:line draw:style-name="gr37" draw:text-style-name="P5" draw:layer="layout" svg:x1="2.286cm" svg:y1="7.874cm" svg:x2="14.986cm" svg:y2="7.874cm">
          <text:p/>
        </draw:line>
        <draw:line draw:style-name="gr38" draw:text-style-name="P5" draw:layer="layout" svg:x1="11.43cm" svg:y1="4.318cm" svg:x2="14.859cm" svg:y2="4.318cm">
          <text:p/>
        </draw:line>
      </draw:page>
      <draw:page draw:name="page3" draw:style-name="dp1" draw:master-page-name="Default">
        <draw:custom-shape draw:style-name="gr39" draw:text-style-name="P21" draw:layer="layout" svg:width="6.858cm" svg:height="3.302cm" svg:x="4.572cm" svg:y="3.937cm">
          <text:p text:style-name="P20">Steuerwerk</text:p>
          <text:p text:style-name="P20">(control_unit)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6.858cm" svg:height="3.302cm" svg:x="17.399cm" svg:y="3.937cm">
          <text:p text:style-name="P20">Dekodierer</text:p>
          <text:p text:style-name="P20">(decoder)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24.257cm" svg:y1="4.572cm" svg:x2="25.527cm" svg:y2="4.572cm">
          <text:p/>
        </draw:line>
        <draw:line draw:style-name="gr29" draw:text-style-name="P24" draw:layer="layout" svg:x1="25.527cm" svg:y1="4.572cm" svg:x2="25.527cm" svg:y2="2.159cm">
          <text:p/>
        </draw:line>
        <draw:line draw:style-name="gr32" draw:text-style-name="P24" draw:layer="layout" svg:x1="1.143cm" svg:y1="2.286cm" svg:x2="25.527cm" svg:y2="2.159cm">
          <text:p/>
        </draw:line>
        <draw:line draw:style-name="gr30" draw:text-style-name="P24" draw:layer="layout" svg:x1="1.016cm" svg:y1="4.191cm" svg:x2="4.572cm" svg:y2="4.191cm">
          <text:p/>
        </draw:line>
        <draw:line draw:style-name="gr41" draw:text-style-name="P24" draw:layer="layout" svg:x1="24.257cm" svg:y1="4.953cm" svg:x2="25.908cm" svg:y2="4.953cm">
          <text:p/>
        </draw:line>
        <draw:line draw:style-name="gr42" draw:text-style-name="P24" draw:layer="layout" svg:x1="25.908cm" svg:y1="4.953cm" svg:x2="25.908cm" svg:y2="1.778cm">
          <text:p/>
        </draw:line>
        <draw:line draw:style-name="gr41" draw:text-style-name="P24" draw:layer="layout" svg:x1="2.667cm" svg:y1="1.905cm" svg:x2="25.908cm" svg:y2="1.778cm">
          <text:p/>
        </draw:line>
        <draw:line draw:style-name="gr42" draw:text-style-name="P24" draw:layer="layout" svg:x1="2.667cm" svg:y1="4.699cm" svg:x2="2.667cm" svg:y2="1.905cm">
          <text:p/>
        </draw:line>
        <draw:line draw:style-name="gr43" draw:text-style-name="P24" draw:layer="layout" svg:x1="2.667cm" svg:y1="4.699cm" svg:x2="4.572cm" svg:y2="4.699cm">
          <text:p/>
        </draw:line>
        <draw:frame draw:style-name="gr7" draw:text-style-name="P25" draw:layer="layout" svg:width="1.651cm" svg:height="0.683cm" svg:x="24.13cm" svg:y="3.937cm">
          <draw:text-box>
            <text:p><text:span text:style-name="T1">AluOp</text:span></text:p>
          </draw:text-box>
        </draw:frame>
        <draw:frame draw:style-name="gr8" draw:text-style-name="P26" draw:layer="layout" svg:width="2.159cm" svg:height="1.115cm" svg:x="24.13cm" svg:y="4.445cm">
          <draw:text-box>
            <text:p><text:span text:style-name="T1">Done</text:span></text:p>
          </draw:text-box>
        </draw:frame>
        <draw:custom-shape draw:style-name="gr44" draw:text-style-name="P20" draw:layer="layout" svg:width="6.858cm" svg:height="3.937cm" svg:x="17.399cm" svg:y="9.398cm">
          <text:p text:style-name="P20">Register</text:p>
          <text:p text:style-name="P20">(regfile)</text:p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24.257cm" svg:y1="5.715cm" svg:x2="25.908cm" svg:y2="5.715cm">
          <text:p/>
        </draw:line>
        <draw:line draw:style-name="gr42" draw:text-style-name="P24" draw:layer="layout" svg:x1="25.908cm" svg:y1="8.255cm" svg:x2="25.908cm" svg:y2="5.715cm">
          <text:p/>
        </draw:line>
        <draw:line draw:style-name="gr41" draw:text-style-name="P24" draw:layer="layout" svg:x1="16.383cm" svg:y1="8.255cm" svg:x2="25.908cm" svg:y2="8.255cm">
          <text:p/>
        </draw:line>
        <draw:line draw:style-name="gr42" draw:text-style-name="P24" draw:layer="layout" svg:x1="16.383cm" svg:y1="10.287cm" svg:x2="16.383cm" svg:y2="8.255cm">
          <text:p/>
        </draw:line>
        <draw:line draw:style-name="gr43" draw:text-style-name="P23" draw:layer="layout" svg:x1="16.383cm" svg:y1="10.287cm" svg:x2="17.399cm" svg:y2="10.287cm">
          <text:p/>
        </draw:line>
        <draw:line draw:style-name="gr45" draw:text-style-name="P24" draw:layer="layout" svg:x1="20.066cm" svg:y1="7.239cm" svg:x2="20.066cm" svg:y2="9.398cm">
          <text:p/>
        </draw:line>
        <draw:line draw:style-name="gr45" draw:text-style-name="P24" draw:layer="layout" svg:x1="20.574cm" svg:y1="7.239cm" svg:x2="20.574cm" svg:y2="9.398cm">
          <text:p/>
        </draw:line>
        <draw:line draw:style-name="gr45" draw:text-style-name="P24" draw:layer="layout" svg:x1="21.082cm" svg:y1="7.239cm" svg:x2="21.082cm" svg:y2="9.398cm">
          <text:p/>
        </draw:line>
        <draw:frame draw:style-name="gr11" draw:text-style-name="P27" draw:layer="layout" svg:width="0.889cm" svg:height="0.564cm" svg:x="20.955cm" svg:y="8.509cm">
          <draw:text-box>
            <text:p><text:span text:style-name="T2">rB</text:span></text:p>
          </draw:text-box>
        </draw:frame>
        <draw:frame draw:style-name="gr11" draw:text-style-name="P27" draw:layer="layout" svg:width="0.889cm" svg:height="0.564cm" svg:x="20.447cm" svg:y="8.509cm">
          <draw:text-box>
            <text:p><text:span text:style-name="T2">rA</text:span></text:p>
          </draw:text-box>
        </draw:frame>
        <draw:frame draw:style-name="gr11" draw:text-style-name="P27" draw:layer="layout" svg:width="0.889cm" svg:height="0.564cm" svg:x="19.939cm" svg:y="8.509cm">
          <draw:text-box>
            <text:p><text:span text:style-name="T2">rD</text:span></text:p>
          </draw:text-box>
        </draw:frame>
        <draw:frame draw:style-name="gr11" draw:text-style-name="P27" draw:layer="layout" svg:width="1.016cm" svg:height="0.564cm" svg:x="16.383cm" svg:y="9.85cm">
          <draw:text-box>
            <text:p><text:span text:style-name="T2">wE</text:span></text:p>
          </draw:text-box>
        </draw:frame>
        <draw:line draw:style-name="gr33" draw:text-style-name="P24" draw:layer="layout" svg:x1="11.43cm" svg:y1="4.318cm" svg:x2="17.399cm" svg:y2="4.318cm">
          <text:p/>
        </draw:line>
        <draw:frame draw:style-name="gr11" draw:text-style-name="P27" draw:layer="layout" svg:width="1.016cm" svg:height="0.564cm" svg:x="16.383cm" svg:y="3.881cm">
          <draw:text-box>
            <text:p><text:span text:style-name="T2">En</text:span></text:p>
          </draw:text-box>
        </draw:frame>
        <draw:line draw:style-name="gr43" draw:text-style-name="P23" draw:layer="layout" svg:x1="14.859cm" svg:y1="9.779cm" svg:x2="17.399cm" svg:y2="9.779cm">
          <text:p/>
        </draw:line>
        <draw:frame draw:style-name="gr11" draw:text-style-name="P27" draw:layer="layout" svg:width="1.016cm" svg:height="0.564cm" svg:x="16.383cm" svg:y="9.342cm">
          <draw:text-box>
            <text:p><text:span text:style-name="T2">En</text:span></text:p>
          </draw:text-box>
        </draw:frame>
        <draw:frame draw:style-name="gr11" draw:text-style-name="P27" draw:layer="layout" svg:width="2.286cm" svg:height="0.564cm" svg:x="11.303cm" svg:y="3.81cm">
          <draw:text-box>
            <text:p><text:span text:style-name="T2">Pipelinestatus</text:span></text:p>
          </draw:text-box>
        </draw:frame>
        <draw:custom-shape draw:style-name="gr46" draw:text-style-name="P20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0" draw:layer="layout" svg:width="6.858cm" svg:height="3.937cm" svg:x="17.399cm" svg:y="14.986cm">
          <text:p text:style-name="P20">Rechenwerk</text:p>
          <text:p text:style-name="P20">(alu)</text:p>
          <draw:enhanced-geometry svg:viewBox="0 0 21600 21600" draw:type="rectangle" draw:enhanced-path="M 0 0 L 21600 0 21600 21600 0 21600 0 0 Z N"/>
        </draw:custom-shape>
        <draw:frame draw:style-name="gr8" draw:text-style-name="P26" draw:layer="layout" svg:width="2.159cm" svg:height="1.115cm" svg:x="24.13cm" svg:y="5.108cm">
          <draw:text-box>
            <text:p><text:span text:style-name="T1">regWe</text:span></text:p>
          </draw:text-box>
        </draw:frame>
        <draw:line draw:style-name="gr41" draw:text-style-name="P23" draw:layer="layout" svg:x1="24.257cm" svg:y1="6.223cm" svg:x2="25.527cm" svg:y2="6.223cm">
          <text:p/>
        </draw:line>
        <draw:frame draw:style-name="gr7" draw:text-style-name="P28" draw:layer="layout" svg:width="2.159cm" svg:height="0.683cm" svg:x="24.13cm" svg:y="5.667cm">
          <draw:text-box>
            <text:p><text:span text:style-name="T1">Imm</text:span></text:p>
          </draw:text-box>
        </draw:frame>
        <draw:line draw:style-name="gr42" draw:text-style-name="P24" draw:layer="layout" svg:x1="25.527cm" svg:y1="14.097cm" svg:x2="25.527cm" svg:y2="6.223cm">
          <text:p/>
        </draw:line>
        <draw:line draw:style-name="gr41" draw:text-style-name="P24" draw:layer="layout" svg:x1="16.256cm" svg:y1="14.097cm" svg:x2="25.527cm" svg:y2="14.097cm">
          <text:p/>
        </draw:line>
        <draw:line draw:style-name="gr42" draw:text-style-name="P24" draw:layer="layout" svg:x1="16.256cm" svg:y1="15.748cm" svg:x2="16.256cm" svg:y2="14.097cm">
          <text:p/>
        </draw:line>
        <draw:frame draw:style-name="gr11" draw:text-style-name="P27" draw:layer="layout" svg:width="1.143cm" svg:height="0.564cm" svg:x="16.129cm" svg:y="15.311cm">
          <draw:text-box>
            <text:p><text:span text:style-name="T2">Imm</text:span></text:p>
          </draw:text-box>
        </draw:frame>
        <draw:line draw:style-name="gr43" draw:text-style-name="P23" draw:layer="layout" svg:x1="16.256cm" svg:y1="15.748cm" svg:x2="17.399cm" svg:y2="15.748cm">
          <text:p/>
        </draw:line>
        <draw:line draw:style-name="gr47" draw:text-style-name="P24" draw:layer="layout" svg:x1="14.859cm" svg:y1="15.24cm" svg:x2="14.859cm" svg:y2="9.652cm">
          <text:p/>
        </draw:line>
        <draw:line draw:style-name="gr43" draw:text-style-name="P23" draw:layer="layout" svg:x1="15.24cm" svg:y1="15.24cm" svg:x2="17.399cm" svg:y2="15.24cm">
          <text:p/>
        </draw:line>
        <draw:frame draw:style-name="gr11" draw:text-style-name="P27" draw:layer="layout" svg:width="1.016cm" svg:height="0.564cm" svg:x="16.383cm" svg:y="14.803cm">
          <draw:text-box>
            <text:p><text:span text:style-name="T2">En</text:span></text:p>
          </draw:text-box>
        </draw:frame>
        <draw:line draw:style-name="gr45" draw:text-style-name="P24" draw:layer="layout" svg:x1="21.082cm" svg:y1="13.335cm" svg:x2="21.082cm" svg:y2="14.986cm">
          <text:p/>
        </draw:line>
        <draw:frame draw:style-name="gr11" draw:text-style-name="P27" draw:layer="layout" svg:width="0.889cm" svg:height="0.564cm" svg:x="20.955cm" svg:y="14.097cm">
          <draw:text-box>
            <text:p><text:span text:style-name="T2">B</text:span></text:p>
          </draw:text-box>
        </draw:frame>
        <draw:line draw:style-name="gr45" draw:text-style-name="P24" draw:layer="layout" svg:x1="20.574cm" svg:y1="13.335cm" svg:x2="20.574cm" svg:y2="14.986cm">
          <text:p/>
        </draw:line>
        <draw:frame draw:style-name="gr11" draw:text-style-name="P27" draw:layer="layout" svg:width="0.889cm" svg:height="0.564cm" svg:x="20.447cm" svg:y="14.097cm">
          <draw:text-box>
            <text:p><text:span text:style-name="T2">A</text:span></text:p>
          </draw:text-box>
        </draw:frame>
        <draw:line draw:style-name="gr41" draw:text-style-name="P23" draw:layer="layout" svg:x1="24.257cm" svg:y1="18.161cm" svg:x2="25.527cm" svg:y2="18.161cm">
          <text:p/>
        </draw:line>
        <draw:line draw:style-name="gr42" draw:text-style-name="P24" draw:layer="layout" svg:x1="25.527cm" svg:y1="19.685cm" svg:x2="25.527cm" svg:y2="18.161cm">
          <text:p/>
        </draw:line>
        <draw:line draw:style-name="gr41" draw:text-style-name="P24" draw:layer="layout" svg:x1="0.254cm" svg:y1="19.685cm" svg:x2="25.527cm" svg:y2="19.685cm">
          <text:p/>
        </draw:line>
        <draw:line draw:style-name="gr47" draw:text-style-name="P24" draw:layer="layout" svg:x1="15.24cm" svg:y1="12.573cm" svg:x2="15.24cm" svg:y2="19.812cm">
          <text:p/>
        </draw:line>
        <draw:line draw:style-name="gr43" draw:text-style-name="P23" draw:layer="layout" svg:x1="14.859cm" svg:y1="15.24cm" svg:x2="17.391cm" svg:y2="15.24cm">
          <text:p/>
        </draw:line>
        <draw:line draw:style-name="gr43" draw:text-style-name="P23" draw:layer="layout" svg:x1="15.24cm" svg:y1="12.573cm" svg:x2="16.383cm" svg:y2="12.573cm">
          <text:p/>
        </draw:line>
        <draw:frame draw:style-name="gr7" draw:text-style-name="P28" draw:layer="layout" svg:width="2.159cm" svg:height="0.683cm" svg:x="24.13cm" svg:y="17.605cm">
          <draw:text-box>
            <text:p><text:span text:style-name="T1">Res</text:span></text:p>
          </draw:text-box>
        </draw:frame>
        <draw:custom-shape draw:style-name="gr48" draw:text-style-name="P20" draw:layer="layout" svg:width="6.858cm" svg:height="4.699cm" svg:x="4.572cm" svg:y="14.224cm">
          <text:p text:style-name="P20">Speichercontroller</text:p>
          <text:p text:style-name="P20">(memory_control)</text:p>
          <draw:enhanced-geometry svg:viewBox="0 0 21600 21600" draw:type="rectangle" draw:enhanced-path="M 0 0 L 21600 0 21600 21600 0 21600 0 0 Z N"/>
        </draw:custom-shape>
        <draw:line draw:style-name="gr43" draw:text-style-name="P23" draw:layer="layout" svg:x1="16.891cm" svg:y1="12.192cm" svg:x2="17.399cm" svg:y2="12.192cm">
          <text:p/>
        </draw:line>
        <draw:frame draw:style-name="gr11" draw:text-style-name="P27" draw:layer="layout" svg:width="1.016cm" svg:height="0.564cm" svg:x="15.113cm" svg:y="12.136cm">
          <draw:text-box>
            <text:p><text:span text:style-name="T2">Res</text:span></text:p>
          </draw:text-box>
        </draw:frame>
        <draw:frame draw:style-name="gr7" draw:text-style-name="P25" draw:layer="layout" svg:width="1.651cm" svg:height="0.683cm" svg:x="24.131cm" svg:y="3.938cm">
          <draw:text-box>
            <text:p><text:span text:style-name="T1">AluOp</text:span></text:p>
          </draw:text-box>
        </draw:frame>
        <draw:frame draw:style-name="gr7" draw:text-style-name="P25" draw:layer="layout" svg:width="1.651cm" svg:height="0.683cm" svg:x="2.794cm" svg:y="3.635cm">
          <draw:text-box>
            <text:p><text:span text:style-name="T1">AluOp</text:span></text:p>
          </draw:text-box>
        </draw:frame>
        <draw:frame draw:style-name="gr7" draw:text-style-name="P25" draw:layer="layout" svg:width="1.651cm" svg:height="0.683cm" svg:x="2.794cm" svg:y="4.143cm">
          <draw:text-box>
            <text:p><text:span text:style-name="T1">Done</text:span></text:p>
          </draw:text-box>
        </draw:frame>
        <draw:custom-shape draw:style-name="gr49" draw:text-style-name="P29" draw:layer="layout" svg:width="6.858cm" svg:height="2.286cm" svg:x="4.572cm" svg:y="10.922cm">
          <text:p text:style-name="P20">Programmzähler</text:p>
          <text:p text:style-name="P20">(pc_unit)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6.858cm" svg:height="1.778cm" svg:x="4.572cm" svg:y="8.128cm">
          <text:p text:style-name="P20">Stapel</text:p>
          <text:p text:style-name="P20">(stack)</text:p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11.43cm" svg:y1="9.017cm" svg:x2="15.24cm" svg:y2="9.017cm">
          <text:p/>
        </draw:line>
        <draw:line draw:style-name="gr42" draw:text-style-name="P24" draw:layer="layout" svg:x1="15.24cm" svg:y1="11.938cm" svg:x2="15.24cm" svg:y2="9.017cm">
          <text:p/>
        </draw:line>
        <draw:line draw:style-name="gr43" draw:text-style-name="P23" draw:layer="layout" svg:x1="15.24cm" svg:y1="11.938cm" svg:x2="16.383cm" svg:y2="11.938cm">
          <text:p/>
        </draw:line>
        <draw:frame draw:style-name="gr17" draw:text-style-name="P27" draw:layer="layout" svg:width="1.143cm" svg:height="0.877cm" svg:x="15.113cm" svg:y="11.442cm">
          <draw:text-box>
            <text:p><text:span text:style-name="T2">Data</text:span></text:p>
          </draw:text-box>
        </draw:frame>
        <draw:line draw:style-name="gr41" draw:text-style-name="P23" draw:layer="layout" svg:x1="24.257cm" svg:y1="18.669cm" svg:x2="25.908cm" svg:y2="18.669cm">
          <text:p/>
        </draw:line>
        <draw:frame draw:style-name="gr7" draw:text-style-name="P28" draw:layer="layout" svg:width="2.159cm" svg:height="0.683cm" svg:x="24.13cm" svg:y="18.113cm">
          <draw:text-box>
            <text:p><text:span text:style-name="T1">SB</text:span></text:p>
          </draw:text-box>
        </draw:frame>
        <draw:line draw:style-name="gr42" draw:text-style-name="P24" draw:layer="layout" svg:x1="25.908cm" svg:y1="20.193cm" svg:x2="25.908cm" svg:y2="18.669cm">
          <text:p/>
        </draw:line>
        <draw:line draw:style-name="gr41" draw:text-style-name="P24" draw:layer="layout" svg:x1="2.794cm" svg:y1="20.193cm" svg:x2="25.908cm" svg:y2="20.193cm">
          <text:p/>
        </draw:line>
        <draw:line draw:style-name="gr51" draw:text-style-name="P24" draw:layer="layout" svg:x1="0.127cm" svg:y1="18.669cm" svg:x2="1.651cm" svg:y2="18.669cm">
          <text:p/>
        </draw:line>
        <draw:line draw:style-name="gr42" draw:text-style-name="P24" draw:layer="layout" svg:x1="2.794cm" svg:y1="20.193cm" svg:x2="2.794cm" svg:y2="12.827cm">
          <text:p/>
        </draw:line>
        <draw:line draw:style-name="gr42" draw:text-style-name="P24" draw:layer="layout" svg:x1="0.254cm" svg:y1="19.685cm" svg:x2="0.254cm" svg:y2="12.319cm">
          <text:p/>
        </draw:line>
        <draw:frame draw:style-name="gr7" draw:text-style-name="P28" draw:layer="layout" svg:width="2.159cm" svg:height="0.683cm" svg:x="3.175cm" svg:y="12.319cm">
          <draw:text-box>
            <text:p><text:span text:style-name="T1">SB</text:span></text:p>
          </draw:text-box>
        </draw:frame>
        <draw:line draw:style-name="gr43" draw:text-style-name="P24" draw:layer="layout" svg:x1="1.397cm" svg:y1="11.811cm" svg:x2="2.921cm" svg:y2="11.811cm">
          <text:p/>
        </draw:line>
        <draw:line draw:style-name="gr43" draw:text-style-name="P24" draw:layer="layout" svg:x1="0.254cm" svg:y1="12.319cm" svg:x2="4.572cm" svg:y2="12.319cm">
          <text:p/>
        </draw:line>
        <draw:frame draw:style-name="gr7" draw:text-style-name="P28" draw:layer="layout" svg:width="2.159cm" svg:height="0.683cm" svg:x="3.175cm" svg:y="11.763cm">
          <draw:text-box>
            <text:p><text:span text:style-name="T1">Res</text:span></text:p>
          </draw:text-box>
        </draw:frame>
        <draw:line draw:style-name="gr42" draw:text-style-name="P24" draw:layer="layout" svg:x1="2.286cm" svg:y1="14.605cm" svg:x2="2.286cm" svg:y2="7.874cm">
          <text:p/>
        </draw:line>
        <draw:line draw:style-name="gr51" draw:text-style-name="P23" draw:layer="layout" svg:x1="2.159cm" svg:y1="8.509cm" svg:x2="4.572cm" svg:y2="8.509cm">
          <text:p/>
        </draw:line>
        <draw:frame draw:style-name="gr11" draw:text-style-name="P27" draw:layer="layout" svg:width="1.016cm" svg:height="0.564cm" svg:x="3.556cm" svg:y="8.072cm">
          <draw:text-box>
            <text:p><text:span text:style-name="T2">En</text:span></text:p>
          </draw:text-box>
        </draw:frame>
        <draw:line draw:style-name="gr34" draw:text-style-name="P23" draw:layer="layout" svg:x1="0.508cm" svg:y1="11.049cm" svg:x2="2.921cm" svg:y2="11.049cm">
          <text:p/>
        </draw:line>
        <draw:frame draw:style-name="gr18" draw:text-style-name="P27" draw:layer="layout" svg:width="1.397cm" svg:height="0.564cm" svg:x="3.175cm" svg:y="10.922cm">
          <draw:text-box>
            <text:p><text:span text:style-name="T2">PCOp</text:span></text:p>
          </draw:text-box>
        </draw:frame>
        <draw:line draw:style-name="gr51" draw:text-style-name="P23" draw:layer="layout" svg:x1="2.159cm" svg:y1="14.605cm" svg:x2="4.572cm" svg:y2="14.605cm">
          <text:p/>
        </draw:line>
        <draw:frame draw:style-name="gr11" draw:text-style-name="P27" draw:layer="layout" svg:width="1.016cm" svg:height="0.564cm" svg:x="3.556cm" svg:y="14.097cm">
          <draw:text-box>
            <text:p><text:span text:style-name="T2">En</text:span></text:p>
          </draw:text-box>
        </draw:frame>
        <draw:line draw:style-name="gr45" draw:text-style-name="P24" draw:layer="layout" svg:x1="1.143cm" svg:y1="15.367cm" svg:x2="4.572cm" svg:y2="15.367cm">
          <text:p/>
        </draw:line>
        <draw:frame draw:style-name="gr19" draw:text-style-name="P30" draw:layer="layout" svg:width="2.159cm" svg:height="0.607cm" svg:x="3.048cm" svg:y="14.887cm">
          <draw:text-box>
            <text:p><text:span text:style-name="T3">AluOp</text:span></text:p>
          </draw:text-box>
        </draw:frame>
        <draw:line draw:style-name="gr51" draw:text-style-name="P24" draw:layer="layout" svg:x1="1.016cm" svg:y1="9.525cm" svg:x2="4.572cm" svg:y2="9.525cm">
          <text:p/>
        </draw:line>
        <draw:frame draw:style-name="gr7" draw:text-style-name="P25" draw:layer="layout" svg:width="1.651cm" svg:height="0.683cm" svg:x="2.794cm" svg:y="8.969cm">
          <draw:text-box>
            <text:p><text:span text:style-name="T1">AluOp</text:span></text:p>
          </draw:text-box>
        </draw:frame>
        <draw:line draw:style-name="gr41" draw:text-style-name="P23" draw:layer="layout" svg:x1="11.43cm" svg:y1="15.875cm" svg:x2="13.081cm" svg:y2="15.875cm">
          <text:p/>
        </draw:line>
        <draw:line draw:style-name="gr42" draw:text-style-name="P24" draw:layer="layout" svg:x1="13.081cm" svg:y1="15.875cm" svg:x2="13.081cm" svg:y2="7.493cm">
          <text:p/>
        </draw:line>
        <draw:line draw:style-name="gr41" draw:text-style-name="P24" draw:layer="layout" svg:x1="2.667cm" svg:y1="7.493cm" svg:x2="13.081cm" svg:y2="7.493cm">
          <text:p/>
        </draw:line>
        <draw:line draw:style-name="gr42" draw:text-style-name="P24" draw:layer="layout" svg:x1="2.667cm" svg:y1="7.493cm" svg:x2="2.667cm" svg:y2="6.731cm">
          <text:p/>
        </draw:line>
        <draw:line draw:style-name="gr43" draw:text-style-name="P24" draw:layer="layout" svg:x1="2.667cm" svg:y1="6.731cm" svg:x2="4.572cm" svg:y2="6.731cm">
          <text:p/>
        </draw:line>
        <draw:frame draw:style-name="gr7" draw:text-style-name="P25" draw:layer="layout" svg:width="1.651cm" svg:height="0.683cm" svg:x="2.794cm" svg:y="6.175cm">
          <draw:text-box>
            <text:p><text:span text:style-name="T1">Ready</text:span></text:p>
          </draw:text-box>
        </draw:frame>
        <draw:frame draw:style-name="gr7" draw:text-style-name="P25" draw:layer="layout" svg:width="1.651cm" svg:height="0.683cm" svg:x="11.303cm" svg:y="15.319cm">
          <draw:text-box>
            <text:p><text:span text:style-name="T1">Ready</text:span></text:p>
          </draw:text-box>
        </draw:frame>
        <draw:line draw:style-name="gr32" draw:text-style-name="P23" draw:layer="layout" svg:x1="11.43cm" svg:y1="16.764cm" svg:x2="14.478cm" svg:y2="16.764cm">
          <text:p/>
        </draw:line>
        <draw:frame draw:style-name="gr7" draw:text-style-name="P25" draw:layer="layout" svg:width="1.651cm" svg:height="0.683cm" svg:x="11.303cm" svg:y="16.208cm">
          <draw:text-box>
            <text:p><text:span text:style-name="T1">RData</text:span></text:p>
          </draw:text-box>
        </draw:frame>
        <draw:line draw:style-name="gr29" draw:text-style-name="P24" draw:layer="layout" svg:x1="14.478cm" svg:y1="16.764cm" svg:x2="14.478cm" svg:y2="6.858cm">
          <text:p/>
        </draw:line>
        <draw:line draw:style-name="gr33" draw:text-style-name="P24" draw:layer="layout" svg:x1="14.478cm" svg:y1="6.858cm" svg:x2="17.399cm" svg:y2="6.858cm">
          <text:p/>
        </draw:line>
        <draw:frame draw:style-name="gr17" draw:text-style-name="P27" draw:layer="layout" svg:width="1.397cm" svg:height="0.877cm" svg:x="15.875cm" svg:y="6.35cm">
          <draw:text-box>
            <text:p><text:span text:style-name="T2">RData</text:span></text:p>
          </draw:text-box>
        </draw:frame>
        <draw:custom-shape draw:style-name="gr52" draw:text-style-name="P31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24" draw:layer="layout" svg:x1="2.159cm" svg:y1="18.288cm" svg:x2="4.572cm" svg:y2="18.288cm">
          <text:p/>
        </draw:line>
        <draw:frame draw:style-name="gr19" draw:text-style-name="P25" draw:layer="layout" svg:width="2.159cm" svg:height="0.607cm" svg:x="0.381cm" svg:y="18.161cm">
          <draw:text-box>
            <text:p><text:span text:style-name="T4">Res</text:span></text:p>
          </draw:text-box>
        </draw:frame>
        <draw:line draw:style-name="gr45" draw:text-style-name="P24" draw:layer="layout" svg:x1="0.508cm" svg:y1="17.907cm" svg:x2="1.651cm" svg:y2="17.907cm">
          <text:p/>
        </draw:line>
        <draw:line draw:style-name="gr41" draw:text-style-name="P23" draw:layer="layout" svg:x1="11.43cm" svg:y1="12.192cm" svg:x2="12.319cm" svg:y2="12.192cm">
          <text:p/>
        </draw:line>
        <draw:line draw:style-name="gr42" draw:text-style-name="P24" draw:layer="layout" svg:x1="12.319cm" svg:y1="13.716cm" svg:x2="12.319cm" svg:y2="12.192cm">
          <text:p/>
        </draw:line>
        <draw:line draw:style-name="gr41" draw:text-style-name="P24" draw:layer="layout" svg:x1="0.508cm" svg:y1="13.716cm" svg:x2="12.319cm" svg:y2="13.716cm">
          <text:p/>
        </draw:line>
        <draw:line draw:style-name="gr42" draw:text-style-name="P24" draw:layer="layout" svg:x1="0.508cm" svg:y1="17.907cm" svg:x2="0.508cm" svg:y2="13.716cm">
          <text:p/>
        </draw:line>
        <draw:frame draw:style-name="gr19" draw:text-style-name="P25" draw:layer="layout" svg:width="2.159cm" svg:height="0.607cm" svg:x="0.381cm" svg:y="17.427cm">
          <draw:text-box>
            <text:p><text:span text:style-name="T4">PC</text:span></text:p>
          </draw:text-box>
        </draw:frame>
        <draw:frame draw:style-name="gr7" draw:text-style-name="P25" draw:layer="layout" svg:width="1.651cm" svg:height="0.683cm" svg:x="11.176cm" svg:y="11.636cm">
          <draw:text-box>
            <text:p><text:span text:style-name="T1">PC</text:span></text:p>
          </draw:text-box>
        </draw:frame>
        <draw:line draw:style-name="gr53" draw:text-style-name="P23" draw:layer="layout" svg:x1="12.192cm" svg:y1="13.716cm" svg:x2="13.716cm" svg:y2="13.716cm">
          <text:p/>
        </draw:line>
        <draw:line draw:style-name="gr42" draw:text-style-name="P24" draw:layer="layout" svg:x1="13.716cm" svg:y1="18.669cm" svg:x2="13.716cm" svg:y2="13.716cm">
          <text:p/>
        </draw:line>
        <draw:line draw:style-name="gr43" draw:text-style-name="P23" draw:layer="layout" svg:x1="13.716cm" svg:y1="18.669cm" svg:x2="17.399cm" svg:y2="18.669cm">
          <text:p/>
        </draw:line>
        <draw:frame draw:style-name="gr11" draw:text-style-name="P27" draw:layer="layout" svg:width="1.016cm" svg:height="0.564cm" svg:x="16.383cm" svg:y="18.161cm">
          <draw:text-box>
            <text:p><text:span text:style-name="T2">PC</text:span></text:p>
          </draw:text-box>
        </draw:frame>
        <draw:line draw:style-name="gr47" draw:text-style-name="P24" draw:layer="layout" svg:x1="13.97cm" svg:y1="18.034cm" svg:x2="13.97cm" svg:y2="2.159cm">
          <text:p/>
        </draw:line>
        <draw:line draw:style-name="gr43" draw:text-style-name="P23" draw:layer="layout" svg:x1="13.97cm" svg:y1="18.034cm" svg:x2="17.399cm" svg:y2="18.034cm">
          <text:p/>
        </draw:line>
        <draw:frame draw:style-name="gr17" draw:text-style-name="P27" draw:layer="layout" svg:width="1.397cm" svg:height="0.877cm" svg:x="16.002cm" svg:y="17.526cm">
          <draw:text-box>
            <text:p><text:span text:style-name="T2">AluOp</text:span></text:p>
          </draw:text-box>
        </draw:frame>
        <draw:frame draw:style-name="gr22" draw:text-style-name="P25" draw:layer="layout" svg:width="1.175cm" svg:height="0.599cm" svg:x="3.27cm" svg:y="17.816cm">
          <draw:text-box>
            <text:p><text:span text:style-name="T4">Addr</text:span></text:p>
          </draw:text-box>
        </draw:frame>
        <draw:line draw:style-name="gr53" draw:text-style-name="P24" draw:layer="layout" svg:x1="20.955cm" svg:y1="13.716cm" svg:x2="26.924cm" svg:y2="13.716cm">
          <text:p/>
        </draw:line>
        <draw:line draw:style-name="gr42" draw:text-style-name="P24" draw:layer="layout" svg:x1="26.924cm" svg:y1="20.701cm" svg:x2="26.924cm" svg:y2="13.716cm">
          <text:p/>
        </draw:line>
        <draw:line draw:style-name="gr41" draw:text-style-name="P24" draw:layer="layout" svg:x1="2.54cm" svg:y1="20.701cm" svg:x2="26.924cm" svg:y2="20.701cm">
          <text:p/>
        </draw:line>
        <draw:line draw:style-name="gr42" draw:text-style-name="P24" draw:layer="layout" svg:x1="2.54cm" svg:y1="20.701cm" svg:x2="2.54cm" svg:y2="17.653cm">
          <text:p/>
        </draw:line>
        <draw:line draw:style-name="gr45" draw:text-style-name="P24" draw:layer="layout" svg:x1="2.54cm" svg:y1="17.653cm" svg:x2="4.572cm" svg:y2="17.653cm">
          <text:p/>
        </draw:line>
        <draw:frame draw:style-name="gr23" draw:text-style-name="P25" draw:layer="layout" svg:width="1.476cm" svg:height="0.599cm" svg:x="2.921cm" svg:y="17.145cm">
          <draw:text-box>
            <text:p><text:span text:style-name="T4">WData</text:span></text:p>
          </draw:text-box>
        </draw:frame>
        <draw:frame draw:style-name="gr24" draw:text-style-name="P32" draw:layer="layout" svg:width="29.591cm" svg:height="1.524cm" svg:x="0cm" svg:y="0cm">
          <draw:text-box>
            <text:p text:style-name="P20">Fetch <text:s text:c="3"/><text:span text:style-name="T6">Decode</text:span> <text:s text:c="3"/>Read <text:s text:c="3"/>Execute <text:s text:c="3"/>MemoryWrite <text:s text:c="3"/>StackReadWrite <text:s text:c="3"/>RegWrite</text:p>
          </draw:text-box>
        </draw:frame>
        <draw:line draw:style-name="gr42" draw:text-style-name="P24" draw:layer="layout" svg:x1="1.143cm" svg:y1="15.367cm" svg:x2="1.143cm" svg:y2="9.525cm">
          <text:p/>
        </draw:line>
        <draw:line draw:style-name="gr42" draw:text-style-name="P24" draw:layer="layout" svg:x1="1.143cm" svg:y1="9.525cm" svg:x2="1.143cm" svg:y2="4.191cm">
          <text:p/>
        </draw:line>
        <draw:line draw:style-name="gr29" draw:text-style-name="P24" draw:layer="layout" svg:x1="1.143cm" svg:y1="4.191cm" svg:x2="1.143cm" svg:y2="2.286cm">
          <text:p/>
        </draw:line>
        <draw:custom-shape draw:style-name="gr54" draw:text-style-name="P31" draw:layer="layout" svg:width="1.27cm" svg:height="0.508cm" draw:transform="rotate (1.5707963267949) translate (2.921cm 12.065cm)">
          <text:p text:style-name="P31"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016cm" svg:height="0.564cm" svg:x="2.159cm" svg:y="10.485cm">
          <draw:text-box>
            <text:p><text:span text:style-name="T2">En</text:span></text:p>
          </draw:text-box>
        </draw:frame>
        <draw:line draw:style-name="gr37" draw:text-style-name="P24" draw:layer="layout" svg:x1="0.508cm" svg:y1="7.874cm" svg:x2="2.413cm" svg:y2="7.874cm">
          <text:p/>
        </draw:line>
        <draw:line draw:style-name="gr29" draw:text-style-name="P24" draw:layer="layout" svg:x1="0.508cm" svg:y1="11.049cm" svg:x2="0.508cm" svg:y2="7.874cm">
          <text:p/>
        </draw:line>
        <draw:line draw:style-name="gr33" draw:text-style-name="P24" draw:layer="layout" svg:x1="3.429cm" svg:y1="11.43cm" svg:x2="4.572cm" svg:y2="11.43cm">
          <text:p/>
        </draw:line>
        <draw:line draw:style-name="gr55" draw:text-style-name="P24" draw:layer="layout" svg:x1="1.397cm" svg:y1="12.827cm" svg:x2="2.794cm" svg:y2="12.827cm">
          <text:p/>
        </draw:line>
        <draw:line draw:style-name="gr55" draw:text-style-name="P24" draw:layer="layout" svg:x1="1.397cm" svg:y1="12.827cm" svg:x2="1.397cm" svg:y2="11.811cm">
          <text:p/>
        </draw:line>
        <draw:frame draw:style-name="gr11" draw:text-style-name="P27" draw:layer="layout" svg:width="1.016cm" svg:height="0.564cm" svg:x="2.159cm" svg:y="11.247cm">
          <draw:text-box>
            <text:p><text:span text:style-name="T2">SB</text:span></text:p>
          </draw:text-box>
        </draw:frame>
        <draw:line draw:style-name="gr42" draw:text-style-name="P24" draw:layer="layout" svg:x1="14.859cm" svg:y1="9.779cm" svg:x2="14.859cm" svg:y2="7.874cm">
          <text:p/>
        </draw:line>
        <draw:line draw:style-name="gr29" draw:text-style-name="P24" draw:layer="layout" svg:x1="14.859cm" svg:y1="8.001cm" svg:x2="14.859cm" svg:y2="4.318cm">
          <text:p/>
        </draw:line>
        <draw:line draw:style-name="gr37" draw:text-style-name="P24" draw:layer="layout" svg:x1="2.286cm" svg:y1="7.874cm" svg:x2="14.986cm" svg:y2="7.874cm">
          <text:p/>
        </draw:line>
      </draw:page>
      <draw:page draw:name="page4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57cm" svg:y1="4.572cm" svg:x2="25.527cm" svg:y2="4.572cm">
          <text:p/>
        </draw:line>
        <draw:line draw:style-name="gr4" draw:text-style-name="P5" draw:layer="layout" svg:x1="25.527cm" svg:y1="4.572cm" svg:x2="25.527cm" svg:y2="2.159cm">
          <text:p/>
        </draw:line>
        <draw:line draw:style-name="gr3" draw:text-style-name="P5" draw:layer="layout" svg:x1="1.143cm" svg:y1="2.286cm" svg:x2="25.527cm" svg:y2="2.159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9" draw:text-style-name="P1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57cm" svg:y1="5.715cm" svg:x2="25.908cm" svg:y2="5.715cm">
          <text:p/>
        </draw:line>
        <draw:line draw:style-name="gr4" draw:text-style-name="P5" draw:layer="layout" svg:x1="25.908cm" svg:y1="8.255cm" svg:x2="25.908cm" svg:y2="5.715cm">
          <text:p/>
        </draw:line>
        <draw:line draw:style-name="gr3" draw:text-style-name="P5" draw:layer="layout" svg:x1="16.383cm" svg:y1="8.255cm" svg:x2="25.908cm" svg:y2="8.255cm">
          <text:p/>
        </draw:line>
        <draw:line draw:style-name="gr4" draw:text-style-name="P5" draw:layer="layout" svg:x1="16.383cm" svg:y1="10.287cm" svg:x2="16.383cm" svg:y2="8.255cm">
          <text:p/>
        </draw:line>
        <draw:line draw:style-name="gr6" draw:text-style-name="P4" draw:layer="layout" svg:x1="16.383cm" svg:y1="10.287cm" svg:x2="17.399cm" svg:y2="10.287cm">
          <text:p/>
        </draw:line>
        <draw:line draw:style-name="gr10" draw:text-style-name="P5" draw:layer="layout" svg:x1="20.066cm" svg:y1="7.239cm" svg:x2="20.066cm" svg:y2="9.398cm">
          <text:p/>
        </draw:line>
        <draw:line draw:style-name="gr10" draw:text-style-name="P5" draw:layer="layout" svg:x1="20.574cm" svg:y1="7.239cm" svg:x2="20.574cm" svg:y2="9.398cm">
          <text:p/>
        </draw:line>
        <draw:line draw:style-name="gr10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6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13" draw:text-style-name="P5" draw:layer="layout" svg:x1="14.859cm" svg:y1="15.24cm" svg:x2="14.859cm" svg:y2="9.652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10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10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" draw:text-style-name="P4" draw:layer="layout" svg:x1="24.257cm" svg:y1="18.161cm" svg:x2="25.527cm" svg:y2="18.161cm">
          <text:p/>
        </draw:line>
        <draw:line draw:style-name="gr4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25.527cm" svg:y2="19.685cm">
          <text:p/>
        </draw:line>
        <draw:line draw:style-name="gr13" draw:text-style-name="P5" draw:layer="layout" svg:x1="15.24cm" svg:y1="12.573cm" svg:x2="15.24cm" svg:y2="19.812cm">
          <text:p/>
        </draw:line>
        <draw:line draw:style-name="gr6" draw:text-style-name="P4" draw:layer="layout" svg:x1="14.859cm" svg:y1="15.24cm" svg:x2="17.391cm" svg:y2="15.24cm">
          <text:p/>
        </draw:line>
        <draw:line draw:style-name="gr6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28" draw:text-style-name="P19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7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29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30" draw:text-style-name="P4" draw:layer="layout" svg:x1="2.159cm" svg:y1="14.605cm" svg:x2="4.572cm" svg:y2="14.605cm">
          <text:p/>
        </draw:line>
        <draw:frame draw:style-name="gr3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uO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ad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2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ata</text:span></text:p>
          </draw:text-box>
        </draw:frame>
        <draw:line draw:style-name="gr29" draw:text-style-name="P5" draw:layer="layout" svg:x1="14.478cm" svg:y1="16.764cm" svg:x2="14.478cm" svg:y2="6.858cm">
          <text:p/>
        </draw:line>
        <draw:line draw:style-name="gr33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4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34" draw:text-style-name="P5" draw:layer="layout" svg:x1="0.508cm" svg:y1="17.907cm" svg:x2="1.651cm" svg:y2="17.907cm">
          <text:p/>
        </draw:line>
        <draw:line draw:style-name="gr32" draw:text-style-name="P4" draw:layer="layout" svg:x1="11.43cm" svg:y1="12.192cm" svg:x2="12.319cm" svg:y2="12.192cm">
          <text:p/>
        </draw:line>
        <draw:line draw:style-name="gr29" draw:text-style-name="P5" draw:layer="layout" svg:x1="12.319cm" svg:y1="13.716cm" svg:x2="12.319cm" svg:y2="12.192cm">
          <text:p/>
        </draw:line>
        <draw:line draw:style-name="gr32" draw:text-style-name="P5" draw:layer="layout" svg:x1="0.508cm" svg:y1="13.716cm" svg:x2="12.319cm" svg:y2="13.716cm">
          <text:p/>
        </draw:line>
        <draw:line draw:style-name="gr29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13" draw:text-style-name="P5" draw:layer="layout" svg:x1="13.97cm" svg:y1="18.034cm" svg:x2="13.97cm" svg:y2="2.159cm">
          <text:p/>
        </draw:line>
        <draw:line draw:style-name="gr6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p</text:span></text:p>
          </draw:text-box>
        </draw:frame>
        <draw:frame draw:style-name="gr35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<text:span text:style-name="T6">Fetch</text:span> <text:s text:c="3"/><text:span text:style-name="T5">Decode</text:span> <text:s text:c="3"/>Read <text:s text:c="3"/>Execute <text:s text:c="3"/>MemoryWrite <text:s text:c="3"/>StackReadWrite <text:s text:c="3"/>RegWrite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4" draw:text-style-name="P5" draw:layer="layout" svg:x1="14.859cm" svg:y1="9.779cm" svg:x2="14.859cm" svg:y2="7.874cm">
          <text:p/>
        </draw:line>
        <draw:line draw:style-name="gr36" draw:text-style-name="P5" draw:layer="layout" svg:x1="14.859cm" svg:y1="8.001cm" svg:x2="14.859cm" svg:y2="4.191cm">
          <text:p/>
        </draw:line>
        <draw:line draw:style-name="gr37" draw:text-style-name="P5" draw:layer="layout" svg:x1="2.286cm" svg:y1="7.874cm" svg:x2="14.986cm" svg:y2="7.874cm">
          <text:p/>
        </draw:line>
        <draw:line draw:style-name="gr38" draw:text-style-name="P5" draw:layer="layout" svg:x1="11.43cm" svg:y1="4.318cm" svg:x2="14.859cm" svg:y2="4.318cm">
          <text:p/>
        </draw:line>
      </draw:page>
      <draw:page draw:name="page5" draw:style-name="dp1" draw:master-page-name="Default">
        <draw:custom-shape draw:style-name="gr39" draw:text-style-name="P21" draw:layer="layout" svg:width="6.858cm" svg:height="3.302cm" svg:x="4.572cm" svg:y="3.937cm">
          <text:p text:style-name="P20">Steuerwerk</text:p>
          <text:p text:style-name="P20">(control_unit)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6.858cm" svg:height="3.302cm" svg:x="17.399cm" svg:y="3.937cm">
          <text:p text:style-name="P20">Dekodierer</text:p>
          <text:p text:style-name="P20">(decoder)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24.257cm" svg:y1="4.572cm" svg:x2="25.527cm" svg:y2="4.572cm">
          <text:p/>
        </draw:line>
        <draw:line draw:style-name="gr29" draw:text-style-name="P24" draw:layer="layout" svg:x1="25.527cm" svg:y1="4.572cm" svg:x2="25.527cm" svg:y2="2.159cm">
          <text:p/>
        </draw:line>
        <draw:line draw:style-name="gr32" draw:text-style-name="P24" draw:layer="layout" svg:x1="1.143cm" svg:y1="2.286cm" svg:x2="25.527cm" svg:y2="2.159cm">
          <text:p/>
        </draw:line>
        <draw:line draw:style-name="gr30" draw:text-style-name="P24" draw:layer="layout" svg:x1="1.016cm" svg:y1="4.191cm" svg:x2="4.572cm" svg:y2="4.191cm">
          <text:p/>
        </draw:line>
        <draw:line draw:style-name="gr41" draw:text-style-name="P24" draw:layer="layout" svg:x1="24.257cm" svg:y1="4.953cm" svg:x2="25.908cm" svg:y2="4.953cm">
          <text:p/>
        </draw:line>
        <draw:line draw:style-name="gr42" draw:text-style-name="P24" draw:layer="layout" svg:x1="25.908cm" svg:y1="4.953cm" svg:x2="25.908cm" svg:y2="1.778cm">
          <text:p/>
        </draw:line>
        <draw:line draw:style-name="gr41" draw:text-style-name="P24" draw:layer="layout" svg:x1="2.667cm" svg:y1="1.905cm" svg:x2="25.908cm" svg:y2="1.778cm">
          <text:p/>
        </draw:line>
        <draw:line draw:style-name="gr42" draw:text-style-name="P24" draw:layer="layout" svg:x1="2.667cm" svg:y1="4.699cm" svg:x2="2.667cm" svg:y2="1.905cm">
          <text:p/>
        </draw:line>
        <draw:line draw:style-name="gr43" draw:text-style-name="P24" draw:layer="layout" svg:x1="2.667cm" svg:y1="4.699cm" svg:x2="4.572cm" svg:y2="4.699cm">
          <text:p/>
        </draw:line>
        <draw:frame draw:style-name="gr7" draw:text-style-name="P25" draw:layer="layout" svg:width="1.651cm" svg:height="0.683cm" svg:x="24.13cm" svg:y="3.937cm">
          <draw:text-box>
            <text:p><text:span text:style-name="T1">AluOp</text:span></text:p>
          </draw:text-box>
        </draw:frame>
        <draw:frame draw:style-name="gr8" draw:text-style-name="P26" draw:layer="layout" svg:width="2.159cm" svg:height="1.115cm" svg:x="24.13cm" svg:y="4.445cm">
          <draw:text-box>
            <text:p><text:span text:style-name="T1">Done</text:span></text:p>
          </draw:text-box>
        </draw:frame>
        <draw:custom-shape draw:style-name="gr44" draw:text-style-name="P20" draw:layer="layout" svg:width="6.858cm" svg:height="3.937cm" svg:x="17.399cm" svg:y="9.398cm">
          <text:p text:style-name="P20">Register</text:p>
          <text:p text:style-name="P20">(regfile)</text:p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24.257cm" svg:y1="5.715cm" svg:x2="25.908cm" svg:y2="5.715cm">
          <text:p/>
        </draw:line>
        <draw:line draw:style-name="gr42" draw:text-style-name="P24" draw:layer="layout" svg:x1="25.908cm" svg:y1="8.255cm" svg:x2="25.908cm" svg:y2="5.715cm">
          <text:p/>
        </draw:line>
        <draw:line draw:style-name="gr41" draw:text-style-name="P24" draw:layer="layout" svg:x1="16.383cm" svg:y1="8.255cm" svg:x2="25.908cm" svg:y2="8.255cm">
          <text:p/>
        </draw:line>
        <draw:line draw:style-name="gr42" draw:text-style-name="P24" draw:layer="layout" svg:x1="16.383cm" svg:y1="10.287cm" svg:x2="16.383cm" svg:y2="8.255cm">
          <text:p/>
        </draw:line>
        <draw:line draw:style-name="gr43" draw:text-style-name="P23" draw:layer="layout" svg:x1="16.383cm" svg:y1="10.287cm" svg:x2="17.399cm" svg:y2="10.287cm">
          <text:p/>
        </draw:line>
        <draw:line draw:style-name="gr34" draw:text-style-name="P24" draw:layer="layout" svg:x1="20.066cm" svg:y1="7.239cm" svg:x2="20.066cm" svg:y2="9.398cm">
          <text:p/>
        </draw:line>
        <draw:line draw:style-name="gr34" draw:text-style-name="P24" draw:layer="layout" svg:x1="20.574cm" svg:y1="7.239cm" svg:x2="20.574cm" svg:y2="9.398cm">
          <text:p/>
        </draw:line>
        <draw:line draw:style-name="gr45" draw:text-style-name="P24" draw:layer="layout" svg:x1="21.082cm" svg:y1="7.239cm" svg:x2="21.082cm" svg:y2="9.398cm">
          <text:p/>
        </draw:line>
        <draw:frame draw:style-name="gr11" draw:text-style-name="P27" draw:layer="layout" svg:width="0.889cm" svg:height="0.564cm" svg:x="20.955cm" svg:y="8.509cm">
          <draw:text-box>
            <text:p><text:span text:style-name="T2">rB</text:span></text:p>
          </draw:text-box>
        </draw:frame>
        <draw:frame draw:style-name="gr11" draw:text-style-name="P27" draw:layer="layout" svg:width="0.889cm" svg:height="0.564cm" svg:x="20.447cm" svg:y="8.509cm">
          <draw:text-box>
            <text:p><text:span text:style-name="T2">rA</text:span></text:p>
          </draw:text-box>
        </draw:frame>
        <draw:frame draw:style-name="gr11" draw:text-style-name="P27" draw:layer="layout" svg:width="0.889cm" svg:height="0.564cm" svg:x="19.939cm" svg:y="8.509cm">
          <draw:text-box>
            <text:p><text:span text:style-name="T2">rD</text:span></text:p>
          </draw:text-box>
        </draw:frame>
        <draw:frame draw:style-name="gr11" draw:text-style-name="P27" draw:layer="layout" svg:width="1.016cm" svg:height="0.564cm" svg:x="16.383cm" svg:y="9.85cm">
          <draw:text-box>
            <text:p><text:span text:style-name="T2">wE</text:span></text:p>
          </draw:text-box>
        </draw:frame>
        <draw:line draw:style-name="gr33" draw:text-style-name="P24" draw:layer="layout" svg:x1="11.43cm" svg:y1="4.318cm" svg:x2="17.399cm" svg:y2="4.318cm">
          <text:p/>
        </draw:line>
        <draw:frame draw:style-name="gr11" draw:text-style-name="P27" draw:layer="layout" svg:width="1.016cm" svg:height="0.564cm" svg:x="16.383cm" svg:y="3.881cm">
          <draw:text-box>
            <text:p><text:span text:style-name="T2">En</text:span></text:p>
          </draw:text-box>
        </draw:frame>
        <draw:line draw:style-name="gr43" draw:text-style-name="P23" draw:layer="layout" svg:x1="14.859cm" svg:y1="9.779cm" svg:x2="17.399cm" svg:y2="9.779cm">
          <text:p/>
        </draw:line>
        <draw:frame draw:style-name="gr11" draw:text-style-name="P27" draw:layer="layout" svg:width="1.016cm" svg:height="0.564cm" svg:x="16.383cm" svg:y="9.342cm">
          <draw:text-box>
            <text:p><text:span text:style-name="T2">En</text:span></text:p>
          </draw:text-box>
        </draw:frame>
        <draw:frame draw:style-name="gr11" draw:text-style-name="P27" draw:layer="layout" svg:width="2.286cm" svg:height="0.564cm" svg:x="11.303cm" svg:y="3.81cm">
          <draw:text-box>
            <text:p><text:span text:style-name="T2">Pipelinestatus</text:span></text:p>
          </draw:text-box>
        </draw:frame>
        <draw:custom-shape draw:style-name="gr46" draw:text-style-name="P20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0" draw:layer="layout" svg:width="6.858cm" svg:height="3.937cm" svg:x="17.399cm" svg:y="14.986cm">
          <text:p text:style-name="P20">Rechenwerk</text:p>
          <text:p text:style-name="P20">(alu)</text:p>
          <draw:enhanced-geometry svg:viewBox="0 0 21600 21600" draw:type="rectangle" draw:enhanced-path="M 0 0 L 21600 0 21600 21600 0 21600 0 0 Z N"/>
        </draw:custom-shape>
        <draw:frame draw:style-name="gr8" draw:text-style-name="P26" draw:layer="layout" svg:width="2.159cm" svg:height="1.115cm" svg:x="24.13cm" svg:y="5.108cm">
          <draw:text-box>
            <text:p><text:span text:style-name="T1">regWe</text:span></text:p>
          </draw:text-box>
        </draw:frame>
        <draw:line draw:style-name="gr41" draw:text-style-name="P23" draw:layer="layout" svg:x1="24.257cm" svg:y1="6.223cm" svg:x2="25.527cm" svg:y2="6.223cm">
          <text:p/>
        </draw:line>
        <draw:frame draw:style-name="gr7" draw:text-style-name="P28" draw:layer="layout" svg:width="2.159cm" svg:height="0.683cm" svg:x="24.13cm" svg:y="5.667cm">
          <draw:text-box>
            <text:p><text:span text:style-name="T1">Imm</text:span></text:p>
          </draw:text-box>
        </draw:frame>
        <draw:line draw:style-name="gr42" draw:text-style-name="P24" draw:layer="layout" svg:x1="25.527cm" svg:y1="14.097cm" svg:x2="25.527cm" svg:y2="6.223cm">
          <text:p/>
        </draw:line>
        <draw:line draw:style-name="gr41" draw:text-style-name="P24" draw:layer="layout" svg:x1="16.256cm" svg:y1="14.097cm" svg:x2="25.527cm" svg:y2="14.097cm">
          <text:p/>
        </draw:line>
        <draw:line draw:style-name="gr42" draw:text-style-name="P24" draw:layer="layout" svg:x1="16.256cm" svg:y1="15.748cm" svg:x2="16.256cm" svg:y2="14.097cm">
          <text:p/>
        </draw:line>
        <draw:frame draw:style-name="gr11" draw:text-style-name="P27" draw:layer="layout" svg:width="1.143cm" svg:height="0.564cm" svg:x="16.129cm" svg:y="15.311cm">
          <draw:text-box>
            <text:p><text:span text:style-name="T2">Imm</text:span></text:p>
          </draw:text-box>
        </draw:frame>
        <draw:line draw:style-name="gr43" draw:text-style-name="P23" draw:layer="layout" svg:x1="16.256cm" svg:y1="15.748cm" svg:x2="17.399cm" svg:y2="15.748cm">
          <text:p/>
        </draw:line>
        <draw:line draw:style-name="gr47" draw:text-style-name="P24" draw:layer="layout" svg:x1="14.859cm" svg:y1="15.24cm" svg:x2="14.859cm" svg:y2="9.652cm">
          <text:p/>
        </draw:line>
        <draw:line draw:style-name="gr43" draw:text-style-name="P23" draw:layer="layout" svg:x1="15.24cm" svg:y1="15.24cm" svg:x2="17.399cm" svg:y2="15.24cm">
          <text:p/>
        </draw:line>
        <draw:frame draw:style-name="gr11" draw:text-style-name="P27" draw:layer="layout" svg:width="1.016cm" svg:height="0.564cm" svg:x="16.383cm" svg:y="14.803cm">
          <draw:text-box>
            <text:p><text:span text:style-name="T2">En</text:span></text:p>
          </draw:text-box>
        </draw:frame>
        <draw:line draw:style-name="gr45" draw:text-style-name="P24" draw:layer="layout" svg:x1="21.082cm" svg:y1="13.335cm" svg:x2="21.082cm" svg:y2="14.986cm">
          <text:p/>
        </draw:line>
        <draw:frame draw:style-name="gr11" draw:text-style-name="P27" draw:layer="layout" svg:width="0.889cm" svg:height="0.564cm" svg:x="20.955cm" svg:y="14.097cm">
          <draw:text-box>
            <text:p><text:span text:style-name="T2">B</text:span></text:p>
          </draw:text-box>
        </draw:frame>
        <draw:line draw:style-name="gr45" draw:text-style-name="P24" draw:layer="layout" svg:x1="20.574cm" svg:y1="13.335cm" svg:x2="20.574cm" svg:y2="14.986cm">
          <text:p/>
        </draw:line>
        <draw:frame draw:style-name="gr11" draw:text-style-name="P27" draw:layer="layout" svg:width="0.889cm" svg:height="0.564cm" svg:x="20.447cm" svg:y="14.097cm">
          <draw:text-box>
            <text:p><text:span text:style-name="T2">A</text:span></text:p>
          </draw:text-box>
        </draw:frame>
        <draw:line draw:style-name="gr41" draw:text-style-name="P23" draw:layer="layout" svg:x1="24.257cm" svg:y1="18.161cm" svg:x2="25.527cm" svg:y2="18.161cm">
          <text:p/>
        </draw:line>
        <draw:line draw:style-name="gr42" draw:text-style-name="P24" draw:layer="layout" svg:x1="25.527cm" svg:y1="19.685cm" svg:x2="25.527cm" svg:y2="18.161cm">
          <text:p/>
        </draw:line>
        <draw:line draw:style-name="gr41" draw:text-style-name="P24" draw:layer="layout" svg:x1="0.254cm" svg:y1="19.685cm" svg:x2="25.527cm" svg:y2="19.685cm">
          <text:p/>
        </draw:line>
        <draw:line draw:style-name="gr47" draw:text-style-name="P24" draw:layer="layout" svg:x1="15.24cm" svg:y1="12.573cm" svg:x2="15.24cm" svg:y2="19.812cm">
          <text:p/>
        </draw:line>
        <draw:line draw:style-name="gr43" draw:text-style-name="P23" draw:layer="layout" svg:x1="14.859cm" svg:y1="15.24cm" svg:x2="17.391cm" svg:y2="15.24cm">
          <text:p/>
        </draw:line>
        <draw:line draw:style-name="gr43" draw:text-style-name="P23" draw:layer="layout" svg:x1="15.24cm" svg:y1="12.573cm" svg:x2="16.383cm" svg:y2="12.573cm">
          <text:p/>
        </draw:line>
        <draw:frame draw:style-name="gr7" draw:text-style-name="P28" draw:layer="layout" svg:width="2.159cm" svg:height="0.683cm" svg:x="24.13cm" svg:y="17.605cm">
          <draw:text-box>
            <text:p><text:span text:style-name="T1">Res</text:span></text:p>
          </draw:text-box>
        </draw:frame>
        <draw:custom-shape draw:style-name="gr48" draw:text-style-name="P20" draw:layer="layout" svg:width="6.858cm" svg:height="4.699cm" svg:x="4.572cm" svg:y="14.224cm">
          <text:p text:style-name="P20">Speichercontroller</text:p>
          <text:p text:style-name="P20">(memory_control)</text:p>
          <draw:enhanced-geometry svg:viewBox="0 0 21600 21600" draw:type="rectangle" draw:enhanced-path="M 0 0 L 21600 0 21600 21600 0 21600 0 0 Z N"/>
        </draw:custom-shape>
        <draw:line draw:style-name="gr43" draw:text-style-name="P23" draw:layer="layout" svg:x1="16.891cm" svg:y1="12.192cm" svg:x2="17.399cm" svg:y2="12.192cm">
          <text:p/>
        </draw:line>
        <draw:frame draw:style-name="gr11" draw:text-style-name="P27" draw:layer="layout" svg:width="1.016cm" svg:height="0.564cm" svg:x="15.113cm" svg:y="12.136cm">
          <draw:text-box>
            <text:p><text:span text:style-name="T2">Res</text:span></text:p>
          </draw:text-box>
        </draw:frame>
        <draw:frame draw:style-name="gr7" draw:text-style-name="P25" draw:layer="layout" svg:width="1.651cm" svg:height="0.683cm" svg:x="24.131cm" svg:y="3.938cm">
          <draw:text-box>
            <text:p><text:span text:style-name="T1">AluOp</text:span></text:p>
          </draw:text-box>
        </draw:frame>
        <draw:frame draw:style-name="gr7" draw:text-style-name="P25" draw:layer="layout" svg:width="1.651cm" svg:height="0.683cm" svg:x="2.794cm" svg:y="3.635cm">
          <draw:text-box>
            <text:p><text:span text:style-name="T1">AluOp</text:span></text:p>
          </draw:text-box>
        </draw:frame>
        <draw:frame draw:style-name="gr7" draw:text-style-name="P25" draw:layer="layout" svg:width="1.651cm" svg:height="0.683cm" svg:x="2.794cm" svg:y="4.143cm">
          <draw:text-box>
            <text:p><text:span text:style-name="T1">Done</text:span></text:p>
          </draw:text-box>
        </draw:frame>
        <draw:custom-shape draw:style-name="gr49" draw:text-style-name="P29" draw:layer="layout" svg:width="6.858cm" svg:height="2.286cm" svg:x="4.572cm" svg:y="10.922cm">
          <text:p text:style-name="P20">Programmzähler</text:p>
          <text:p text:style-name="P20">(pc_unit)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6.858cm" svg:height="1.778cm" svg:x="4.572cm" svg:y="8.128cm">
          <text:p text:style-name="P20">Stapel</text:p>
          <text:p text:style-name="P20">(stack)</text:p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11.43cm" svg:y1="9.017cm" svg:x2="15.24cm" svg:y2="9.017cm">
          <text:p/>
        </draw:line>
        <draw:line draw:style-name="gr42" draw:text-style-name="P24" draw:layer="layout" svg:x1="15.24cm" svg:y1="11.938cm" svg:x2="15.24cm" svg:y2="9.017cm">
          <text:p/>
        </draw:line>
        <draw:line draw:style-name="gr43" draw:text-style-name="P23" draw:layer="layout" svg:x1="15.24cm" svg:y1="11.938cm" svg:x2="16.383cm" svg:y2="11.938cm">
          <text:p/>
        </draw:line>
        <draw:frame draw:style-name="gr17" draw:text-style-name="P27" draw:layer="layout" svg:width="1.143cm" svg:height="0.877cm" svg:x="15.113cm" svg:y="11.442cm">
          <draw:text-box>
            <text:p><text:span text:style-name="T2">Data</text:span></text:p>
          </draw:text-box>
        </draw:frame>
        <draw:line draw:style-name="gr41" draw:text-style-name="P23" draw:layer="layout" svg:x1="24.257cm" svg:y1="18.669cm" svg:x2="25.908cm" svg:y2="18.669cm">
          <text:p/>
        </draw:line>
        <draw:frame draw:style-name="gr7" draw:text-style-name="P28" draw:layer="layout" svg:width="2.159cm" svg:height="0.683cm" svg:x="24.13cm" svg:y="18.113cm">
          <draw:text-box>
            <text:p><text:span text:style-name="T1">SB</text:span></text:p>
          </draw:text-box>
        </draw:frame>
        <draw:line draw:style-name="gr42" draw:text-style-name="P24" draw:layer="layout" svg:x1="25.908cm" svg:y1="20.193cm" svg:x2="25.908cm" svg:y2="18.669cm">
          <text:p/>
        </draw:line>
        <draw:line draw:style-name="gr41" draw:text-style-name="P24" draw:layer="layout" svg:x1="2.794cm" svg:y1="20.193cm" svg:x2="25.908cm" svg:y2="20.193cm">
          <text:p/>
        </draw:line>
        <draw:line draw:style-name="gr51" draw:text-style-name="P24" draw:layer="layout" svg:x1="0.127cm" svg:y1="18.669cm" svg:x2="1.651cm" svg:y2="18.669cm">
          <text:p/>
        </draw:line>
        <draw:line draw:style-name="gr42" draw:text-style-name="P24" draw:layer="layout" svg:x1="2.794cm" svg:y1="20.193cm" svg:x2="2.794cm" svg:y2="12.827cm">
          <text:p/>
        </draw:line>
        <draw:line draw:style-name="gr42" draw:text-style-name="P24" draw:layer="layout" svg:x1="0.254cm" svg:y1="19.685cm" svg:x2="0.254cm" svg:y2="12.319cm">
          <text:p/>
        </draw:line>
        <draw:frame draw:style-name="gr7" draw:text-style-name="P28" draw:layer="layout" svg:width="2.159cm" svg:height="0.683cm" svg:x="3.175cm" svg:y="12.319cm">
          <draw:text-box>
            <text:p><text:span text:style-name="T1">SB</text:span></text:p>
          </draw:text-box>
        </draw:frame>
        <draw:line draw:style-name="gr43" draw:text-style-name="P24" draw:layer="layout" svg:x1="1.397cm" svg:y1="11.811cm" svg:x2="2.921cm" svg:y2="11.811cm">
          <text:p/>
        </draw:line>
        <draw:line draw:style-name="gr43" draw:text-style-name="P24" draw:layer="layout" svg:x1="0.254cm" svg:y1="12.319cm" svg:x2="4.572cm" svg:y2="12.319cm">
          <text:p/>
        </draw:line>
        <draw:frame draw:style-name="gr7" draw:text-style-name="P28" draw:layer="layout" svg:width="2.159cm" svg:height="0.683cm" svg:x="3.175cm" svg:y="11.763cm">
          <draw:text-box>
            <text:p><text:span text:style-name="T1">Res</text:span></text:p>
          </draw:text-box>
        </draw:frame>
        <draw:line draw:style-name="gr42" draw:text-style-name="P24" draw:layer="layout" svg:x1="2.286cm" svg:y1="14.605cm" svg:x2="2.286cm" svg:y2="7.874cm">
          <text:p/>
        </draw:line>
        <draw:line draw:style-name="gr51" draw:text-style-name="P23" draw:layer="layout" svg:x1="2.159cm" svg:y1="8.509cm" svg:x2="4.572cm" svg:y2="8.509cm">
          <text:p/>
        </draw:line>
        <draw:frame draw:style-name="gr11" draw:text-style-name="P27" draw:layer="layout" svg:width="1.016cm" svg:height="0.564cm" svg:x="3.556cm" svg:y="8.072cm">
          <draw:text-box>
            <text:p><text:span text:style-name="T2">En</text:span></text:p>
          </draw:text-box>
        </draw:frame>
        <draw:line draw:style-name="gr34" draw:text-style-name="P23" draw:layer="layout" svg:x1="0.508cm" svg:y1="11.049cm" svg:x2="2.921cm" svg:y2="11.049cm">
          <text:p/>
        </draw:line>
        <draw:frame draw:style-name="gr18" draw:text-style-name="P27" draw:layer="layout" svg:width="1.397cm" svg:height="0.564cm" svg:x="3.175cm" svg:y="10.922cm">
          <draw:text-box>
            <text:p><text:span text:style-name="T2">PCOp</text:span></text:p>
          </draw:text-box>
        </draw:frame>
        <draw:line draw:style-name="gr51" draw:text-style-name="P23" draw:layer="layout" svg:x1="2.159cm" svg:y1="14.605cm" svg:x2="4.572cm" svg:y2="14.605cm">
          <text:p/>
        </draw:line>
        <draw:frame draw:style-name="gr11" draw:text-style-name="P27" draw:layer="layout" svg:width="1.016cm" svg:height="0.564cm" svg:x="3.556cm" svg:y="14.097cm">
          <draw:text-box>
            <text:p><text:span text:style-name="T2">En</text:span></text:p>
          </draw:text-box>
        </draw:frame>
        <draw:line draw:style-name="gr45" draw:text-style-name="P24" draw:layer="layout" svg:x1="1.143cm" svg:y1="15.367cm" svg:x2="4.572cm" svg:y2="15.367cm">
          <text:p/>
        </draw:line>
        <draw:frame draw:style-name="gr19" draw:text-style-name="P30" draw:layer="layout" svg:width="2.159cm" svg:height="0.607cm" svg:x="3.048cm" svg:y="14.887cm">
          <draw:text-box>
            <text:p><text:span text:style-name="T3">AluOp</text:span></text:p>
          </draw:text-box>
        </draw:frame>
        <draw:line draw:style-name="gr51" draw:text-style-name="P24" draw:layer="layout" svg:x1="1.016cm" svg:y1="9.525cm" svg:x2="4.572cm" svg:y2="9.525cm">
          <text:p/>
        </draw:line>
        <draw:frame draw:style-name="gr7" draw:text-style-name="P25" draw:layer="layout" svg:width="1.651cm" svg:height="0.683cm" svg:x="2.794cm" svg:y="8.969cm">
          <draw:text-box>
            <text:p><text:span text:style-name="T1">AluOp</text:span></text:p>
          </draw:text-box>
        </draw:frame>
        <draw:line draw:style-name="gr41" draw:text-style-name="P23" draw:layer="layout" svg:x1="11.43cm" svg:y1="15.875cm" svg:x2="13.081cm" svg:y2="15.875cm">
          <text:p/>
        </draw:line>
        <draw:line draw:style-name="gr42" draw:text-style-name="P24" draw:layer="layout" svg:x1="13.081cm" svg:y1="15.875cm" svg:x2="13.081cm" svg:y2="7.493cm">
          <text:p/>
        </draw:line>
        <draw:line draw:style-name="gr41" draw:text-style-name="P24" draw:layer="layout" svg:x1="2.667cm" svg:y1="7.493cm" svg:x2="13.081cm" svg:y2="7.493cm">
          <text:p/>
        </draw:line>
        <draw:line draw:style-name="gr42" draw:text-style-name="P24" draw:layer="layout" svg:x1="2.667cm" svg:y1="7.493cm" svg:x2="2.667cm" svg:y2="6.731cm">
          <text:p/>
        </draw:line>
        <draw:line draw:style-name="gr43" draw:text-style-name="P24" draw:layer="layout" svg:x1="2.667cm" svg:y1="6.731cm" svg:x2="4.572cm" svg:y2="6.731cm">
          <text:p/>
        </draw:line>
        <draw:frame draw:style-name="gr7" draw:text-style-name="P25" draw:layer="layout" svg:width="1.651cm" svg:height="0.683cm" svg:x="2.794cm" svg:y="6.175cm">
          <draw:text-box>
            <text:p><text:span text:style-name="T1">Ready</text:span></text:p>
          </draw:text-box>
        </draw:frame>
        <draw:frame draw:style-name="gr7" draw:text-style-name="P25" draw:layer="layout" svg:width="1.651cm" svg:height="0.683cm" svg:x="11.303cm" svg:y="15.319cm">
          <draw:text-box>
            <text:p><text:span text:style-name="T1">Ready</text:span></text:p>
          </draw:text-box>
        </draw:frame>
        <draw:line draw:style-name="gr32" draw:text-style-name="P23" draw:layer="layout" svg:x1="11.43cm" svg:y1="16.764cm" svg:x2="14.478cm" svg:y2="16.764cm">
          <text:p/>
        </draw:line>
        <draw:frame draw:style-name="gr7" draw:text-style-name="P25" draw:layer="layout" svg:width="1.651cm" svg:height="0.683cm" svg:x="11.303cm" svg:y="16.208cm">
          <draw:text-box>
            <text:p><text:span text:style-name="T1">RData</text:span></text:p>
          </draw:text-box>
        </draw:frame>
        <draw:line draw:style-name="gr29" draw:text-style-name="P24" draw:layer="layout" svg:x1="14.478cm" svg:y1="16.764cm" svg:x2="14.478cm" svg:y2="6.858cm">
          <text:p/>
        </draw:line>
        <draw:line draw:style-name="gr33" draw:text-style-name="P24" draw:layer="layout" svg:x1="14.478cm" svg:y1="6.858cm" svg:x2="17.399cm" svg:y2="6.858cm">
          <text:p/>
        </draw:line>
        <draw:frame draw:style-name="gr17" draw:text-style-name="P27" draw:layer="layout" svg:width="1.397cm" svg:height="0.877cm" svg:x="15.875cm" svg:y="6.35cm">
          <draw:text-box>
            <text:p><text:span text:style-name="T2">RData</text:span></text:p>
          </draw:text-box>
        </draw:frame>
        <draw:custom-shape draw:style-name="gr52" draw:text-style-name="P31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24" draw:layer="layout" svg:x1="2.159cm" svg:y1="18.288cm" svg:x2="4.572cm" svg:y2="18.288cm">
          <text:p/>
        </draw:line>
        <draw:frame draw:style-name="gr19" draw:text-style-name="P25" draw:layer="layout" svg:width="2.159cm" svg:height="0.607cm" svg:x="0.381cm" svg:y="18.161cm">
          <draw:text-box>
            <text:p><text:span text:style-name="T4">Res</text:span></text:p>
          </draw:text-box>
        </draw:frame>
        <draw:line draw:style-name="gr45" draw:text-style-name="P24" draw:layer="layout" svg:x1="0.508cm" svg:y1="17.907cm" svg:x2="1.651cm" svg:y2="17.907cm">
          <text:p/>
        </draw:line>
        <draw:line draw:style-name="gr41" draw:text-style-name="P23" draw:layer="layout" svg:x1="11.43cm" svg:y1="12.192cm" svg:x2="12.319cm" svg:y2="12.192cm">
          <text:p/>
        </draw:line>
        <draw:line draw:style-name="gr42" draw:text-style-name="P24" draw:layer="layout" svg:x1="12.319cm" svg:y1="13.716cm" svg:x2="12.319cm" svg:y2="12.192cm">
          <text:p/>
        </draw:line>
        <draw:line draw:style-name="gr41" draw:text-style-name="P24" draw:layer="layout" svg:x1="0.508cm" svg:y1="13.716cm" svg:x2="12.319cm" svg:y2="13.716cm">
          <text:p/>
        </draw:line>
        <draw:line draw:style-name="gr42" draw:text-style-name="P24" draw:layer="layout" svg:x1="0.508cm" svg:y1="17.907cm" svg:x2="0.508cm" svg:y2="13.716cm">
          <text:p/>
        </draw:line>
        <draw:frame draw:style-name="gr19" draw:text-style-name="P25" draw:layer="layout" svg:width="2.159cm" svg:height="0.607cm" svg:x="0.381cm" svg:y="17.427cm">
          <draw:text-box>
            <text:p><text:span text:style-name="T4">PC</text:span></text:p>
          </draw:text-box>
        </draw:frame>
        <draw:frame draw:style-name="gr7" draw:text-style-name="P25" draw:layer="layout" svg:width="1.651cm" svg:height="0.683cm" svg:x="11.176cm" svg:y="11.636cm">
          <draw:text-box>
            <text:p><text:span text:style-name="T1">PC</text:span></text:p>
          </draw:text-box>
        </draw:frame>
        <draw:line draw:style-name="gr53" draw:text-style-name="P23" draw:layer="layout" svg:x1="12.192cm" svg:y1="13.716cm" svg:x2="13.716cm" svg:y2="13.716cm">
          <text:p/>
        </draw:line>
        <draw:line draw:style-name="gr42" draw:text-style-name="P24" draw:layer="layout" svg:x1="13.716cm" svg:y1="18.669cm" svg:x2="13.716cm" svg:y2="13.716cm">
          <text:p/>
        </draw:line>
        <draw:line draw:style-name="gr43" draw:text-style-name="P23" draw:layer="layout" svg:x1="13.716cm" svg:y1="18.669cm" svg:x2="17.399cm" svg:y2="18.669cm">
          <text:p/>
        </draw:line>
        <draw:frame draw:style-name="gr11" draw:text-style-name="P27" draw:layer="layout" svg:width="1.016cm" svg:height="0.564cm" svg:x="16.383cm" svg:y="18.161cm">
          <draw:text-box>
            <text:p><text:span text:style-name="T2">PC</text:span></text:p>
          </draw:text-box>
        </draw:frame>
        <draw:line draw:style-name="gr47" draw:text-style-name="P24" draw:layer="layout" svg:x1="13.97cm" svg:y1="18.034cm" svg:x2="13.97cm" svg:y2="2.159cm">
          <text:p/>
        </draw:line>
        <draw:line draw:style-name="gr43" draw:text-style-name="P23" draw:layer="layout" svg:x1="13.97cm" svg:y1="18.034cm" svg:x2="17.399cm" svg:y2="18.034cm">
          <text:p/>
        </draw:line>
        <draw:frame draw:style-name="gr17" draw:text-style-name="P27" draw:layer="layout" svg:width="1.397cm" svg:height="0.877cm" svg:x="16.002cm" svg:y="17.526cm">
          <draw:text-box>
            <text:p><text:span text:style-name="T2">AluOp</text:span></text:p>
          </draw:text-box>
        </draw:frame>
        <draw:frame draw:style-name="gr22" draw:text-style-name="P25" draw:layer="layout" svg:width="1.175cm" svg:height="0.599cm" svg:x="3.27cm" svg:y="17.816cm">
          <draw:text-box>
            <text:p><text:span text:style-name="T4">Addr</text:span></text:p>
          </draw:text-box>
        </draw:frame>
        <draw:line draw:style-name="gr53" draw:text-style-name="P24" draw:layer="layout" svg:x1="20.955cm" svg:y1="13.716cm" svg:x2="26.924cm" svg:y2="13.716cm">
          <text:p/>
        </draw:line>
        <draw:line draw:style-name="gr42" draw:text-style-name="P24" draw:layer="layout" svg:x1="26.924cm" svg:y1="20.701cm" svg:x2="26.924cm" svg:y2="13.716cm">
          <text:p/>
        </draw:line>
        <draw:line draw:style-name="gr41" draw:text-style-name="P24" draw:layer="layout" svg:x1="2.54cm" svg:y1="20.701cm" svg:x2="26.924cm" svg:y2="20.701cm">
          <text:p/>
        </draw:line>
        <draw:line draw:style-name="gr42" draw:text-style-name="P24" draw:layer="layout" svg:x1="2.54cm" svg:y1="20.701cm" svg:x2="2.54cm" svg:y2="17.653cm">
          <text:p/>
        </draw:line>
        <draw:line draw:style-name="gr45" draw:text-style-name="P24" draw:layer="layout" svg:x1="2.54cm" svg:y1="17.653cm" svg:x2="4.572cm" svg:y2="17.653cm">
          <text:p/>
        </draw:line>
        <draw:frame draw:style-name="gr23" draw:text-style-name="P25" draw:layer="layout" svg:width="1.476cm" svg:height="0.599cm" svg:x="2.921cm" svg:y="17.145cm">
          <draw:text-box>
            <text:p><text:span text:style-name="T4">WData</text:span></text:p>
          </draw:text-box>
        </draw:frame>
        <draw:frame draw:style-name="gr24" draw:text-style-name="P32" draw:layer="layout" svg:width="29.591cm" svg:height="1.524cm" svg:x="0cm" svg:y="0cm">
          <draw:text-box>
            <text:p text:style-name="P20">Fetch <text:s text:c="3"/><text:span text:style-name="T6">Decode</text:span> <text:s text:c="3"/>Read <text:s text:c="3"/>Execute <text:s text:c="3"/>MemoryWrite <text:s text:c="3"/>StackReadWrite <text:s text:c="3"/>RegWrite</text:p>
          </draw:text-box>
        </draw:frame>
        <draw:line draw:style-name="gr42" draw:text-style-name="P24" draw:layer="layout" svg:x1="1.143cm" svg:y1="15.367cm" svg:x2="1.143cm" svg:y2="9.525cm">
          <text:p/>
        </draw:line>
        <draw:line draw:style-name="gr42" draw:text-style-name="P24" draw:layer="layout" svg:x1="1.143cm" svg:y1="9.525cm" svg:x2="1.143cm" svg:y2="4.191cm">
          <text:p/>
        </draw:line>
        <draw:line draw:style-name="gr29" draw:text-style-name="P24" draw:layer="layout" svg:x1="1.143cm" svg:y1="4.191cm" svg:x2="1.143cm" svg:y2="2.286cm">
          <text:p/>
        </draw:line>
        <draw:custom-shape draw:style-name="gr56" draw:text-style-name="P31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016cm" svg:height="0.564cm" svg:x="2.159cm" svg:y="10.485cm">
          <draw:text-box>
            <text:p><text:span text:style-name="T2">En</text:span></text:p>
          </draw:text-box>
        </draw:frame>
        <draw:line draw:style-name="gr37" draw:text-style-name="P24" draw:layer="layout" svg:x1="0.508cm" svg:y1="7.874cm" svg:x2="2.413cm" svg:y2="7.874cm">
          <text:p/>
        </draw:line>
        <draw:line draw:style-name="gr29" draw:text-style-name="P24" draw:layer="layout" svg:x1="0.508cm" svg:y1="11.049cm" svg:x2="0.508cm" svg:y2="7.874cm">
          <text:p/>
        </draw:line>
        <draw:line draw:style-name="gr33" draw:text-style-name="P24" draw:layer="layout" svg:x1="3.429cm" svg:y1="11.43cm" svg:x2="4.572cm" svg:y2="11.43cm">
          <text:p/>
        </draw:line>
        <draw:line draw:style-name="gr55" draw:text-style-name="P24" draw:layer="layout" svg:x1="1.397cm" svg:y1="12.827cm" svg:x2="2.794cm" svg:y2="12.827cm">
          <text:p/>
        </draw:line>
        <draw:line draw:style-name="gr55" draw:text-style-name="P24" draw:layer="layout" svg:x1="1.397cm" svg:y1="12.827cm" svg:x2="1.397cm" svg:y2="11.811cm">
          <text:p/>
        </draw:line>
        <draw:frame draw:style-name="gr11" draw:text-style-name="P27" draw:layer="layout" svg:width="1.016cm" svg:height="0.564cm" svg:x="2.159cm" svg:y="11.247cm">
          <draw:text-box>
            <text:p><text:span text:style-name="T2">SB</text:span></text:p>
          </draw:text-box>
        </draw:frame>
        <draw:line draw:style-name="gr42" draw:text-style-name="P24" draw:layer="layout" svg:x1="14.859cm" svg:y1="9.779cm" svg:x2="14.859cm" svg:y2="7.874cm">
          <text:p/>
        </draw:line>
        <draw:line draw:style-name="gr29" draw:text-style-name="P24" draw:layer="layout" svg:x1="14.859cm" svg:y1="8.001cm" svg:x2="14.859cm" svg:y2="4.318cm">
          <text:p/>
        </draw:line>
        <draw:line draw:style-name="gr37" draw:text-style-name="P24" draw:layer="layout" svg:x1="2.286cm" svg:y1="7.874cm" svg:x2="14.986cm" svg:y2="7.874cm">
          <text:p/>
        </draw:line>
      </draw:page>
      <draw:page draw:name="page6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57cm" svg:y1="4.572cm" svg:x2="25.527cm" svg:y2="4.572cm">
          <text:p/>
        </draw:line>
        <draw:line draw:style-name="gr4" draw:text-style-name="P5" draw:layer="layout" svg:x1="25.527cm" svg:y1="4.572cm" svg:x2="25.527cm" svg:y2="2.159cm">
          <text:p/>
        </draw:line>
        <draw:line draw:style-name="gr3" draw:text-style-name="P5" draw:layer="layout" svg:x1="1.143cm" svg:y1="2.286cm" svg:x2="25.527cm" svg:y2="2.159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9" draw:text-style-name="P1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57cm" svg:y1="5.715cm" svg:x2="25.908cm" svg:y2="5.715cm">
          <text:p/>
        </draw:line>
        <draw:line draw:style-name="gr4" draw:text-style-name="P5" draw:layer="layout" svg:x1="25.908cm" svg:y1="8.255cm" svg:x2="25.908cm" svg:y2="5.715cm">
          <text:p/>
        </draw:line>
        <draw:line draw:style-name="gr3" draw:text-style-name="P5" draw:layer="layout" svg:x1="16.383cm" svg:y1="8.255cm" svg:x2="25.908cm" svg:y2="8.255cm">
          <text:p/>
        </draw:line>
        <draw:line draw:style-name="gr4" draw:text-style-name="P5" draw:layer="layout" svg:x1="16.383cm" svg:y1="10.287cm" svg:x2="16.383cm" svg:y2="8.255cm">
          <text:p/>
        </draw:line>
        <draw:line draw:style-name="gr6" draw:text-style-name="P4" draw:layer="layout" svg:x1="16.383cm" svg:y1="10.287cm" svg:x2="17.399cm" svg:y2="10.287cm">
          <text:p/>
        </draw:line>
        <draw:line draw:style-name="gr34" draw:text-style-name="P5" draw:layer="layout" svg:x1="20.066cm" svg:y1="7.239cm" svg:x2="20.066cm" svg:y2="9.398cm">
          <text:p/>
        </draw:line>
        <draw:line draw:style-name="gr34" draw:text-style-name="P5" draw:layer="layout" svg:x1="20.574cm" svg:y1="7.239cm" svg:x2="20.574cm" svg:y2="9.398cm">
          <text:p/>
        </draw:line>
        <draw:line draw:style-name="gr10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6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13" draw:text-style-name="P5" draw:layer="layout" svg:x1="14.859cm" svg:y1="15.24cm" svg:x2="14.859cm" svg:y2="9.652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10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10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" draw:text-style-name="P4" draw:layer="layout" svg:x1="24.257cm" svg:y1="18.161cm" svg:x2="25.527cm" svg:y2="18.161cm">
          <text:p/>
        </draw:line>
        <draw:line draw:style-name="gr4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25.527cm" svg:y2="19.685cm">
          <text:p/>
        </draw:line>
        <draw:line draw:style-name="gr13" draw:text-style-name="P5" draw:layer="layout" svg:x1="15.24cm" svg:y1="12.573cm" svg:x2="15.24cm" svg:y2="19.812cm">
          <text:p/>
        </draw:line>
        <draw:line draw:style-name="gr6" draw:text-style-name="P4" draw:layer="layout" svg:x1="14.859cm" svg:y1="15.24cm" svg:x2="17.391cm" svg:y2="15.24cm">
          <text:p/>
        </draw:line>
        <draw:line draw:style-name="gr6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28" draw:text-style-name="P19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7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29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30" draw:text-style-name="P4" draw:layer="layout" svg:x1="2.159cm" svg:y1="14.605cm" svg:x2="4.572cm" svg:y2="14.605cm">
          <text:p/>
        </draw:line>
        <draw:frame draw:style-name="gr3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uO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ad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2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ata</text:span></text:p>
          </draw:text-box>
        </draw:frame>
        <draw:line draw:style-name="gr29" draw:text-style-name="P5" draw:layer="layout" svg:x1="14.478cm" svg:y1="16.764cm" svg:x2="14.478cm" svg:y2="6.858cm">
          <text:p/>
        </draw:line>
        <draw:line draw:style-name="gr33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4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34" draw:text-style-name="P5" draw:layer="layout" svg:x1="0.508cm" svg:y1="17.907cm" svg:x2="1.651cm" svg:y2="17.907cm">
          <text:p/>
        </draw:line>
        <draw:line draw:style-name="gr32" draw:text-style-name="P4" draw:layer="layout" svg:x1="11.43cm" svg:y1="12.192cm" svg:x2="12.319cm" svg:y2="12.192cm">
          <text:p/>
        </draw:line>
        <draw:line draw:style-name="gr29" draw:text-style-name="P5" draw:layer="layout" svg:x1="12.319cm" svg:y1="13.716cm" svg:x2="12.319cm" svg:y2="12.192cm">
          <text:p/>
        </draw:line>
        <draw:line draw:style-name="gr32" draw:text-style-name="P5" draw:layer="layout" svg:x1="0.508cm" svg:y1="13.716cm" svg:x2="12.319cm" svg:y2="13.716cm">
          <text:p/>
        </draw:line>
        <draw:line draw:style-name="gr29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13" draw:text-style-name="P5" draw:layer="layout" svg:x1="13.97cm" svg:y1="18.034cm" svg:x2="13.97cm" svg:y2="2.159cm">
          <text:p/>
        </draw:line>
        <draw:line draw:style-name="gr6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p</text:span></text:p>
          </draw:text-box>
        </draw:frame>
        <draw:frame draw:style-name="gr35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<text:span text:style-name="T6">Fetch</text:span> <text:s text:c="3"/><text:span text:style-name="T5">Decode</text:span> <text:s text:c="3"/>Read <text:s text:c="3"/>Execute <text:s text:c="3"/>MemoryWrite <text:s text:c="3"/>StackReadWrite <text:s text:c="3"/>RegWrite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4" draw:text-style-name="P5" draw:layer="layout" svg:x1="14.859cm" svg:y1="9.779cm" svg:x2="14.859cm" svg:y2="7.874cm">
          <text:p/>
        </draw:line>
        <draw:line draw:style-name="gr36" draw:text-style-name="P5" draw:layer="layout" svg:x1="14.859cm" svg:y1="8.001cm" svg:x2="14.859cm" svg:y2="4.191cm">
          <text:p/>
        </draw:line>
        <draw:line draw:style-name="gr37" draw:text-style-name="P5" draw:layer="layout" svg:x1="2.286cm" svg:y1="7.874cm" svg:x2="14.986cm" svg:y2="7.874cm">
          <text:p/>
        </draw:line>
        <draw:line draw:style-name="gr38" draw:text-style-name="P5" draw:layer="layout" svg:x1="11.43cm" svg:y1="4.318cm" svg:x2="14.859cm" svg:y2="4.318cm">
          <text:p/>
        </draw:line>
      </draw:page>
      <draw:page draw:name="page7" draw:style-name="dp1" draw:master-page-name="Default">
        <draw:custom-shape draw:style-name="gr39" draw:text-style-name="P21" draw:layer="layout" svg:width="6.858cm" svg:height="3.302cm" svg:x="4.572cm" svg:y="3.937cm">
          <text:p text:style-name="P20">Steuerwerk</text:p>
          <text:p text:style-name="P20">(control_unit)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6.858cm" svg:height="3.302cm" svg:x="17.399cm" svg:y="3.937cm">
          <text:p text:style-name="P20">Dekodierer</text:p>
          <text:p text:style-name="P20">(decoder)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24.257cm" svg:y1="4.572cm" svg:x2="25.527cm" svg:y2="4.572cm">
          <text:p/>
        </draw:line>
        <draw:line draw:style-name="gr29" draw:text-style-name="P24" draw:layer="layout" svg:x1="25.527cm" svg:y1="4.572cm" svg:x2="25.527cm" svg:y2="2.159cm">
          <text:p/>
        </draw:line>
        <draw:line draw:style-name="gr32" draw:text-style-name="P24" draw:layer="layout" svg:x1="1.143cm" svg:y1="2.286cm" svg:x2="25.527cm" svg:y2="2.159cm">
          <text:p/>
        </draw:line>
        <draw:line draw:style-name="gr30" draw:text-style-name="P24" draw:layer="layout" svg:x1="1.016cm" svg:y1="4.191cm" svg:x2="4.572cm" svg:y2="4.191cm">
          <text:p/>
        </draw:line>
        <draw:line draw:style-name="gr32" draw:text-style-name="P24" draw:layer="layout" svg:x1="24.257cm" svg:y1="4.953cm" svg:x2="25.908cm" svg:y2="4.953cm">
          <text:p/>
        </draw:line>
        <draw:line draw:style-name="gr29" draw:text-style-name="P24" draw:layer="layout" svg:x1="25.908cm" svg:y1="4.953cm" svg:x2="25.908cm" svg:y2="1.778cm">
          <text:p/>
        </draw:line>
        <draw:line draw:style-name="gr32" draw:text-style-name="P24" draw:layer="layout" svg:x1="2.667cm" svg:y1="1.905cm" svg:x2="25.908cm" svg:y2="1.778cm">
          <text:p/>
        </draw:line>
        <draw:line draw:style-name="gr29" draw:text-style-name="P24" draw:layer="layout" svg:x1="2.667cm" svg:y1="4.699cm" svg:x2="2.667cm" svg:y2="1.905cm">
          <text:p/>
        </draw:line>
        <draw:line draw:style-name="gr33" draw:text-style-name="P24" draw:layer="layout" svg:x1="2.667cm" svg:y1="4.699cm" svg:x2="4.572cm" svg:y2="4.699cm">
          <text:p/>
        </draw:line>
        <draw:frame draw:style-name="gr7" draw:text-style-name="P25" draw:layer="layout" svg:width="1.651cm" svg:height="0.683cm" svg:x="24.13cm" svg:y="3.937cm">
          <draw:text-box>
            <text:p><text:span text:style-name="T1">AluOp</text:span></text:p>
          </draw:text-box>
        </draw:frame>
        <draw:frame draw:style-name="gr8" draw:text-style-name="P26" draw:layer="layout" svg:width="2.159cm" svg:height="1.115cm" svg:x="24.13cm" svg:y="4.445cm">
          <draw:text-box>
            <text:p><text:span text:style-name="T1">Done</text:span></text:p>
          </draw:text-box>
        </draw:frame>
        <draw:custom-shape draw:style-name="gr44" draw:text-style-name="P20" draw:layer="layout" svg:width="6.858cm" svg:height="3.937cm" svg:x="17.399cm" svg:y="9.398cm">
          <text:p text:style-name="P20">Register</text:p>
          <text:p text:style-name="P20">(regfile)</text:p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24.257cm" svg:y1="5.715cm" svg:x2="25.908cm" svg:y2="5.715cm">
          <text:p/>
        </draw:line>
        <draw:line draw:style-name="gr42" draw:text-style-name="P24" draw:layer="layout" svg:x1="25.908cm" svg:y1="8.255cm" svg:x2="25.908cm" svg:y2="5.715cm">
          <text:p/>
        </draw:line>
        <draw:line draw:style-name="gr41" draw:text-style-name="P24" draw:layer="layout" svg:x1="16.383cm" svg:y1="8.255cm" svg:x2="25.908cm" svg:y2="8.255cm">
          <text:p/>
        </draw:line>
        <draw:line draw:style-name="gr42" draw:text-style-name="P24" draw:layer="layout" svg:x1="16.383cm" svg:y1="10.287cm" svg:x2="16.383cm" svg:y2="8.255cm">
          <text:p/>
        </draw:line>
        <draw:line draw:style-name="gr43" draw:text-style-name="P23" draw:layer="layout" svg:x1="16.383cm" svg:y1="10.287cm" svg:x2="17.399cm" svg:y2="10.287cm">
          <text:p/>
        </draw:line>
        <draw:line draw:style-name="gr34" draw:text-style-name="P24" draw:layer="layout" svg:x1="20.066cm" svg:y1="7.239cm" svg:x2="20.066cm" svg:y2="9.398cm">
          <text:p/>
        </draw:line>
        <draw:line draw:style-name="gr34" draw:text-style-name="P24" draw:layer="layout" svg:x1="20.574cm" svg:y1="7.239cm" svg:x2="20.574cm" svg:y2="9.398cm">
          <text:p/>
        </draw:line>
        <draw:line draw:style-name="gr34" draw:text-style-name="P24" draw:layer="layout" svg:x1="21.082cm" svg:y1="7.239cm" svg:x2="21.082cm" svg:y2="9.398cm">
          <text:p/>
        </draw:line>
        <draw:frame draw:style-name="gr11" draw:text-style-name="P27" draw:layer="layout" svg:width="0.889cm" svg:height="0.564cm" svg:x="20.955cm" svg:y="8.509cm">
          <draw:text-box>
            <text:p><text:span text:style-name="T2">rB</text:span></text:p>
          </draw:text-box>
        </draw:frame>
        <draw:frame draw:style-name="gr11" draw:text-style-name="P27" draw:layer="layout" svg:width="0.889cm" svg:height="0.564cm" svg:x="20.447cm" svg:y="8.509cm">
          <draw:text-box>
            <text:p><text:span text:style-name="T2">rA</text:span></text:p>
          </draw:text-box>
        </draw:frame>
        <draw:frame draw:style-name="gr11" draw:text-style-name="P27" draw:layer="layout" svg:width="0.889cm" svg:height="0.564cm" svg:x="19.939cm" svg:y="8.509cm">
          <draw:text-box>
            <text:p><text:span text:style-name="T2">rD</text:span></text:p>
          </draw:text-box>
        </draw:frame>
        <draw:frame draw:style-name="gr11" draw:text-style-name="P27" draw:layer="layout" svg:width="1.016cm" svg:height="0.564cm" svg:x="16.383cm" svg:y="9.85cm">
          <draw:text-box>
            <text:p><text:span text:style-name="T2">wE</text:span></text:p>
          </draw:text-box>
        </draw:frame>
        <draw:line draw:style-name="gr33" draw:text-style-name="P24" draw:layer="layout" svg:x1="11.43cm" svg:y1="4.318cm" svg:x2="17.399cm" svg:y2="4.318cm">
          <text:p/>
        </draw:line>
        <draw:frame draw:style-name="gr11" draw:text-style-name="P27" draw:layer="layout" svg:width="1.016cm" svg:height="0.564cm" svg:x="16.383cm" svg:y="3.881cm">
          <draw:text-box>
            <text:p><text:span text:style-name="T2">En</text:span></text:p>
          </draw:text-box>
        </draw:frame>
        <draw:line draw:style-name="gr43" draw:text-style-name="P23" draw:layer="layout" svg:x1="14.859cm" svg:y1="9.779cm" svg:x2="17.399cm" svg:y2="9.779cm">
          <text:p/>
        </draw:line>
        <draw:frame draw:style-name="gr11" draw:text-style-name="P27" draw:layer="layout" svg:width="1.016cm" svg:height="0.564cm" svg:x="16.383cm" svg:y="9.342cm">
          <draw:text-box>
            <text:p><text:span text:style-name="T2">En</text:span></text:p>
          </draw:text-box>
        </draw:frame>
        <draw:frame draw:style-name="gr11" draw:text-style-name="P27" draw:layer="layout" svg:width="2.286cm" svg:height="0.564cm" svg:x="11.303cm" svg:y="3.81cm">
          <draw:text-box>
            <text:p><text:span text:style-name="T2">Pipelinestatus</text:span></text:p>
          </draw:text-box>
        </draw:frame>
        <draw:custom-shape draw:style-name="gr46" draw:text-style-name="P20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0" draw:layer="layout" svg:width="6.858cm" svg:height="3.937cm" svg:x="17.399cm" svg:y="14.986cm">
          <text:p text:style-name="P20">Rechenwerk</text:p>
          <text:p text:style-name="P20">(alu)</text:p>
          <draw:enhanced-geometry svg:viewBox="0 0 21600 21600" draw:type="rectangle" draw:enhanced-path="M 0 0 L 21600 0 21600 21600 0 21600 0 0 Z N"/>
        </draw:custom-shape>
        <draw:frame draw:style-name="gr8" draw:text-style-name="P26" draw:layer="layout" svg:width="2.159cm" svg:height="1.115cm" svg:x="24.13cm" svg:y="5.108cm">
          <draw:text-box>
            <text:p><text:span text:style-name="T1">regWe</text:span></text:p>
          </draw:text-box>
        </draw:frame>
        <draw:line draw:style-name="gr41" draw:text-style-name="P23" draw:layer="layout" svg:x1="24.257cm" svg:y1="6.223cm" svg:x2="25.527cm" svg:y2="6.223cm">
          <text:p/>
        </draw:line>
        <draw:frame draw:style-name="gr7" draw:text-style-name="P28" draw:layer="layout" svg:width="2.159cm" svg:height="0.683cm" svg:x="24.13cm" svg:y="5.667cm">
          <draw:text-box>
            <text:p><text:span text:style-name="T1">Imm</text:span></text:p>
          </draw:text-box>
        </draw:frame>
        <draw:line draw:style-name="gr42" draw:text-style-name="P24" draw:layer="layout" svg:x1="25.527cm" svg:y1="14.097cm" svg:x2="25.527cm" svg:y2="6.223cm">
          <text:p/>
        </draw:line>
        <draw:line draw:style-name="gr41" draw:text-style-name="P24" draw:layer="layout" svg:x1="16.256cm" svg:y1="14.097cm" svg:x2="25.527cm" svg:y2="14.097cm">
          <text:p/>
        </draw:line>
        <draw:line draw:style-name="gr42" draw:text-style-name="P24" draw:layer="layout" svg:x1="16.256cm" svg:y1="15.748cm" svg:x2="16.256cm" svg:y2="14.097cm">
          <text:p/>
        </draw:line>
        <draw:frame draw:style-name="gr11" draw:text-style-name="P27" draw:layer="layout" svg:width="1.143cm" svg:height="0.564cm" svg:x="16.129cm" svg:y="15.311cm">
          <draw:text-box>
            <text:p><text:span text:style-name="T2">Imm</text:span></text:p>
          </draw:text-box>
        </draw:frame>
        <draw:line draw:style-name="gr43" draw:text-style-name="P23" draw:layer="layout" svg:x1="16.256cm" svg:y1="15.748cm" svg:x2="17.399cm" svg:y2="15.748cm">
          <text:p/>
        </draw:line>
        <draw:line draw:style-name="gr47" draw:text-style-name="P24" draw:layer="layout" svg:x1="14.859cm" svg:y1="15.24cm" svg:x2="14.859cm" svg:y2="9.652cm">
          <text:p/>
        </draw:line>
        <draw:line draw:style-name="gr43" draw:text-style-name="P23" draw:layer="layout" svg:x1="15.24cm" svg:y1="15.24cm" svg:x2="17.399cm" svg:y2="15.24cm">
          <text:p/>
        </draw:line>
        <draw:frame draw:style-name="gr11" draw:text-style-name="P27" draw:layer="layout" svg:width="1.016cm" svg:height="0.564cm" svg:x="16.383cm" svg:y="14.803cm">
          <draw:text-box>
            <text:p><text:span text:style-name="T2">En</text:span></text:p>
          </draw:text-box>
        </draw:frame>
        <draw:line draw:style-name="gr45" draw:text-style-name="P24" draw:layer="layout" svg:x1="21.082cm" svg:y1="13.335cm" svg:x2="21.082cm" svg:y2="14.986cm">
          <text:p/>
        </draw:line>
        <draw:frame draw:style-name="gr11" draw:text-style-name="P27" draw:layer="layout" svg:width="0.889cm" svg:height="0.564cm" svg:x="20.955cm" svg:y="14.097cm">
          <draw:text-box>
            <text:p><text:span text:style-name="T2">B</text:span></text:p>
          </draw:text-box>
        </draw:frame>
        <draw:line draw:style-name="gr45" draw:text-style-name="P24" draw:layer="layout" svg:x1="20.574cm" svg:y1="13.335cm" svg:x2="20.574cm" svg:y2="14.986cm">
          <text:p/>
        </draw:line>
        <draw:frame draw:style-name="gr11" draw:text-style-name="P27" draw:layer="layout" svg:width="0.889cm" svg:height="0.564cm" svg:x="20.447cm" svg:y="14.097cm">
          <draw:text-box>
            <text:p><text:span text:style-name="T2">A</text:span></text:p>
          </draw:text-box>
        </draw:frame>
        <draw:line draw:style-name="gr41" draw:text-style-name="P23" draw:layer="layout" svg:x1="24.257cm" svg:y1="18.161cm" svg:x2="25.527cm" svg:y2="18.161cm">
          <text:p/>
        </draw:line>
        <draw:line draw:style-name="gr42" draw:text-style-name="P24" draw:layer="layout" svg:x1="25.527cm" svg:y1="19.685cm" svg:x2="25.527cm" svg:y2="18.161cm">
          <text:p/>
        </draw:line>
        <draw:line draw:style-name="gr41" draw:text-style-name="P24" draw:layer="layout" svg:x1="0.254cm" svg:y1="19.685cm" svg:x2="25.527cm" svg:y2="19.685cm">
          <text:p/>
        </draw:line>
        <draw:line draw:style-name="gr47" draw:text-style-name="P24" draw:layer="layout" svg:x1="15.24cm" svg:y1="12.573cm" svg:x2="15.24cm" svg:y2="19.812cm">
          <text:p/>
        </draw:line>
        <draw:line draw:style-name="gr43" draw:text-style-name="P23" draw:layer="layout" svg:x1="14.859cm" svg:y1="15.24cm" svg:x2="17.391cm" svg:y2="15.24cm">
          <text:p/>
        </draw:line>
        <draw:line draw:style-name="gr43" draw:text-style-name="P23" draw:layer="layout" svg:x1="15.24cm" svg:y1="12.573cm" svg:x2="16.383cm" svg:y2="12.573cm">
          <text:p/>
        </draw:line>
        <draw:frame draw:style-name="gr7" draw:text-style-name="P28" draw:layer="layout" svg:width="2.159cm" svg:height="0.683cm" svg:x="24.13cm" svg:y="17.605cm">
          <draw:text-box>
            <text:p><text:span text:style-name="T1">Res</text:span></text:p>
          </draw:text-box>
        </draw:frame>
        <draw:custom-shape draw:style-name="gr48" draw:text-style-name="P20" draw:layer="layout" svg:width="6.858cm" svg:height="4.699cm" svg:x="4.572cm" svg:y="14.224cm">
          <text:p text:style-name="P20">Speichercontroller</text:p>
          <text:p text:style-name="P20">(memory_control)</text:p>
          <draw:enhanced-geometry svg:viewBox="0 0 21600 21600" draw:type="rectangle" draw:enhanced-path="M 0 0 L 21600 0 21600 21600 0 21600 0 0 Z N"/>
        </draw:custom-shape>
        <draw:line draw:style-name="gr43" draw:text-style-name="P23" draw:layer="layout" svg:x1="16.891cm" svg:y1="12.192cm" svg:x2="17.399cm" svg:y2="12.192cm">
          <text:p/>
        </draw:line>
        <draw:frame draw:style-name="gr11" draw:text-style-name="P27" draw:layer="layout" svg:width="1.016cm" svg:height="0.564cm" svg:x="15.113cm" svg:y="12.136cm">
          <draw:text-box>
            <text:p><text:span text:style-name="T2">Res</text:span></text:p>
          </draw:text-box>
        </draw:frame>
        <draw:frame draw:style-name="gr7" draw:text-style-name="P25" draw:layer="layout" svg:width="1.651cm" svg:height="0.683cm" svg:x="24.131cm" svg:y="3.938cm">
          <draw:text-box>
            <text:p><text:span text:style-name="T1">AluOp</text:span></text:p>
          </draw:text-box>
        </draw:frame>
        <draw:frame draw:style-name="gr7" draw:text-style-name="P25" draw:layer="layout" svg:width="1.651cm" svg:height="0.683cm" svg:x="2.794cm" svg:y="3.635cm">
          <draw:text-box>
            <text:p><text:span text:style-name="T1">AluOp</text:span></text:p>
          </draw:text-box>
        </draw:frame>
        <draw:frame draw:style-name="gr7" draw:text-style-name="P25" draw:layer="layout" svg:width="1.651cm" svg:height="0.683cm" svg:x="2.794cm" svg:y="4.143cm">
          <draw:text-box>
            <text:p><text:span text:style-name="T1">Done</text:span></text:p>
          </draw:text-box>
        </draw:frame>
        <draw:custom-shape draw:style-name="gr49" draw:text-style-name="P29" draw:layer="layout" svg:width="6.858cm" svg:height="2.286cm" svg:x="4.572cm" svg:y="10.922cm">
          <text:p text:style-name="P20">Programmzähler</text:p>
          <text:p text:style-name="P20">(pc_unit)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6.858cm" svg:height="1.778cm" svg:x="4.572cm" svg:y="8.128cm">
          <text:p text:style-name="P20">Stapel</text:p>
          <text:p text:style-name="P20">(stack)</text:p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11.43cm" svg:y1="9.017cm" svg:x2="15.24cm" svg:y2="9.017cm">
          <text:p/>
        </draw:line>
        <draw:line draw:style-name="gr42" draw:text-style-name="P24" draw:layer="layout" svg:x1="15.24cm" svg:y1="11.938cm" svg:x2="15.24cm" svg:y2="9.017cm">
          <text:p/>
        </draw:line>
        <draw:line draw:style-name="gr43" draw:text-style-name="P23" draw:layer="layout" svg:x1="15.24cm" svg:y1="11.938cm" svg:x2="16.383cm" svg:y2="11.938cm">
          <text:p/>
        </draw:line>
        <draw:frame draw:style-name="gr17" draw:text-style-name="P27" draw:layer="layout" svg:width="1.143cm" svg:height="0.877cm" svg:x="15.113cm" svg:y="11.442cm">
          <draw:text-box>
            <text:p><text:span text:style-name="T2">Data</text:span></text:p>
          </draw:text-box>
        </draw:frame>
        <draw:line draw:style-name="gr41" draw:text-style-name="P23" draw:layer="layout" svg:x1="24.257cm" svg:y1="18.669cm" svg:x2="25.908cm" svg:y2="18.669cm">
          <text:p/>
        </draw:line>
        <draw:frame draw:style-name="gr7" draw:text-style-name="P28" draw:layer="layout" svg:width="2.159cm" svg:height="0.683cm" svg:x="24.13cm" svg:y="18.113cm">
          <draw:text-box>
            <text:p><text:span text:style-name="T1">SB</text:span></text:p>
          </draw:text-box>
        </draw:frame>
        <draw:line draw:style-name="gr42" draw:text-style-name="P24" draw:layer="layout" svg:x1="25.908cm" svg:y1="20.193cm" svg:x2="25.908cm" svg:y2="18.669cm">
          <text:p/>
        </draw:line>
        <draw:line draw:style-name="gr41" draw:text-style-name="P24" draw:layer="layout" svg:x1="2.794cm" svg:y1="20.193cm" svg:x2="25.908cm" svg:y2="20.193cm">
          <text:p/>
        </draw:line>
        <draw:line draw:style-name="gr51" draw:text-style-name="P24" draw:layer="layout" svg:x1="0.127cm" svg:y1="18.669cm" svg:x2="1.651cm" svg:y2="18.669cm">
          <text:p/>
        </draw:line>
        <draw:line draw:style-name="gr42" draw:text-style-name="P24" draw:layer="layout" svg:x1="2.794cm" svg:y1="20.193cm" svg:x2="2.794cm" svg:y2="12.827cm">
          <text:p/>
        </draw:line>
        <draw:line draw:style-name="gr42" draw:text-style-name="P24" draw:layer="layout" svg:x1="0.254cm" svg:y1="19.685cm" svg:x2="0.254cm" svg:y2="12.319cm">
          <text:p/>
        </draw:line>
        <draw:frame draw:style-name="gr7" draw:text-style-name="P28" draw:layer="layout" svg:width="2.159cm" svg:height="0.683cm" svg:x="3.175cm" svg:y="12.319cm">
          <draw:text-box>
            <text:p><text:span text:style-name="T1">SB</text:span></text:p>
          </draw:text-box>
        </draw:frame>
        <draw:line draw:style-name="gr43" draw:text-style-name="P24" draw:layer="layout" svg:x1="1.397cm" svg:y1="11.811cm" svg:x2="2.921cm" svg:y2="11.811cm">
          <text:p/>
        </draw:line>
        <draw:line draw:style-name="gr43" draw:text-style-name="P24" draw:layer="layout" svg:x1="0.254cm" svg:y1="12.319cm" svg:x2="4.572cm" svg:y2="12.319cm">
          <text:p/>
        </draw:line>
        <draw:frame draw:style-name="gr7" draw:text-style-name="P28" draw:layer="layout" svg:width="2.159cm" svg:height="0.683cm" svg:x="3.175cm" svg:y="11.763cm">
          <draw:text-box>
            <text:p><text:span text:style-name="T1">Res</text:span></text:p>
          </draw:text-box>
        </draw:frame>
        <draw:line draw:style-name="gr42" draw:text-style-name="P24" draw:layer="layout" svg:x1="2.286cm" svg:y1="14.605cm" svg:x2="2.286cm" svg:y2="7.874cm">
          <text:p/>
        </draw:line>
        <draw:line draw:style-name="gr51" draw:text-style-name="P23" draw:layer="layout" svg:x1="2.159cm" svg:y1="8.509cm" svg:x2="4.572cm" svg:y2="8.509cm">
          <text:p/>
        </draw:line>
        <draw:frame draw:style-name="gr11" draw:text-style-name="P27" draw:layer="layout" svg:width="1.016cm" svg:height="0.564cm" svg:x="3.556cm" svg:y="8.072cm">
          <draw:text-box>
            <text:p><text:span text:style-name="T2">En</text:span></text:p>
          </draw:text-box>
        </draw:frame>
        <draw:line draw:style-name="gr34" draw:text-style-name="P23" draw:layer="layout" svg:x1="0.508cm" svg:y1="11.049cm" svg:x2="2.921cm" svg:y2="11.049cm">
          <text:p/>
        </draw:line>
        <draw:frame draw:style-name="gr18" draw:text-style-name="P27" draw:layer="layout" svg:width="1.397cm" svg:height="0.564cm" svg:x="3.175cm" svg:y="10.922cm">
          <draw:text-box>
            <text:p><text:span text:style-name="T2">PCOp</text:span></text:p>
          </draw:text-box>
        </draw:frame>
        <draw:line draw:style-name="gr51" draw:text-style-name="P23" draw:layer="layout" svg:x1="2.159cm" svg:y1="14.605cm" svg:x2="4.572cm" svg:y2="14.605cm">
          <text:p/>
        </draw:line>
        <draw:frame draw:style-name="gr11" draw:text-style-name="P27" draw:layer="layout" svg:width="1.016cm" svg:height="0.564cm" svg:x="3.556cm" svg:y="14.097cm">
          <draw:text-box>
            <text:p><text:span text:style-name="T2">En</text:span></text:p>
          </draw:text-box>
        </draw:frame>
        <draw:line draw:style-name="gr45" draw:text-style-name="P24" draw:layer="layout" svg:x1="1.143cm" svg:y1="15.367cm" svg:x2="4.572cm" svg:y2="15.367cm">
          <text:p/>
        </draw:line>
        <draw:frame draw:style-name="gr19" draw:text-style-name="P30" draw:layer="layout" svg:width="2.159cm" svg:height="0.607cm" svg:x="3.048cm" svg:y="14.887cm">
          <draw:text-box>
            <text:p><text:span text:style-name="T3">AluOp</text:span></text:p>
          </draw:text-box>
        </draw:frame>
        <draw:line draw:style-name="gr51" draw:text-style-name="P24" draw:layer="layout" svg:x1="1.016cm" svg:y1="9.525cm" svg:x2="4.572cm" svg:y2="9.525cm">
          <text:p/>
        </draw:line>
        <draw:frame draw:style-name="gr7" draw:text-style-name="P25" draw:layer="layout" svg:width="1.651cm" svg:height="0.683cm" svg:x="2.794cm" svg:y="8.969cm">
          <draw:text-box>
            <text:p><text:span text:style-name="T1">AluOp</text:span></text:p>
          </draw:text-box>
        </draw:frame>
        <draw:line draw:style-name="gr41" draw:text-style-name="P23" draw:layer="layout" svg:x1="11.43cm" svg:y1="15.875cm" svg:x2="13.081cm" svg:y2="15.875cm">
          <text:p/>
        </draw:line>
        <draw:line draw:style-name="gr42" draw:text-style-name="P24" draw:layer="layout" svg:x1="13.081cm" svg:y1="15.875cm" svg:x2="13.081cm" svg:y2="7.493cm">
          <text:p/>
        </draw:line>
        <draw:line draw:style-name="gr41" draw:text-style-name="P24" draw:layer="layout" svg:x1="2.667cm" svg:y1="7.493cm" svg:x2="13.081cm" svg:y2="7.493cm">
          <text:p/>
        </draw:line>
        <draw:line draw:style-name="gr42" draw:text-style-name="P24" draw:layer="layout" svg:x1="2.667cm" svg:y1="7.493cm" svg:x2="2.667cm" svg:y2="6.731cm">
          <text:p/>
        </draw:line>
        <draw:line draw:style-name="gr43" draw:text-style-name="P24" draw:layer="layout" svg:x1="2.667cm" svg:y1="6.731cm" svg:x2="4.572cm" svg:y2="6.731cm">
          <text:p/>
        </draw:line>
        <draw:frame draw:style-name="gr7" draw:text-style-name="P25" draw:layer="layout" svg:width="1.651cm" svg:height="0.683cm" svg:x="2.794cm" svg:y="6.175cm">
          <draw:text-box>
            <text:p><text:span text:style-name="T1">Ready</text:span></text:p>
          </draw:text-box>
        </draw:frame>
        <draw:frame draw:style-name="gr7" draw:text-style-name="P25" draw:layer="layout" svg:width="1.651cm" svg:height="0.683cm" svg:x="11.303cm" svg:y="15.319cm">
          <draw:text-box>
            <text:p><text:span text:style-name="T1">Ready</text:span></text:p>
          </draw:text-box>
        </draw:frame>
        <draw:line draw:style-name="gr32" draw:text-style-name="P23" draw:layer="layout" svg:x1="11.43cm" svg:y1="16.764cm" svg:x2="14.478cm" svg:y2="16.764cm">
          <text:p/>
        </draw:line>
        <draw:frame draw:style-name="gr7" draw:text-style-name="P25" draw:layer="layout" svg:width="1.651cm" svg:height="0.683cm" svg:x="11.303cm" svg:y="16.208cm">
          <draw:text-box>
            <text:p><text:span text:style-name="T1">RData</text:span></text:p>
          </draw:text-box>
        </draw:frame>
        <draw:line draw:style-name="gr29" draw:text-style-name="P24" draw:layer="layout" svg:x1="14.478cm" svg:y1="16.764cm" svg:x2="14.478cm" svg:y2="6.858cm">
          <text:p/>
        </draw:line>
        <draw:line draw:style-name="gr33" draw:text-style-name="P24" draw:layer="layout" svg:x1="14.478cm" svg:y1="6.858cm" svg:x2="17.399cm" svg:y2="6.858cm">
          <text:p/>
        </draw:line>
        <draw:frame draw:style-name="gr17" draw:text-style-name="P27" draw:layer="layout" svg:width="1.397cm" svg:height="0.877cm" svg:x="15.875cm" svg:y="6.35cm">
          <draw:text-box>
            <text:p><text:span text:style-name="T2">RData</text:span></text:p>
          </draw:text-box>
        </draw:frame>
        <draw:custom-shape draw:style-name="gr52" draw:text-style-name="P31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24" draw:layer="layout" svg:x1="2.159cm" svg:y1="18.288cm" svg:x2="4.572cm" svg:y2="18.288cm">
          <text:p/>
        </draw:line>
        <draw:frame draw:style-name="gr19" draw:text-style-name="P25" draw:layer="layout" svg:width="2.159cm" svg:height="0.607cm" svg:x="0.381cm" svg:y="18.161cm">
          <draw:text-box>
            <text:p><text:span text:style-name="T4">Res</text:span></text:p>
          </draw:text-box>
        </draw:frame>
        <draw:line draw:style-name="gr45" draw:text-style-name="P24" draw:layer="layout" svg:x1="0.508cm" svg:y1="17.907cm" svg:x2="1.651cm" svg:y2="17.907cm">
          <text:p/>
        </draw:line>
        <draw:line draw:style-name="gr41" draw:text-style-name="P23" draw:layer="layout" svg:x1="11.43cm" svg:y1="12.192cm" svg:x2="12.319cm" svg:y2="12.192cm">
          <text:p/>
        </draw:line>
        <draw:line draw:style-name="gr42" draw:text-style-name="P24" draw:layer="layout" svg:x1="12.319cm" svg:y1="13.716cm" svg:x2="12.319cm" svg:y2="12.192cm">
          <text:p/>
        </draw:line>
        <draw:line draw:style-name="gr41" draw:text-style-name="P24" draw:layer="layout" svg:x1="0.508cm" svg:y1="13.716cm" svg:x2="12.319cm" svg:y2="13.716cm">
          <text:p/>
        </draw:line>
        <draw:line draw:style-name="gr42" draw:text-style-name="P24" draw:layer="layout" svg:x1="0.508cm" svg:y1="17.907cm" svg:x2="0.508cm" svg:y2="13.716cm">
          <text:p/>
        </draw:line>
        <draw:frame draw:style-name="gr19" draw:text-style-name="P25" draw:layer="layout" svg:width="2.159cm" svg:height="0.607cm" svg:x="0.381cm" svg:y="17.427cm">
          <draw:text-box>
            <text:p><text:span text:style-name="T4">PC</text:span></text:p>
          </draw:text-box>
        </draw:frame>
        <draw:frame draw:style-name="gr7" draw:text-style-name="P25" draw:layer="layout" svg:width="1.651cm" svg:height="0.683cm" svg:x="11.176cm" svg:y="11.636cm">
          <draw:text-box>
            <text:p><text:span text:style-name="T1">PC</text:span></text:p>
          </draw:text-box>
        </draw:frame>
        <draw:line draw:style-name="gr53" draw:text-style-name="P23" draw:layer="layout" svg:x1="12.192cm" svg:y1="13.716cm" svg:x2="13.716cm" svg:y2="13.716cm">
          <text:p/>
        </draw:line>
        <draw:line draw:style-name="gr42" draw:text-style-name="P24" draw:layer="layout" svg:x1="13.716cm" svg:y1="18.669cm" svg:x2="13.716cm" svg:y2="13.716cm">
          <text:p/>
        </draw:line>
        <draw:line draw:style-name="gr43" draw:text-style-name="P23" draw:layer="layout" svg:x1="13.716cm" svg:y1="18.669cm" svg:x2="17.399cm" svg:y2="18.669cm">
          <text:p/>
        </draw:line>
        <draw:frame draw:style-name="gr11" draw:text-style-name="P27" draw:layer="layout" svg:width="1.016cm" svg:height="0.564cm" svg:x="16.383cm" svg:y="18.161cm">
          <draw:text-box>
            <text:p><text:span text:style-name="T2">PC</text:span></text:p>
          </draw:text-box>
        </draw:frame>
        <draw:line draw:style-name="gr47" draw:text-style-name="P24" draw:layer="layout" svg:x1="13.97cm" svg:y1="18.034cm" svg:x2="13.97cm" svg:y2="2.159cm">
          <text:p/>
        </draw:line>
        <draw:line draw:style-name="gr43" draw:text-style-name="P23" draw:layer="layout" svg:x1="13.97cm" svg:y1="18.034cm" svg:x2="17.399cm" svg:y2="18.034cm">
          <text:p/>
        </draw:line>
        <draw:frame draw:style-name="gr17" draw:text-style-name="P27" draw:layer="layout" svg:width="1.397cm" svg:height="0.877cm" svg:x="16.002cm" svg:y="17.526cm">
          <draw:text-box>
            <text:p><text:span text:style-name="T2">AluOp</text:span></text:p>
          </draw:text-box>
        </draw:frame>
        <draw:frame draw:style-name="gr22" draw:text-style-name="P25" draw:layer="layout" svg:width="1.175cm" svg:height="0.599cm" svg:x="3.27cm" svg:y="17.816cm">
          <draw:text-box>
            <text:p><text:span text:style-name="T4">Addr</text:span></text:p>
          </draw:text-box>
        </draw:frame>
        <draw:line draw:style-name="gr53" draw:text-style-name="P24" draw:layer="layout" svg:x1="20.955cm" svg:y1="13.716cm" svg:x2="26.924cm" svg:y2="13.716cm">
          <text:p/>
        </draw:line>
        <draw:line draw:style-name="gr42" draw:text-style-name="P24" draw:layer="layout" svg:x1="26.924cm" svg:y1="20.701cm" svg:x2="26.924cm" svg:y2="13.716cm">
          <text:p/>
        </draw:line>
        <draw:line draw:style-name="gr41" draw:text-style-name="P24" draw:layer="layout" svg:x1="2.54cm" svg:y1="20.701cm" svg:x2="26.924cm" svg:y2="20.701cm">
          <text:p/>
        </draw:line>
        <draw:line draw:style-name="gr42" draw:text-style-name="P24" draw:layer="layout" svg:x1="2.54cm" svg:y1="20.701cm" svg:x2="2.54cm" svg:y2="17.653cm">
          <text:p/>
        </draw:line>
        <draw:line draw:style-name="gr45" draw:text-style-name="P24" draw:layer="layout" svg:x1="2.54cm" svg:y1="17.653cm" svg:x2="4.572cm" svg:y2="17.653cm">
          <text:p/>
        </draw:line>
        <draw:frame draw:style-name="gr23" draw:text-style-name="P25" draw:layer="layout" svg:width="1.476cm" svg:height="0.599cm" svg:x="2.921cm" svg:y="17.145cm">
          <draw:text-box>
            <text:p><text:span text:style-name="T4">WData</text:span></text:p>
          </draw:text-box>
        </draw:frame>
        <draw:frame draw:style-name="gr24" draw:text-style-name="P32" draw:layer="layout" svg:width="29.591cm" svg:height="1.524cm" svg:x="0cm" svg:y="0cm">
          <draw:text-box>
            <text:p text:style-name="P20">Fetch <text:s text:c="3"/><text:span text:style-name="T6">Decode</text:span> <text:s text:c="3"/>Read <text:s text:c="3"/>Execute <text:s text:c="3"/>MemoryWrite <text:s text:c="3"/>StackReadWrite <text:s text:c="3"/>RegWrite</text:p>
          </draw:text-box>
        </draw:frame>
        <draw:line draw:style-name="gr42" draw:text-style-name="P24" draw:layer="layout" svg:x1="1.143cm" svg:y1="15.367cm" svg:x2="1.143cm" svg:y2="9.525cm">
          <text:p/>
        </draw:line>
        <draw:line draw:style-name="gr42" draw:text-style-name="P24" draw:layer="layout" svg:x1="1.143cm" svg:y1="9.525cm" svg:x2="1.143cm" svg:y2="4.191cm">
          <text:p/>
        </draw:line>
        <draw:line draw:style-name="gr29" draw:text-style-name="P24" draw:layer="layout" svg:x1="1.143cm" svg:y1="4.191cm" svg:x2="1.143cm" svg:y2="2.286cm">
          <text:p/>
        </draw:line>
        <draw:custom-shape draw:style-name="gr56" draw:text-style-name="P31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016cm" svg:height="0.564cm" svg:x="2.159cm" svg:y="10.485cm">
          <draw:text-box>
            <text:p><text:span text:style-name="T2">En</text:span></text:p>
          </draw:text-box>
        </draw:frame>
        <draw:line draw:style-name="gr37" draw:text-style-name="P24" draw:layer="layout" svg:x1="0.508cm" svg:y1="7.874cm" svg:x2="2.413cm" svg:y2="7.874cm">
          <text:p/>
        </draw:line>
        <draw:line draw:style-name="gr29" draw:text-style-name="P24" draw:layer="layout" svg:x1="0.508cm" svg:y1="11.049cm" svg:x2="0.508cm" svg:y2="7.874cm">
          <text:p/>
        </draw:line>
        <draw:line draw:style-name="gr33" draw:text-style-name="P24" draw:layer="layout" svg:x1="3.429cm" svg:y1="11.43cm" svg:x2="4.572cm" svg:y2="11.43cm">
          <text:p/>
        </draw:line>
        <draw:line draw:style-name="gr55" draw:text-style-name="P24" draw:layer="layout" svg:x1="1.397cm" svg:y1="12.827cm" svg:x2="2.794cm" svg:y2="12.827cm">
          <text:p/>
        </draw:line>
        <draw:line draw:style-name="gr55" draw:text-style-name="P24" draw:layer="layout" svg:x1="1.397cm" svg:y1="12.827cm" svg:x2="1.397cm" svg:y2="11.811cm">
          <text:p/>
        </draw:line>
        <draw:frame draw:style-name="gr11" draw:text-style-name="P27" draw:layer="layout" svg:width="1.016cm" svg:height="0.564cm" svg:x="2.159cm" svg:y="11.247cm">
          <draw:text-box>
            <text:p><text:span text:style-name="T2">SB</text:span></text:p>
          </draw:text-box>
        </draw:frame>
        <draw:line draw:style-name="gr42" draw:text-style-name="P24" draw:layer="layout" svg:x1="14.859cm" svg:y1="9.779cm" svg:x2="14.859cm" svg:y2="7.874cm">
          <text:p/>
        </draw:line>
        <draw:line draw:style-name="gr29" draw:text-style-name="P24" draw:layer="layout" svg:x1="14.859cm" svg:y1="8.001cm" svg:x2="14.859cm" svg:y2="4.318cm">
          <text:p/>
        </draw:line>
        <draw:line draw:style-name="gr37" draw:text-style-name="P24" draw:layer="layout" svg:x1="2.286cm" svg:y1="7.874cm" svg:x2="14.986cm" svg:y2="7.874cm">
          <text:p/>
        </draw:line>
      </draw:page>
      <draw:page draw:name="page8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57cm" svg:y1="4.572cm" svg:x2="25.527cm" svg:y2="4.572cm">
          <text:p/>
        </draw:line>
        <draw:line draw:style-name="gr4" draw:text-style-name="P5" draw:layer="layout" svg:x1="25.527cm" svg:y1="4.572cm" svg:x2="25.527cm" svg:y2="2.159cm">
          <text:p/>
        </draw:line>
        <draw:line draw:style-name="gr3" draw:text-style-name="P5" draw:layer="layout" svg:x1="1.143cm" svg:y1="2.286cm" svg:x2="25.527cm" svg:y2="2.159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57" draw:text-style-name="P19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57cm" svg:y1="5.715cm" svg:x2="25.908cm" svg:y2="5.715cm">
          <text:p/>
        </draw:line>
        <draw:line draw:style-name="gr4" draw:text-style-name="P5" draw:layer="layout" svg:x1="25.908cm" svg:y1="8.255cm" svg:x2="25.908cm" svg:y2="5.715cm">
          <text:p/>
        </draw:line>
        <draw:line draw:style-name="gr3" draw:text-style-name="P5" draw:layer="layout" svg:x1="16.383cm" svg:y1="8.255cm" svg:x2="25.908cm" svg:y2="8.255cm">
          <text:p/>
        </draw:line>
        <draw:line draw:style-name="gr4" draw:text-style-name="P5" draw:layer="layout" svg:x1="16.383cm" svg:y1="10.287cm" svg:x2="16.383cm" svg:y2="8.255cm">
          <text:p/>
        </draw:line>
        <draw:line draw:style-name="gr6" draw:text-style-name="P4" draw:layer="layout" svg:x1="16.383cm" svg:y1="10.287cm" svg:x2="17.399cm" svg:y2="10.287cm">
          <text:p/>
        </draw:line>
        <draw:line draw:style-name="gr34" draw:text-style-name="P5" draw:layer="layout" svg:x1="20.066cm" svg:y1="7.239cm" svg:x2="20.066cm" svg:y2="9.398cm">
          <text:p/>
        </draw:line>
        <draw:line draw:style-name="gr34" draw:text-style-name="P5" draw:layer="layout" svg:x1="20.574cm" svg:y1="7.239cm" svg:x2="20.574cm" svg:y2="9.398cm">
          <text:p/>
        </draw:line>
        <draw:line draw:style-name="gr34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33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34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34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" draw:text-style-name="P4" draw:layer="layout" svg:x1="24.257cm" svg:y1="18.161cm" svg:x2="25.527cm" svg:y2="18.161cm">
          <text:p/>
        </draw:line>
        <draw:line draw:style-name="gr4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25.527cm" svg:y2="19.685cm">
          <text:p/>
        </draw:line>
        <draw:line draw:style-name="gr13" draw:text-style-name="P5" draw:layer="layout" svg:x1="15.24cm" svg:y1="12.573cm" svg:x2="15.24cm" svg:y2="19.812cm">
          <text:p/>
        </draw:line>
        <draw:line draw:style-name="gr6" draw:text-style-name="P4" draw:layer="layout" svg:x1="14.859cm" svg:y1="15.24cm" svg:x2="17.391cm" svg:y2="15.24cm">
          <text:p/>
        </draw:line>
        <draw:line draw:style-name="gr6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14" draw:text-style-name="P1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7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4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5" draw:text-style-name="P4" draw:layer="layout" svg:x1="2.159cm" svg:y1="14.605cm" svg:x2="4.572cm" svg:y2="14.605cm">
          <text:p/>
        </draw:line>
        <draw:frame draw:style-name="gr1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uO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ad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ata</text:span></text:p>
          </draw:text-box>
        </draw:frame>
        <draw:line draw:style-name="gr4" draw:text-style-name="P5" draw:layer="layout" svg:x1="14.478cm" svg:y1="16.764cm" svg:x2="14.478cm" svg:y2="6.858cm">
          <text:p/>
        </draw:line>
        <draw:line draw:style-name="gr6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10" draw:text-style-name="P5" draw:layer="layout" svg:x1="0.508cm" svg:y1="17.907cm" svg:x2="1.651cm" svg:y2="17.907cm">
          <text:p/>
        </draw:line>
        <draw:line draw:style-name="gr3" draw:text-style-name="P4" draw:layer="layout" svg:x1="11.43cm" svg:y1="12.192cm" svg:x2="12.319cm" svg:y2="12.192cm">
          <text:p/>
        </draw:line>
        <draw:line draw:style-name="gr4" draw:text-style-name="P5" draw:layer="layout" svg:x1="12.319cm" svg:y1="13.716cm" svg:x2="12.319cm" svg:y2="12.192cm">
          <text:p/>
        </draw:line>
        <draw:line draw:style-name="gr3" draw:text-style-name="P5" draw:layer="layout" svg:x1="0.508cm" svg:y1="13.716cm" svg:x2="12.319cm" svg:y2="13.716cm">
          <text:p/>
        </draw:line>
        <draw:line draw:style-name="gr4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13" draw:text-style-name="P5" draw:layer="layout" svg:x1="13.97cm" svg:y1="18.034cm" svg:x2="13.97cm" svg:y2="2.159cm">
          <text:p/>
        </draw:line>
        <draw:line draw:style-name="gr6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p</text:span></text:p>
          </draw:text-box>
        </draw:frame>
        <draw:frame draw:style-name="gr22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Fetch <text:s text:c="3"/><text:span text:style-name="T5">Decode</text:span> <text:s text:c="3"/><text:span text:style-name="T6">Read</text:span> <text:s text:c="3"/>Execute <text:s text:c="3"/>MemoryWrite <text:s text:c="3"/>StackReadWrite <text:s text:c="3"/>RegWrite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29" draw:text-style-name="P5" draw:layer="layout" svg:x1="14.859cm" svg:y1="9.779cm" svg:x2="14.859cm" svg:y2="7.874cm">
          <text:p/>
        </draw:line>
        <draw:line draw:style-name="gr36" draw:text-style-name="P5" draw:layer="layout" svg:x1="14.859cm" svg:y1="8.001cm" svg:x2="14.859cm" svg:y2="4.191cm">
          <text:p/>
        </draw:line>
        <draw:line draw:style-name="gr26" draw:text-style-name="P5" draw:layer="layout" svg:x1="2.286cm" svg:y1="7.874cm" svg:x2="14.986cm" svg:y2="7.874cm">
          <text:p/>
        </draw:line>
        <draw:line draw:style-name="gr38" draw:text-style-name="P5" draw:layer="layout" svg:x1="11.43cm" svg:y1="4.318cm" svg:x2="14.859cm" svg:y2="4.318cm">
          <text:p/>
        </draw:line>
        <draw:line draw:style-name="gr13" draw:text-style-name="P5" draw:layer="layout" svg:x1="14.859cm" svg:y1="15.24cm" svg:x2="14.859cm" svg:y2="9.652cm">
          <text:p/>
        </draw:line>
      </draw:page>
      <draw:page draw:name="page9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24.257cm" svg:y1="4.572cm" svg:x2="25.527cm" svg:y2="4.572cm">
          <text:p/>
        </draw:line>
        <draw:line draw:style-name="gr29" draw:text-style-name="P5" draw:layer="layout" svg:x1="25.527cm" svg:y1="4.572cm" svg:x2="25.527cm" svg:y2="2.286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9" draw:text-style-name="P1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57cm" svg:y1="5.715cm" svg:x2="25.908cm" svg:y2="5.715cm">
          <text:p/>
        </draw:line>
        <draw:line draw:style-name="gr4" draw:text-style-name="P5" draw:layer="layout" svg:x1="25.908cm" svg:y1="8.255cm" svg:x2="25.908cm" svg:y2="5.715cm">
          <text:p/>
        </draw:line>
        <draw:line draw:style-name="gr3" draw:text-style-name="P5" draw:layer="layout" svg:x1="16.383cm" svg:y1="8.255cm" svg:x2="25.908cm" svg:y2="8.255cm">
          <text:p/>
        </draw:line>
        <draw:line draw:style-name="gr4" draw:text-style-name="P5" draw:layer="layout" svg:x1="16.383cm" svg:y1="10.287cm" svg:x2="16.383cm" svg:y2="8.255cm">
          <text:p/>
        </draw:line>
        <draw:line draw:style-name="gr6" draw:text-style-name="P4" draw:layer="layout" svg:x1="16.383cm" svg:y1="10.287cm" svg:x2="17.399cm" svg:y2="10.287cm">
          <text:p/>
        </draw:line>
        <draw:line draw:style-name="gr10" draw:text-style-name="P5" draw:layer="layout" svg:x1="20.066cm" svg:y1="7.239cm" svg:x2="20.066cm" svg:y2="9.398cm">
          <text:p/>
        </draw:line>
        <draw:line draw:style-name="gr10" draw:text-style-name="P5" draw:layer="layout" svg:x1="20.574cm" svg:y1="7.239cm" svg:x2="20.574cm" svg:y2="9.398cm">
          <text:p/>
        </draw:line>
        <draw:line draw:style-name="gr10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6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19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36" draw:text-style-name="P5" draw:layer="layout" svg:x1="14.859cm" svg:y1="15.24cm" svg:x2="14.859cm" svg:y2="9.652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34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34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2" draw:text-style-name="P4" draw:layer="layout" svg:x1="24.257cm" svg:y1="18.161cm" svg:x2="25.527cm" svg:y2="18.161cm">
          <text:p/>
        </draw:line>
        <draw:line draw:style-name="gr29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15.24cm" svg:y2="19.685cm">
          <text:p/>
        </draw:line>
        <draw:line draw:style-name="gr36" draw:text-style-name="P5" draw:layer="layout" svg:x1="15.24cm" svg:y1="12.573cm" svg:x2="15.24cm" svg:y2="19.812cm">
          <text:p/>
        </draw:line>
        <draw:line draw:style-name="gr33" draw:text-style-name="P4" draw:layer="layout" svg:x1="14.859cm" svg:y1="15.24cm" svg:x2="17.391cm" svg:y2="15.24cm">
          <text:p/>
        </draw:line>
        <draw:line draw:style-name="gr33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14" draw:text-style-name="P1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58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4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5" draw:text-style-name="P4" draw:layer="layout" svg:x1="2.159cm" svg:y1="14.605cm" svg:x2="4.572cm" svg:y2="14.605cm">
          <text:p/>
        </draw:line>
        <draw:frame draw:style-name="gr1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uO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ad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ata</text:span></text:p>
          </draw:text-box>
        </draw:frame>
        <draw:line draw:style-name="gr4" draw:text-style-name="P5" draw:layer="layout" svg:x1="14.478cm" svg:y1="16.764cm" svg:x2="14.478cm" svg:y2="6.858cm">
          <text:p/>
        </draw:line>
        <draw:line draw:style-name="gr6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10" draw:text-style-name="P5" draw:layer="layout" svg:x1="0.508cm" svg:y1="17.907cm" svg:x2="1.651cm" svg:y2="17.907cm">
          <text:p/>
        </draw:line>
        <draw:line draw:style-name="gr3" draw:text-style-name="P4" draw:layer="layout" svg:x1="11.43cm" svg:y1="12.192cm" svg:x2="12.319cm" svg:y2="12.192cm">
          <text:p/>
        </draw:line>
        <draw:line draw:style-name="gr4" draw:text-style-name="P5" draw:layer="layout" svg:x1="12.319cm" svg:y1="13.716cm" svg:x2="12.319cm" svg:y2="12.192cm">
          <text:p/>
        </draw:line>
        <draw:line draw:style-name="gr3" draw:text-style-name="P5" draw:layer="layout" svg:x1="0.508cm" svg:y1="13.716cm" svg:x2="12.319cm" svg:y2="13.716cm">
          <text:p/>
        </draw:line>
        <draw:line draw:style-name="gr4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33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p</text:span></text:p>
          </draw:text-box>
        </draw:frame>
        <draw:frame draw:style-name="gr22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Fetch <text:s text:c="3"/><text:span text:style-name="T5">Decode</text:span> <text:s text:c="3"/>Read <text:s text:c="3"/><text:span text:style-name="T6">Execute</text:span> <text:s text:c="3"/>MemoryWrite <text:s text:c="3"/>StackReadWrite <text:s text:c="3"/>RegWrite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29" draw:text-style-name="P5" draw:layer="layout" svg:x1="14.859cm" svg:y1="9.779cm" svg:x2="14.859cm" svg:y2="7.874cm">
          <text:p/>
        </draw:line>
        <draw:line draw:style-name="gr36" draw:text-style-name="P5" draw:layer="layout" svg:x1="14.859cm" svg:y1="8.001cm" svg:x2="14.859cm" svg:y2="4.191cm">
          <text:p/>
        </draw:line>
        <draw:line draw:style-name="gr26" draw:text-style-name="P5" draw:layer="layout" svg:x1="2.286cm" svg:y1="7.874cm" svg:x2="14.986cm" svg:y2="7.874cm">
          <text:p/>
        </draw:line>
        <draw:line draw:style-name="gr38" draw:text-style-name="P5" draw:layer="layout" svg:x1="11.43cm" svg:y1="4.318cm" svg:x2="14.859cm" svg:y2="4.318cm">
          <text:p/>
        </draw:line>
        <draw:line draw:style-name="gr32" draw:text-style-name="P5" draw:layer="layout" svg:x1="13.97cm" svg:y1="2.286cm" svg:x2="25.527cm" svg:y2="2.286cm">
          <text:p/>
        </draw:line>
        <draw:line draw:style-name="gr3" draw:text-style-name="P5" draw:layer="layout" svg:x1="1.143cm" svg:y1="2.286cm" svg:x2="13.97cm" svg:y2="2.286cm">
          <text:p/>
        </draw:line>
        <draw:line draw:style-name="gr36" draw:text-style-name="P5" draw:layer="layout" svg:x1="13.97cm" svg:y1="18.034cm" svg:x2="13.97cm" svg:y2="2.159cm">
          <text:p/>
        </draw:line>
        <draw:line draw:style-name="gr32" draw:text-style-name="P5" draw:layer="layout" svg:x1="15.24cm" svg:y1="19.685cm" svg:x2="25.527cm" svg:y2="19.685cm">
          <text:p/>
        </draw:line>
      </draw:page>
      <draw:page draw:name="page10" draw:style-name="dp1" draw:master-page-name="Default">
        <draw:custom-shape draw:style-name="gr1" draw:text-style-name="P2" draw:layer="layout" svg:width="6.858cm" svg:height="3.302cm" svg:x="4.572cm" svg:y="3.937cm">
          <text:p text:style-name="P1">Steuerwerk</text:p>
          <text:p text:style-name="P1">(control_uni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7.399cm" svg:y="3.937cm">
          <text:p text:style-name="P1">Dekodierer</text:p>
          <text:p text:style-name="P1">(decoder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57cm" svg:y1="4.572cm" svg:x2="25.527cm" svg:y2="4.572cm">
          <text:p/>
        </draw:line>
        <draw:line draw:style-name="gr4" draw:text-style-name="P5" draw:layer="layout" svg:x1="25.527cm" svg:y1="4.572cm" svg:x2="25.527cm" svg:y2="2.286cm">
          <text:p/>
        </draw:line>
        <draw:line draw:style-name="gr5" draw:text-style-name="P5" draw:layer="layout" svg:x1="1.016cm" svg:y1="4.191cm" svg:x2="4.572cm" svg:y2="4.191cm">
          <text:p/>
        </draw:line>
        <draw:line draw:style-name="gr3" draw:text-style-name="P5" draw:layer="layout" svg:x1="24.257cm" svg:y1="4.953cm" svg:x2="25.908cm" svg:y2="4.953cm">
          <text:p/>
        </draw:line>
        <draw:line draw:style-name="gr4" draw:text-style-name="P5" draw:layer="layout" svg:x1="25.908cm" svg:y1="4.953cm" svg:x2="25.908cm" svg:y2="1.778cm">
          <text:p/>
        </draw:line>
        <draw:line draw:style-name="gr3" draw:text-style-name="P5" draw:layer="layout" svg:x1="2.667cm" svg:y1="1.905cm" svg:x2="25.908cm" svg:y2="1.778cm">
          <text:p/>
        </draw:line>
        <draw:line draw:style-name="gr4" draw:text-style-name="P5" draw:layer="layout" svg:x1="2.667cm" svg:y1="4.699cm" svg:x2="2.667cm" svg:y2="1.905cm">
          <text:p/>
        </draw:line>
        <draw:line draw:style-name="gr6" draw:text-style-name="P5" draw:layer="layout" svg:x1="2.667cm" svg:y1="4.699cm" svg:x2="4.572cm" svg:y2="4.699cm">
          <text:p/>
        </draw:line>
        <draw:frame draw:style-name="gr7" draw:text-style-name="P7" draw:layer="layout" svg:width="1.651cm" svg:height="0.683cm" svg:x="24.13cm" svg:y="3.937cm">
          <draw:text-box>
            <text:p text:style-name="P6"><text:span text:style-name="T1">AluOp</text:span></text:p>
          </draw:text-box>
        </draw:frame>
        <draw:frame draw:style-name="gr8" draw:text-style-name="P9" draw:layer="layout" svg:width="2.159cm" svg:height="1.115cm" svg:x="24.13cm" svg:y="4.445cm">
          <draw:text-box>
            <text:p text:style-name="P8"><text:span text:style-name="T1">Done</text:span></text:p>
          </draw:text-box>
        </draw:frame>
        <draw:custom-shape draw:style-name="gr57" draw:text-style-name="P19" draw:layer="layout" svg:width="6.858cm" svg:height="3.937cm" svg:x="17.399cm" svg:y="9.398cm">
          <text:p text:style-name="P1">Register</text:p>
          <text:p text:style-name="P1">(regfile)</text:p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4.257cm" svg:y1="5.715cm" svg:x2="25.908cm" svg:y2="5.715cm">
          <text:p/>
        </draw:line>
        <draw:line draw:style-name="gr29" draw:text-style-name="P5" draw:layer="layout" svg:x1="25.908cm" svg:y1="8.255cm" svg:x2="25.908cm" svg:y2="5.715cm">
          <text:p/>
        </draw:line>
        <draw:line draw:style-name="gr32" draw:text-style-name="P5" draw:layer="layout" svg:x1="16.383cm" svg:y1="8.255cm" svg:x2="25.908cm" svg:y2="8.255cm">
          <text:p/>
        </draw:line>
        <draw:line draw:style-name="gr29" draw:text-style-name="P5" draw:layer="layout" svg:x1="16.383cm" svg:y1="10.287cm" svg:x2="16.383cm" svg:y2="8.255cm">
          <text:p/>
        </draw:line>
        <draw:line draw:style-name="gr33" draw:text-style-name="P4" draw:layer="layout" svg:x1="16.383cm" svg:y1="10.287cm" svg:x2="17.399cm" svg:y2="10.287cm">
          <text:p/>
        </draw:line>
        <draw:line draw:style-name="gr10" draw:text-style-name="P5" draw:layer="layout" svg:x1="20.066cm" svg:y1="7.239cm" svg:x2="20.066cm" svg:y2="9.398cm">
          <text:p/>
        </draw:line>
        <draw:line draw:style-name="gr10" draw:text-style-name="P5" draw:layer="layout" svg:x1="20.574cm" svg:y1="7.239cm" svg:x2="20.574cm" svg:y2="9.398cm">
          <text:p/>
        </draw:line>
        <draw:line draw:style-name="gr10" draw:text-style-name="P5" draw:layer="layout" svg:x1="21.082cm" svg:y1="7.239cm" svg:x2="21.082cm" svg:y2="9.398cm">
          <text:p/>
        </draw:line>
        <draw:frame draw:style-name="gr11" draw:text-style-name="P10" draw:layer="layout" svg:width="0.889cm" svg:height="0.564cm" svg:x="20.955cm" svg:y="8.509cm">
          <draw:text-box>
            <text:p text:style-name="P8"><text:span text:style-name="T2">rB</text:span></text:p>
          </draw:text-box>
        </draw:frame>
        <draw:frame draw:style-name="gr11" draw:text-style-name="P10" draw:layer="layout" svg:width="0.889cm" svg:height="0.564cm" svg:x="20.447cm" svg:y="8.509cm">
          <draw:text-box>
            <text:p text:style-name="P8"><text:span text:style-name="T2">rA</text:span></text:p>
          </draw:text-box>
        </draw:frame>
        <draw:frame draw:style-name="gr11" draw:text-style-name="P10" draw:layer="layout" svg:width="0.889cm" svg:height="0.564cm" svg:x="19.939cm" svg:y="8.509cm">
          <draw:text-box>
            <text:p text:style-name="P8"><text:span text:style-name="T2">rD</text:span></text:p>
          </draw:text-box>
        </draw:frame>
        <draw:frame draw:style-name="gr11" draw:text-style-name="P10" draw:layer="layout" svg:width="1.016cm" svg:height="0.564cm" svg:x="16.383cm" svg:y="9.85cm">
          <draw:text-box>
            <text:p text:style-name="P8"><text:span text:style-name="T2">wE</text:span></text:p>
          </draw:text-box>
        </draw:frame>
        <draw:line draw:style-name="gr6" draw:text-style-name="P5" draw:layer="layout" svg:x1="14.859cm" svg:y1="4.318cm" svg:x2="17.399cm" svg:y2="4.318cm">
          <text:p/>
        </draw:line>
        <draw:frame draw:style-name="gr11" draw:text-style-name="P10" draw:layer="layout" svg:width="1.016cm" svg:height="0.564cm" svg:x="16.383cm" svg:y="3.881cm">
          <draw:text-box>
            <text:p text:style-name="P8"><text:span text:style-name="T2">En</text:span></text:p>
          </draw:text-box>
        </draw:frame>
        <draw:line draw:style-name="gr33" draw:text-style-name="P4" draw:layer="layout" svg:x1="14.859cm" svg:y1="9.779cm" svg:x2="17.399cm" svg:y2="9.779cm">
          <text:p/>
        </draw:line>
        <draw:frame draw:style-name="gr11" draw:text-style-name="P10" draw:layer="layout" svg:width="1.016cm" svg:height="0.564cm" svg:x="16.383cm" svg:y="9.342cm">
          <draw:text-box>
            <text:p text:style-name="P8"><text:span text:style-name="T2">En</text:span></text:p>
          </draw:text-box>
        </draw:frame>
        <draw:frame draw:style-name="gr11" draw:text-style-name="P10" draw:layer="layout" svg:width="2.286cm" svg:height="0.564cm" svg:x="11.303cm" svg:y="3.81cm">
          <draw:text-box>
            <text:p text:style-name="P8"><text:span text:style-name="T2">Pipelinestatus</text:span></text:p>
          </draw:text-box>
        </draw:frame>
        <draw:custom-shape draw:style-name="gr12" draw:text-style-name="P11" draw:layer="layout" svg:width="1.27cm" svg:height="0.508cm" draw:transform="rotate (1.5707963267949) translate (16.383cm 12.8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3" draw:layer="layout" svg:width="6.858cm" svg:height="3.937cm" svg:x="17.399cm" svg:y="14.986cm">
          <text:p text:style-name="P1">Rechenwerk</text:p>
          <text:p text:style-name="P1">(alu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159cm" svg:height="1.115cm" svg:x="24.13cm" svg:y="5.108cm">
          <draw:text-box>
            <text:p text:style-name="P8"><text:span text:style-name="T1">regW</text:span><text:span text:style-name="T1">e</text:span></text:p>
          </draw:text-box>
        </draw:frame>
        <draw:line draw:style-name="gr3" draw:text-style-name="P4" draw:layer="layout" svg:x1="24.257cm" svg:y1="6.223cm" svg:x2="25.527cm" svg:y2="6.223cm">
          <text:p/>
        </draw:line>
        <draw:frame draw:style-name="gr7" draw:text-style-name="P13" draw:layer="layout" svg:width="2.159cm" svg:height="0.683cm" svg:x="24.13cm" svg:y="5.667cm">
          <draw:text-box>
            <text:p text:style-name="P12"><text:span text:style-name="T1">Imm</text:span></text:p>
          </draw:text-box>
        </draw:frame>
        <draw:line draw:style-name="gr4" draw:text-style-name="P5" draw:layer="layout" svg:x1="25.527cm" svg:y1="14.097cm" svg:x2="25.527cm" svg:y2="6.223cm">
          <text:p/>
        </draw:line>
        <draw:line draw:style-name="gr3" draw:text-style-name="P5" draw:layer="layout" svg:x1="16.256cm" svg:y1="14.097cm" svg:x2="25.527cm" svg:y2="14.097cm">
          <text:p/>
        </draw:line>
        <draw:line draw:style-name="gr4" draw:text-style-name="P5" draw:layer="layout" svg:x1="16.256cm" svg:y1="15.748cm" svg:x2="16.256cm" svg:y2="14.097cm">
          <text:p/>
        </draw:line>
        <draw:frame draw:style-name="gr11" draw:text-style-name="P10" draw:layer="layout" svg:width="1.143cm" svg:height="0.564cm" svg:x="16.129cm" svg:y="15.311cm">
          <draw:text-box>
            <text:p text:style-name="P8"><text:span text:style-name="T2">Imm</text:span></text:p>
          </draw:text-box>
        </draw:frame>
        <draw:line draw:style-name="gr6" draw:text-style-name="P4" draw:layer="layout" svg:x1="16.256cm" svg:y1="15.748cm" svg:x2="17.399cm" svg:y2="15.748cm">
          <text:p/>
        </draw:line>
        <draw:line draw:style-name="gr6" draw:text-style-name="P4" draw:layer="layout" svg:x1="15.24cm" svg:y1="15.24cm" svg:x2="17.399cm" svg:y2="15.24cm">
          <text:p/>
        </draw:line>
        <draw:frame draw:style-name="gr11" draw:text-style-name="P10" draw:layer="layout" svg:width="1.016cm" svg:height="0.564cm" svg:x="16.383cm" svg:y="14.803cm">
          <draw:text-box>
            <text:p text:style-name="P8"><text:span text:style-name="T2">En</text:span></text:p>
          </draw:text-box>
        </draw:frame>
        <draw:line draw:style-name="gr10" draw:text-style-name="P5" draw:layer="layout" svg:x1="21.082cm" svg:y1="13.335cm" svg:x2="21.082cm" svg:y2="14.986cm">
          <text:p/>
        </draw:line>
        <draw:frame draw:style-name="gr11" draw:text-style-name="P10" draw:layer="layout" svg:width="0.889cm" svg:height="0.564cm" svg:x="20.955cm" svg:y="14.097cm">
          <draw:text-box>
            <text:p text:style-name="P8"><text:span text:style-name="T2">B</text:span></text:p>
          </draw:text-box>
        </draw:frame>
        <draw:line draw:style-name="gr10" draw:text-style-name="P5" draw:layer="layout" svg:x1="20.574cm" svg:y1="13.335cm" svg:x2="20.574cm" svg:y2="14.986cm">
          <text:p/>
        </draw:line>
        <draw:frame draw:style-name="gr11" draw:text-style-name="P10" draw:layer="layout" svg:width="0.889cm" svg:height="0.564cm" svg:x="20.447cm" svg:y="14.097cm">
          <draw:text-box>
            <text:p text:style-name="P8"><text:span text:style-name="T2">A</text:span></text:p>
          </draw:text-box>
        </draw:frame>
        <draw:line draw:style-name="gr32" draw:text-style-name="P4" draw:layer="layout" svg:x1="24.257cm" svg:y1="18.161cm" svg:x2="25.527cm" svg:y2="18.161cm">
          <text:p/>
        </draw:line>
        <draw:line draw:style-name="gr29" draw:text-style-name="P5" draw:layer="layout" svg:x1="25.527cm" svg:y1="19.685cm" svg:x2="25.527cm" svg:y2="18.161cm">
          <text:p/>
        </draw:line>
        <draw:line draw:style-name="gr3" draw:text-style-name="P5" draw:layer="layout" svg:x1="0.254cm" svg:y1="19.685cm" svg:x2="15.24cm" svg:y2="19.685cm">
          <text:p/>
        </draw:line>
        <draw:line draw:style-name="gr36" draw:text-style-name="P5" draw:layer="layout" svg:x1="15.24cm" svg:y1="12.573cm" svg:x2="15.24cm" svg:y2="19.812cm">
          <text:p/>
        </draw:line>
        <draw:line draw:style-name="gr6" draw:text-style-name="P4" draw:layer="layout" svg:x1="14.859cm" svg:y1="15.24cm" svg:x2="17.391cm" svg:y2="15.24cm">
          <text:p/>
        </draw:line>
        <draw:line draw:style-name="gr33" draw:text-style-name="P4" draw:layer="layout" svg:x1="15.24cm" svg:y1="12.573cm" svg:x2="16.383cm" svg:y2="12.573cm">
          <text:p/>
        </draw:line>
        <draw:frame draw:style-name="gr7" draw:text-style-name="P13" draw:layer="layout" svg:width="2.159cm" svg:height="0.683cm" svg:x="24.13cm" svg:y="17.605cm">
          <draw:text-box>
            <text:p text:style-name="P12"><text:span text:style-name="T1">Res</text:span></text:p>
          </draw:text-box>
        </draw:frame>
        <draw:custom-shape draw:style-name="gr14" draw:text-style-name="P1" draw:layer="layout" svg:width="6.858cm" svg:height="4.699cm" svg:x="4.572cm" svg:y="14.224cm">
          <text:p text:style-name="P1">Speichercontroller</text:p>
          <text:p text:style-name="P1">(memory_control)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6.891cm" svg:y1="12.192cm" svg:x2="17.399cm" svg:y2="12.192cm">
          <text:p/>
        </draw:line>
        <draw:frame draw:style-name="gr11" draw:text-style-name="P10" draw:layer="layout" svg:width="1.016cm" svg:height="0.564cm" svg:x="15.113cm" svg:y="12.136cm">
          <draw:text-box>
            <text:p text:style-name="P8"><text:span text:style-name="T2">Res</text:span></text:p>
          </draw:text-box>
        </draw:frame>
        <draw:frame draw:style-name="gr7" draw:text-style-name="P7" draw:layer="layout" svg:width="1.651cm" svg:height="0.683cm" svg:x="24.131cm" svg:y="3.938cm">
          <draw:text-box>
            <text:p text:style-name="P6"><text:span text:style-name="T1">Alu</text:span><text:span text:style-name="T1">Op</text:span></text:p>
          </draw:text-box>
        </draw:frame>
        <draw:frame draw:style-name="gr7" draw:text-style-name="P7" draw:layer="layout" svg:width="1.651cm" svg:height="0.683cm" svg:x="2.794cm" svg:y="3.635cm">
          <draw:text-box>
            <text:p text:style-name="P6"><text:span text:style-name="T1">AluOp</text:span></text:p>
          </draw:text-box>
        </draw:frame>
        <draw:frame draw:style-name="gr7" draw:text-style-name="P7" draw:layer="layout" svg:width="1.651cm" svg:height="0.683cm" svg:x="2.794cm" svg:y="4.143cm">
          <draw:text-box>
            <text:p text:style-name="P6"><text:span text:style-name="T1">Don</text:span><text:span text:style-name="T1">e</text:span></text:p>
          </draw:text-box>
        </draw:frame>
        <draw:custom-shape draw:style-name="gr15" draw:text-style-name="P14" draw:layer="layout" svg:width="6.858cm" svg:height="2.286cm" svg:x="4.572cm" svg:y="10.922cm">
          <text:p text:style-name="P1">Programmzähler</text:p>
          <text:p text:style-name="P1">(pc_uni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1.778cm" svg:x="4.572cm" svg:y="8.128cm">
          <text:p text:style-name="P1">Stapel</text:p>
          <text:p text:style-name="P1">(stack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9.017cm" svg:x2="15.24cm" svg:y2="9.017cm">
          <text:p/>
        </draw:line>
        <draw:line draw:style-name="gr4" draw:text-style-name="P5" draw:layer="layout" svg:x1="15.24cm" svg:y1="11.938cm" svg:x2="15.24cm" svg:y2="9.017cm">
          <text:p/>
        </draw:line>
        <draw:line draw:style-name="gr6" draw:text-style-name="P4" draw:layer="layout" svg:x1="15.24cm" svg:y1="11.938cm" svg:x2="16.383cm" svg:y2="11.938cm">
          <text:p/>
        </draw:line>
        <draw:frame draw:style-name="gr17" draw:text-style-name="P10" draw:layer="layout" svg:width="1.143cm" svg:height="0.877cm" svg:x="15.113cm" svg:y="11.442cm">
          <draw:text-box>
            <text:p text:style-name="P8"><text:span text:style-name="T2">Data</text:span></text:p>
          </draw:text-box>
        </draw:frame>
        <draw:line draw:style-name="gr3" draw:text-style-name="P4" draw:layer="layout" svg:x1="24.257cm" svg:y1="18.669cm" svg:x2="25.908cm" svg:y2="18.669cm">
          <text:p/>
        </draw:line>
        <draw:frame draw:style-name="gr58" draw:text-style-name="P13" draw:layer="layout" svg:width="2.159cm" svg:height="0.683cm" svg:x="24.13cm" svg:y="18.113cm">
          <draw:text-box>
            <text:p text:style-name="P12"><text:span text:style-name="T1">SB</text:span></text:p>
          </draw:text-box>
        </draw:frame>
        <draw:line draw:style-name="gr4" draw:text-style-name="P5" draw:layer="layout" svg:x1="25.908cm" svg:y1="20.193cm" svg:x2="25.908cm" svg:y2="18.669cm">
          <text:p/>
        </draw:line>
        <draw:line draw:style-name="gr3" draw:text-style-name="P5" draw:layer="layout" svg:x1="2.794cm" svg:y1="20.193cm" svg:x2="25.908cm" svg:y2="20.193cm">
          <text:p/>
        </draw:line>
        <draw:line draw:style-name="gr5" draw:text-style-name="P5" draw:layer="layout" svg:x1="0.127cm" svg:y1="18.669cm" svg:x2="1.651cm" svg:y2="18.669cm">
          <text:p/>
        </draw:line>
        <draw:line draw:style-name="gr4" draw:text-style-name="P5" draw:layer="layout" svg:x1="2.794cm" svg:y1="20.193cm" svg:x2="2.794cm" svg:y2="12.827cm">
          <text:p/>
        </draw:line>
        <draw:line draw:style-name="gr4" draw:text-style-name="P5" draw:layer="layout" svg:x1="0.254cm" svg:y1="19.685cm" svg:x2="0.254cm" svg:y2="12.319cm">
          <text:p/>
        </draw:line>
        <draw:frame draw:style-name="gr7" draw:text-style-name="P13" draw:layer="layout" svg:width="2.159cm" svg:height="0.683cm" svg:x="3.175cm" svg:y="12.319cm">
          <draw:text-box>
            <text:p text:style-name="P12"><text:span text:style-name="T1">S</text:span><text:span text:style-name="T1">B</text:span></text:p>
          </draw:text-box>
        </draw:frame>
        <draw:line draw:style-name="gr6" draw:text-style-name="P5" draw:layer="layout" svg:x1="1.397cm" svg:y1="11.811cm" svg:x2="2.921cm" svg:y2="11.811cm">
          <text:p/>
        </draw:line>
        <draw:line draw:style-name="gr6" draw:text-style-name="P5" draw:layer="layout" svg:x1="0.254cm" svg:y1="12.319cm" svg:x2="4.572cm" svg:y2="12.319cm">
          <text:p/>
        </draw:line>
        <draw:frame draw:style-name="gr7" draw:text-style-name="P13" draw:layer="layout" svg:width="2.159cm" svg:height="0.683cm" svg:x="3.175cm" svg:y="11.763cm">
          <draw:text-box>
            <text:p text:style-name="P12"><text:span text:style-name="T1">Res</text:span></text:p>
          </draw:text-box>
        </draw:frame>
        <draw:line draw:style-name="gr4" draw:text-style-name="P5" draw:layer="layout" svg:x1="2.286cm" svg:y1="14.605cm" svg:x2="2.286cm" svg:y2="7.874cm">
          <text:p/>
        </draw:line>
        <draw:line draw:style-name="gr5" draw:text-style-name="P4" draw:layer="layout" svg:x1="2.159cm" svg:y1="8.509cm" svg:x2="4.572cm" svg:y2="8.509cm">
          <text:p/>
        </draw:line>
        <draw:frame draw:style-name="gr11" draw:text-style-name="P10" draw:layer="layout" svg:width="1.016cm" svg:height="0.564cm" svg:x="3.556cm" svg:y="8.072cm">
          <draw:text-box>
            <text:p text:style-name="P8"><text:span text:style-name="T2">En</text:span></text:p>
          </draw:text-box>
        </draw:frame>
        <draw:line draw:style-name="gr10" draw:text-style-name="P4" draw:layer="layout" svg:x1="0.508cm" svg:y1="11.049cm" svg:x2="2.921cm" svg:y2="11.049cm">
          <text:p/>
        </draw:line>
        <draw:frame draw:style-name="gr18" draw:text-style-name="P10" draw:layer="layout" svg:width="1.397cm" svg:height="0.564cm" svg:x="3.175cm" svg:y="10.922cm">
          <draw:text-box>
            <text:p text:style-name="P8"><text:span text:style-name="T2">PCOp</text:span></text:p>
          </draw:text-box>
        </draw:frame>
        <draw:line draw:style-name="gr5" draw:text-style-name="P4" draw:layer="layout" svg:x1="2.159cm" svg:y1="14.605cm" svg:x2="4.572cm" svg:y2="14.605cm">
          <text:p/>
        </draw:line>
        <draw:frame draw:style-name="gr11" draw:text-style-name="P10" draw:layer="layout" svg:width="1.016cm" svg:height="0.564cm" svg:x="3.556cm" svg:y="14.097cm">
          <draw:text-box>
            <text:p text:style-name="P8"><text:span text:style-name="T2">En</text:span></text:p>
          </draw:text-box>
        </draw:frame>
        <draw:line draw:style-name="gr10" draw:text-style-name="P5" draw:layer="layout" svg:x1="1.143cm" svg:y1="15.367cm" svg:x2="4.572cm" svg:y2="15.367cm">
          <text:p/>
        </draw:line>
        <draw:frame draw:style-name="gr19" draw:text-style-name="P15" draw:layer="layout" svg:width="2.159cm" svg:height="0.607cm" svg:x="3.048cm" svg:y="14.887cm">
          <draw:text-box>
            <text:p text:style-name="P6"><text:span text:style-name="T3">AluOp</text:span></text:p>
          </draw:text-box>
        </draw:frame>
        <draw:line draw:style-name="gr5" draw:text-style-name="P5" draw:layer="layout" svg:x1="1.016cm" svg:y1="9.525cm" svg:x2="4.572cm" svg:y2="9.525cm">
          <text:p/>
        </draw:line>
        <draw:frame draw:style-name="gr7" draw:text-style-name="P7" draw:layer="layout" svg:width="1.651cm" svg:height="0.683cm" svg:x="2.794cm" svg:y="8.969cm">
          <draw:text-box>
            <text:p text:style-name="P6"><text:span text:style-name="T1">Al</text:span><text:span text:style-name="T1">u</text:span><text:span text:style-name="T1">O</text:span><text:span text:style-name="T1">p</text:span></text:p>
          </draw:text-box>
        </draw:frame>
        <draw:line draw:style-name="gr3" draw:text-style-name="P4" draw:layer="layout" svg:x1="11.43cm" svg:y1="15.875cm" svg:x2="13.081cm" svg:y2="15.875cm">
          <text:p/>
        </draw:line>
        <draw:line draw:style-name="gr4" draw:text-style-name="P5" draw:layer="layout" svg:x1="13.081cm" svg:y1="15.875cm" svg:x2="13.081cm" svg:y2="7.493cm">
          <text:p/>
        </draw:line>
        <draw:line draw:style-name="gr3" draw:text-style-name="P5" draw:layer="layout" svg:x1="2.667cm" svg:y1="7.493cm" svg:x2="13.081cm" svg:y2="7.493cm">
          <text:p/>
        </draw:line>
        <draw:line draw:style-name="gr4" draw:text-style-name="P5" draw:layer="layout" svg:x1="2.667cm" svg:y1="7.493cm" svg:x2="2.667cm" svg:y2="6.731cm">
          <text:p/>
        </draw:line>
        <draw:line draw:style-name="gr6" draw:text-style-name="P5" draw:layer="layout" svg:x1="2.667cm" svg:y1="6.731cm" svg:x2="4.572cm" svg:y2="6.731cm">
          <text:p/>
        </draw:line>
        <draw:frame draw:style-name="gr7" draw:text-style-name="P7" draw:layer="layout" svg:width="1.651cm" svg:height="0.683cm" svg:x="2.794cm" svg:y="6.175cm">
          <draw:text-box>
            <text:p text:style-name="P6"><text:span text:style-name="T1">Re</text:span><text:span text:style-name="T1">ad</text:span><text:span text:style-name="T1">y</text:span></text:p>
          </draw:text-box>
        </draw:frame>
        <draw:frame draw:style-name="gr7" draw:text-style-name="P7" draw:layer="layout" svg:width="1.651cm" svg:height="0.683cm" svg:x="11.303cm" svg:y="15.319cm">
          <draw:text-box>
            <text:p text:style-name="P6"><text:span text:style-name="T1">Ready</text:span></text:p>
          </draw:text-box>
        </draw:frame>
        <draw:line draw:style-name="gr3" draw:text-style-name="P4" draw:layer="layout" svg:x1="11.43cm" svg:y1="16.764cm" svg:x2="14.478cm" svg:y2="16.764cm">
          <text:p/>
        </draw:line>
        <draw:frame draw:style-name="gr7" draw:text-style-name="P7" draw:layer="layout" svg:width="1.651cm" svg:height="0.683cm" svg:x="11.303cm" svg:y="16.208cm">
          <draw:text-box>
            <text:p text:style-name="P6"><text:span text:style-name="T1">RD</text:span><text:span text:style-name="T1">ata</text:span></text:p>
          </draw:text-box>
        </draw:frame>
        <draw:line draw:style-name="gr4" draw:text-style-name="P5" draw:layer="layout" svg:x1="14.478cm" svg:y1="16.764cm" svg:x2="14.478cm" svg:y2="6.858cm">
          <text:p/>
        </draw:line>
        <draw:line draw:style-name="gr6" draw:text-style-name="P5" draw:layer="layout" svg:x1="14.478cm" svg:y1="6.858cm" svg:x2="17.399cm" svg:y2="6.858cm">
          <text:p/>
        </draw:line>
        <draw:frame draw:style-name="gr17" draw:text-style-name="P10" draw:layer="layout" svg:width="1.397cm" svg:height="0.877cm" svg:x="15.875cm" svg:y="6.35cm">
          <draw:text-box>
            <text:p text:style-name="P8"><text:span text:style-name="T2">RData</text:span></text:p>
          </draw:text-box>
        </draw:frame>
        <draw:custom-shape draw:style-name="gr20" draw:text-style-name="P16" draw:layer="layout" svg:width="1.27cm" svg:height="0.508cm" draw:transform="rotate (1.5707963267949) translate (1.651cm 18.9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159cm" svg:y1="18.288cm" svg:x2="4.572cm" svg:y2="18.288cm">
          <text:p/>
        </draw:line>
        <draw:frame draw:style-name="gr19" draw:text-style-name="P7" draw:layer="layout" svg:width="2.159cm" svg:height="0.607cm" svg:x="0.381cm" svg:y="18.161cm">
          <draw:text-box>
            <text:p text:style-name="P6"><text:span text:style-name="T4">Res</text:span></text:p>
          </draw:text-box>
        </draw:frame>
        <draw:line draw:style-name="gr10" draw:text-style-name="P5" draw:layer="layout" svg:x1="0.508cm" svg:y1="17.907cm" svg:x2="1.651cm" svg:y2="17.907cm">
          <text:p/>
        </draw:line>
        <draw:line draw:style-name="gr3" draw:text-style-name="P4" draw:layer="layout" svg:x1="11.43cm" svg:y1="12.192cm" svg:x2="12.319cm" svg:y2="12.192cm">
          <text:p/>
        </draw:line>
        <draw:line draw:style-name="gr4" draw:text-style-name="P5" draw:layer="layout" svg:x1="12.319cm" svg:y1="13.716cm" svg:x2="12.319cm" svg:y2="12.192cm">
          <text:p/>
        </draw:line>
        <draw:line draw:style-name="gr3" draw:text-style-name="P5" draw:layer="layout" svg:x1="0.508cm" svg:y1="13.716cm" svg:x2="12.319cm" svg:y2="13.716cm">
          <text:p/>
        </draw:line>
        <draw:line draw:style-name="gr4" draw:text-style-name="P5" draw:layer="layout" svg:x1="0.508cm" svg:y1="17.907cm" svg:x2="0.508cm" svg:y2="13.716cm">
          <text:p/>
        </draw:line>
        <draw:frame draw:style-name="gr19" draw:text-style-name="P7" draw:layer="layout" svg:width="2.159cm" svg:height="0.607cm" svg:x="0.381cm" svg:y="17.427cm">
          <draw:text-box>
            <text:p text:style-name="P6"><text:span text:style-name="T4">PC</text:span></text:p>
          </draw:text-box>
        </draw:frame>
        <draw:frame draw:style-name="gr7" draw:text-style-name="P7" draw:layer="layout" svg:width="1.651cm" svg:height="0.683cm" svg:x="11.176cm" svg:y="11.636cm">
          <draw:text-box>
            <text:p text:style-name="P6"><text:span text:style-name="T1">P</text:span><text:span text:style-name="T1">C</text:span></text:p>
          </draw:text-box>
        </draw:frame>
        <draw:line draw:style-name="gr21" draw:text-style-name="P4" draw:layer="layout" svg:x1="12.192cm" svg:y1="13.716cm" svg:x2="13.716cm" svg:y2="13.716cm">
          <text:p/>
        </draw:line>
        <draw:line draw:style-name="gr4" draw:text-style-name="P5" draw:layer="layout" svg:x1="13.716cm" svg:y1="18.669cm" svg:x2="13.716cm" svg:y2="13.716cm">
          <text:p/>
        </draw:line>
        <draw:line draw:style-name="gr6" draw:text-style-name="P4" draw:layer="layout" svg:x1="13.716cm" svg:y1="18.669cm" svg:x2="17.399cm" svg:y2="18.669cm">
          <text:p/>
        </draw:line>
        <draw:frame draw:style-name="gr11" draw:text-style-name="P10" draw:layer="layout" svg:width="1.016cm" svg:height="0.564cm" svg:x="16.383cm" svg:y="18.161cm">
          <draw:text-box>
            <text:p text:style-name="P8"><text:span text:style-name="T2">PC</text:span></text:p>
          </draw:text-box>
        </draw:frame>
        <draw:line draw:style-name="gr6" draw:text-style-name="P4" draw:layer="layout" svg:x1="13.97cm" svg:y1="18.034cm" svg:x2="17.399cm" svg:y2="18.034cm">
          <text:p/>
        </draw:line>
        <draw:frame draw:style-name="gr17" draw:text-style-name="P10" draw:layer="layout" svg:width="1.397cm" svg:height="0.877cm" svg:x="16.002cm" svg:y="17.526cm">
          <draw:text-box>
            <text:p text:style-name="P8"><text:span text:style-name="T2">AluO</text:span><text:span text:style-name="T2">p</text:span></text:p>
          </draw:text-box>
        </draw:frame>
        <draw:frame draw:style-name="gr22" draw:text-style-name="P7" draw:layer="layout" svg:width="1.175cm" svg:height="0.599cm" svg:x="3.27cm" svg:y="17.816cm">
          <draw:text-box>
            <text:p text:style-name="P6"><text:span text:style-name="T4">Addr</text:span></text:p>
          </draw:text-box>
        </draw:frame>
        <draw:line draw:style-name="gr21" draw:text-style-name="P5" draw:layer="layout" svg:x1="20.955cm" svg:y1="13.716cm" svg:x2="26.924cm" svg:y2="13.716cm">
          <text:p/>
        </draw:line>
        <draw:line draw:style-name="gr4" draw:text-style-name="P5" draw:layer="layout" svg:x1="26.924cm" svg:y1="20.701cm" svg:x2="26.924cm" svg:y2="13.716cm">
          <text:p/>
        </draw:line>
        <draw:line draw:style-name="gr3" draw:text-style-name="P5" draw:layer="layout" svg:x1="2.54cm" svg:y1="20.701cm" svg:x2="26.924cm" svg:y2="20.701cm">
          <text:p/>
        </draw:line>
        <draw:line draw:style-name="gr4" draw:text-style-name="P5" draw:layer="layout" svg:x1="2.54cm" svg:y1="20.701cm" svg:x2="2.54cm" svg:y2="17.653cm">
          <text:p/>
        </draw:line>
        <draw:line draw:style-name="gr10" draw:text-style-name="P5" draw:layer="layout" svg:x1="2.54cm" svg:y1="17.653cm" svg:x2="4.572cm" svg:y2="17.653cm">
          <text:p/>
        </draw:line>
        <draw:frame draw:style-name="gr23" draw:text-style-name="P7" draw:layer="layout" svg:width="1.476cm" svg:height="0.599cm" svg:x="2.921cm" svg:y="17.145cm">
          <draw:text-box>
            <text:p text:style-name="P6"><text:span text:style-name="T4">WData</text:span></text:p>
          </draw:text-box>
        </draw:frame>
        <draw:frame draw:style-name="gr24" draw:text-style-name="P18" draw:layer="layout" svg:width="29.591cm" svg:height="1.524cm" svg:x="0cm" svg:y="0cm">
          <draw:text-box>
            <text:p text:style-name="P17">Fetch <text:s text:c="3"/><text:span text:style-name="T5">Deco</text:span><text:span text:style-name="T5">de</text:span> <text:s text:c="3"/>Read <text:s text:c="3"/><text:span text:style-name="T5">Exec</text:span><text:span text:style-name="T5">ute</text:span> <text:s text:c="3"/>MemoryWrite <text:s text:c="3"/>StackReadWrite <text:s/><text:s text:c="2"/><text:span text:style-name="T6">Reg</text:span><text:span text:style-name="T6">Write</text:span></text:p>
          </draw:text-box>
        </draw:frame>
        <draw:line draw:style-name="gr4" draw:text-style-name="P5" draw:layer="layout" svg:x1="1.143cm" svg:y1="15.367cm" svg:x2="1.143cm" svg:y2="9.525cm">
          <text:p/>
        </draw:line>
        <draw:line draw:style-name="gr4" draw:text-style-name="P5" draw:layer="layout" svg:x1="1.143cm" svg:y1="9.525cm" svg:x2="1.143cm" svg:y2="4.191cm">
          <text:p/>
        </draw:line>
        <draw:line draw:style-name="gr4" draw:text-style-name="P5" draw:layer="layout" svg:x1="1.143cm" svg:y1="4.191cm" svg:x2="1.143cm" svg:y2="2.286cm">
          <text:p/>
        </draw:line>
        <draw:custom-shape draw:style-name="gr25" draw:text-style-name="P16" draw:layer="layout" svg:width="1.27cm" svg:height="0.508cm" draw:transform="rotate (1.5707963267949) translate (2.921cm 12.0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1.016cm" svg:height="0.564cm" svg:x="2.159cm" svg:y="10.485cm">
          <draw:text-box>
            <text:p text:style-name="P8"><text:span text:style-name="T2">En</text:span></text:p>
          </draw:text-box>
        </draw:frame>
        <draw:line draw:style-name="gr26" draw:text-style-name="P5" draw:layer="layout" svg:x1="0.508cm" svg:y1="7.874cm" svg:x2="2.413cm" svg:y2="7.874cm">
          <text:p/>
        </draw:line>
        <draw:line draw:style-name="gr4" draw:text-style-name="P5" draw:layer="layout" svg:x1="0.508cm" svg:y1="11.049cm" svg:x2="0.508cm" svg:y2="7.874cm">
          <text:p/>
        </draw:line>
        <draw:line draw:style-name="gr6" draw:text-style-name="P5" draw:layer="layout" svg:x1="3.429cm" svg:y1="11.43cm" svg:x2="4.572cm" svg:y2="11.43cm">
          <text:p/>
        </draw:line>
        <draw:line draw:style-name="gr27" draw:text-style-name="P5" draw:layer="layout" svg:x1="1.397cm" svg:y1="12.827cm" svg:x2="2.794cm" svg:y2="12.827cm">
          <text:p/>
        </draw:line>
        <draw:line draw:style-name="gr27" draw:text-style-name="P5" draw:layer="layout" svg:x1="1.397cm" svg:y1="12.827cm" svg:x2="1.397cm" svg:y2="11.811cm">
          <text:p/>
        </draw:line>
        <draw:frame draw:style-name="gr11" draw:text-style-name="P10" draw:layer="layout" svg:width="1.016cm" svg:height="0.564cm" svg:x="2.159cm" svg:y="11.247cm">
          <draw:text-box>
            <text:p text:style-name="P8"><text:span text:style-name="T2">SB</text:span></text:p>
          </draw:text-box>
        </draw:frame>
        <draw:line draw:style-name="gr29" draw:text-style-name="P5" draw:layer="layout" svg:x1="14.859cm" svg:y1="9.779cm" svg:x2="14.859cm" svg:y2="7.874cm">
          <text:p/>
        </draw:line>
        <draw:line draw:style-name="gr36" draw:text-style-name="P5" draw:layer="layout" svg:x1="14.859cm" svg:y1="8.001cm" svg:x2="14.859cm" svg:y2="4.191cm">
          <text:p/>
        </draw:line>
        <draw:line draw:style-name="gr26" draw:text-style-name="P5" draw:layer="layout" svg:x1="2.286cm" svg:y1="7.874cm" svg:x2="14.986cm" svg:y2="7.874cm">
          <text:p/>
        </draw:line>
        <draw:line draw:style-name="gr38" draw:text-style-name="P5" draw:layer="layout" svg:x1="11.43cm" svg:y1="4.318cm" svg:x2="14.859cm" svg:y2="4.318cm">
          <text:p/>
        </draw:line>
        <draw:line draw:style-name="gr3" draw:text-style-name="P5" draw:layer="layout" svg:x1="13.97cm" svg:y1="2.286cm" svg:x2="25.527cm" svg:y2="2.286cm">
          <text:p/>
        </draw:line>
        <draw:line draw:style-name="gr3" draw:text-style-name="P5" draw:layer="layout" svg:x1="1.143cm" svg:y1="2.286cm" svg:x2="13.97cm" svg:y2="2.286cm">
          <text:p/>
        </draw:line>
        <draw:line draw:style-name="gr13" draw:text-style-name="P5" draw:layer="layout" svg:x1="13.97cm" svg:y1="18.034cm" svg:x2="13.97cm" svg:y2="2.159cm">
          <text:p/>
        </draw:line>
        <draw:line draw:style-name="gr32" draw:text-style-name="P5" draw:layer="layout" svg:x1="15.24cm" svg:y1="19.685cm" svg:x2="25.527cm" svg:y2="19.685cm">
          <text:p/>
        </draw:line>
        <draw:line draw:style-name="gr13" draw:text-style-name="P5" draw:layer="layout" svg:x1="14.859cm" svg:y1="15.24cm" svg:x2="14.859cm" svg:y2="9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3:55:40.574124684</meta:creation-date>
    <dc:date>2017-05-07T17:02:20.833102074</dc:date>
    <meta:editing-duration>PT4H33M31S</meta:editing-duration>
    <meta:editing-cycles>24</meta:editing-cycles>
    <meta:generator>LibreOffice/5.3.2.2$Linux_X86_64 LibreOffice_project/30m0$Build-2</meta:generator>
    <meta:document-statistic meta:object-count="1411"/>
  </office:meta>
</office:document-meta>
</file>